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1cm" table:align="left" fo:background-color="#f8f9fa" style:writing-mode="lr-tb">
        <style:background-image/>
      </style:table-properties>
    </style:style>
    <style:style style:name="Table1.A" style:family="table-column">
      <style:table-column-properties style:column-width="3.156cm"/>
    </style:style>
    <style:style style:name="Table1.A1" style:family="table-cell">
      <style:table-cell-properties style:vertical-align="middle" fo:background-color="#eaecf0" fo:padding="0.049cm" fo:border="0.05pt solid #a2a9b1">
        <style:background-image/>
      </style:table-cell-properties>
    </style:style>
    <style:style style:name="Table1.A2" style:family="table-cell">
      <style:table-cell-properties style:vertical-align="middle" fo:padding="0.049cm" fo:border="0.05pt solid #a2a9b1"/>
    </style:style>
    <style:style style:name="Table1.B2" style:family="table-cell">
      <style:table-cell-properties style:vertical-align="middle" fo:padding="0.049cm" fo:border="0.05pt solid #a2a9b1"/>
    </style:style>
    <style:style style:name="Table1.A3" style:family="table-cell">
      <style:table-cell-properties style:vertical-align="middle" fo:padding="0.049cm" fo:border="0.05pt solid #a2a9b1"/>
    </style:style>
    <style:style style:name="Table1.B3" style:family="table-cell">
      <style:table-cell-properties style:vertical-align="middle" fo:padding="0.049cm" fo:border="0.05pt solid #a2a9b1"/>
    </style:style>
    <style:style style:name="Table1.A4" style:family="table-cell">
      <style:table-cell-properties style:vertical-align="middle" fo:padding="0.049cm" fo:border="0.05pt solid #a2a9b1"/>
    </style:style>
    <style:style style:name="Table1.B4" style:family="table-cell">
      <style:table-cell-properties style:vertical-align="middle" fo:padding="0.049cm" fo:border="0.05pt solid #a2a9b1"/>
    </style:style>
    <style:style style:name="Table1.A5" style:family="table-cell">
      <style:table-cell-properties style:vertical-align="middle" fo:padding="0.049cm" fo:border="0.05pt solid #a2a9b1"/>
    </style:style>
    <style:style style:name="Table1.B5" style:family="table-cell">
      <style:table-cell-properties style:vertical-align="middle" fo:padding="0.049cm" fo:border="0.05pt solid #a2a9b1"/>
    </style:style>
    <style:style style:name="P1" style:family="paragraph" style:parent-style-name="Standard">
      <style:text-properties officeooo:paragraph-rsid="06f6c6c1"/>
    </style:style>
    <style:style style:name="P2" style:family="paragraph" style:parent-style-name="Standard">
      <style:text-properties officeooo:paragraph-rsid="06f964a2"/>
    </style:style>
    <style:style style:name="P3" style:family="paragraph" style:parent-style-name="Standard">
      <style:text-properties officeooo:paragraph-rsid="070b51e1"/>
    </style:style>
    <style:style style:name="P4" style:family="paragraph" style:parent-style-name="Standard">
      <style:text-properties officeooo:paragraph-rsid="071039d2"/>
    </style:style>
    <style:style style:name="P5" style:family="paragraph" style:parent-style-name="Standard">
      <style:text-properties officeooo:paragraph-rsid="0713b0f6"/>
    </style:style>
    <style:style style:name="P6" style:family="paragraph" style:parent-style-name="Standard">
      <style:text-properties officeooo:paragraph-rsid="07155865"/>
    </style:style>
    <style:style style:name="P7" style:family="paragraph" style:parent-style-name="Standard">
      <style:text-properties officeooo:paragraph-rsid="071ea468"/>
    </style:style>
    <style:style style:name="P8" style:family="paragraph" style:parent-style-name="Standard">
      <style:text-properties officeooo:paragraph-rsid="07260edf"/>
    </style:style>
    <style:style style:name="P9" style:family="paragraph" style:parent-style-name="Standard">
      <style:text-properties officeooo:paragraph-rsid="07327cd1"/>
    </style:style>
    <style:style style:name="P10" style:family="paragraph" style:parent-style-name="Standard">
      <style:text-properties officeooo:paragraph-rsid="074589d2"/>
    </style:style>
    <style:style style:name="P11" style:family="paragraph" style:parent-style-name="Standard">
      <style:text-properties officeooo:paragraph-rsid="07797746"/>
    </style:style>
    <style:style style:name="P12" style:family="paragraph" style:parent-style-name="Standard">
      <style:text-properties officeooo:paragraph-rsid="077abbf4"/>
    </style:style>
    <style:style style:name="P13" style:family="paragraph" style:parent-style-name="Standard">
      <style:text-properties officeooo:paragraph-rsid="077c937a"/>
    </style:style>
    <style:style style:name="P14" style:family="paragraph" style:parent-style-name="Standard">
      <style:text-properties officeooo:paragraph-rsid="078150f8"/>
    </style:style>
    <style:style style:name="P15" style:family="paragraph" style:parent-style-name="Standard">
      <style:text-properties officeooo:paragraph-rsid="0782055d"/>
    </style:style>
    <style:style style:name="P16" style:family="paragraph" style:parent-style-name="Standard">
      <style:text-properties officeooo:paragraph-rsid="07baa6a0"/>
    </style:style>
    <style:style style:name="P17" style:family="paragraph" style:parent-style-name="Standard">
      <style:text-properties officeooo:paragraph-rsid="07db4749"/>
    </style:style>
    <style:style style:name="P18" style:family="paragraph" style:parent-style-name="Standard">
      <style:text-properties officeooo:paragraph-rsid="07e781a7"/>
    </style:style>
    <style:style style:name="P19" style:family="paragraph" style:parent-style-name="Standard">
      <style:text-properties officeooo:paragraph-rsid="07fcd14c"/>
    </style:style>
    <style:style style:name="P20" style:family="paragraph" style:parent-style-name="Standard">
      <style:text-properties officeooo:paragraph-rsid="08164818"/>
    </style:style>
    <style:style style:name="P21" style:family="paragraph" style:parent-style-name="Standard">
      <style:text-properties officeooo:paragraph-rsid="081c0035"/>
    </style:style>
    <style:style style:name="P22" style:family="paragraph" style:parent-style-name="Standard">
      <style:text-properties officeooo:paragraph-rsid="0830a97a"/>
    </style:style>
    <style:style style:name="P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6f6c6c1"/>
    </style:style>
    <style:style style:name="P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6f964a2"/>
    </style:style>
    <style:style style:name="P25"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26" style:family="paragraph" style:parent-style-name="Text_20_body">
      <style:text-properties officeooo:paragraph-rsid="06f8848d"/>
    </style:style>
    <style:style style:name="P27" style:family="paragraph" style:parent-style-name="Text_20_body">
      <style:text-properties officeooo:paragraph-rsid="06f964a2"/>
    </style:style>
    <style:style style:name="P28" style:family="paragraph" style:parent-style-name="Text_20_body">
      <style:text-properties officeooo:paragraph-rsid="07327cd1"/>
    </style:style>
    <style:style style:name="P29" style:family="paragraph" style:parent-style-name="Text_20_body">
      <style:text-properties officeooo:paragraph-rsid="073640a6"/>
    </style:style>
    <style:style style:name="P30" style:family="paragraph" style:parent-style-name="Text_20_body">
      <style:text-properties officeooo:paragraph-rsid="07381ae9"/>
    </style:style>
    <style:style style:name="P31" style:family="paragraph" style:parent-style-name="Text_20_body">
      <style:text-properties officeooo:paragraph-rsid="073b63b8"/>
    </style:style>
    <style:style style:name="P32" style:family="paragraph" style:parent-style-name="Text_20_body">
      <style:text-properties officeooo:paragraph-rsid="073cb307"/>
    </style:style>
    <style:style style:name="P33" style:family="paragraph" style:parent-style-name="Text_20_body">
      <style:text-properties officeooo:paragraph-rsid="074589d2"/>
    </style:style>
    <style:style style:name="P34" style:family="paragraph" style:parent-style-name="Text_20_body">
      <style:text-properties officeooo:paragraph-rsid="07519391"/>
    </style:style>
    <style:style style:name="P35" style:family="paragraph" style:parent-style-name="Text_20_body">
      <style:text-properties officeooo:paragraph-rsid="0754fc7d"/>
    </style:style>
    <style:style style:name="P36" style:family="paragraph" style:parent-style-name="Text_20_body">
      <style:text-properties officeooo:paragraph-rsid="077c937a"/>
    </style:style>
    <style:style style:name="P37" style:family="paragraph" style:parent-style-name="Text_20_body">
      <style:text-properties officeooo:paragraph-rsid="0782055d"/>
    </style:style>
    <style:style style:name="P38" style:family="paragraph" style:parent-style-name="Text_20_body">
      <style:text-properties officeooo:paragraph-rsid="07962110"/>
    </style:style>
    <style:style style:name="P39" style:family="paragraph" style:parent-style-name="Text_20_body">
      <style:text-properties officeooo:paragraph-rsid="079f3e9e"/>
    </style:style>
    <style:style style:name="P40" style:family="paragraph" style:parent-style-name="Text_20_body">
      <style:text-properties officeooo:paragraph-rsid="07aa5cf3"/>
    </style:style>
    <style:style style:name="P41" style:family="paragraph" style:parent-style-name="Text_20_body">
      <style:text-properties officeooo:paragraph-rsid="07afe22a"/>
    </style:style>
    <style:style style:name="P42" style:family="paragraph" style:parent-style-name="Text_20_body">
      <style:text-properties officeooo:paragraph-rsid="07b2fe93"/>
    </style:style>
    <style:style style:name="P43" style:family="paragraph" style:parent-style-name="Text_20_body">
      <style:text-properties officeooo:paragraph-rsid="07b98f14"/>
    </style:style>
    <style:style style:name="P44" style:family="paragraph" style:parent-style-name="Text_20_body">
      <style:text-properties officeooo:paragraph-rsid="07baa6a0"/>
    </style:style>
    <style:style style:name="P45" style:family="paragraph" style:parent-style-name="Text_20_body">
      <style:text-properties officeooo:paragraph-rsid="07bdda17"/>
    </style:style>
    <style:style style:name="P46" style:family="paragraph" style:parent-style-name="Text_20_body">
      <style:text-properties officeooo:paragraph-rsid="07c8d836"/>
    </style:style>
    <style:style style:name="P47" style:family="paragraph" style:parent-style-name="Text_20_body">
      <style:text-properties officeooo:paragraph-rsid="07c8db1e"/>
    </style:style>
    <style:style style:name="P48" style:family="paragraph" style:parent-style-name="Text_20_body">
      <style:text-properties officeooo:paragraph-rsid="07ca8db3"/>
    </style:style>
    <style:style style:name="P49" style:family="paragraph" style:parent-style-name="Text_20_body">
      <style:text-properties officeooo:paragraph-rsid="07cc0a77"/>
    </style:style>
    <style:style style:name="P50" style:family="paragraph" style:parent-style-name="Text_20_body">
      <style:text-properties officeooo:paragraph-rsid="07cc1238"/>
    </style:style>
    <style:style style:name="P51" style:family="paragraph" style:parent-style-name="Text_20_body">
      <style:text-properties officeooo:paragraph-rsid="07cdffe3"/>
    </style:style>
    <style:style style:name="P52" style:family="paragraph" style:parent-style-name="Text_20_body">
      <style:text-properties officeooo:paragraph-rsid="07ce7412"/>
    </style:style>
    <style:style style:name="P53" style:family="paragraph" style:parent-style-name="Text_20_body">
      <style:text-properties officeooo:paragraph-rsid="07d29bea"/>
    </style:style>
    <style:style style:name="P54" style:family="paragraph" style:parent-style-name="Text_20_body">
      <style:text-properties officeooo:paragraph-rsid="07d4afc2"/>
    </style:style>
    <style:style style:name="P55" style:family="paragraph" style:parent-style-name="Text_20_body">
      <style:text-properties officeooo:paragraph-rsid="07d63004"/>
    </style:style>
    <style:style style:name="P56" style:family="paragraph" style:parent-style-name="Text_20_body">
      <style:text-properties officeooo:paragraph-rsid="07d78a0c"/>
    </style:style>
    <style:style style:name="P57" style:family="paragraph" style:parent-style-name="Text_20_body">
      <style:text-properties officeooo:paragraph-rsid="07db4749"/>
    </style:style>
    <style:style style:name="P58" style:family="paragraph" style:parent-style-name="Text_20_body">
      <style:text-properties officeooo:paragraph-rsid="07dcaa6f"/>
    </style:style>
    <style:style style:name="P59" style:family="paragraph" style:parent-style-name="Text_20_body">
      <style:text-properties officeooo:paragraph-rsid="07e03985"/>
    </style:style>
    <style:style style:name="P60" style:family="paragraph" style:parent-style-name="Text_20_body">
      <style:text-properties officeooo:paragraph-rsid="07e40c58"/>
    </style:style>
    <style:style style:name="P61" style:family="paragraph" style:parent-style-name="Text_20_body">
      <style:text-properties officeooo:paragraph-rsid="07e642f3"/>
    </style:style>
    <style:style style:name="P62" style:family="paragraph" style:parent-style-name="Text_20_body">
      <style:text-properties officeooo:paragraph-rsid="07e781a7"/>
    </style:style>
    <style:style style:name="P63" style:family="paragraph" style:parent-style-name="Text_20_body">
      <style:text-properties officeooo:paragraph-rsid="07fcd14c"/>
    </style:style>
    <style:style style:name="P64" style:family="paragraph" style:parent-style-name="Text_20_body">
      <style:text-properties officeooo:paragraph-rsid="08078e94"/>
    </style:style>
    <style:style style:name="P65" style:family="paragraph" style:parent-style-name="Text_20_body">
      <style:text-properties officeooo:paragraph-rsid="08117eaa"/>
    </style:style>
    <style:style style:name="P66" style:family="paragraph" style:parent-style-name="Text_20_body">
      <style:text-properties officeooo:paragraph-rsid="0812de92"/>
    </style:style>
    <style:style style:name="P67" style:family="paragraph" style:parent-style-name="Text_20_body">
      <style:text-properties officeooo:paragraph-rsid="0814adf3"/>
    </style:style>
    <style:style style:name="P68" style:family="paragraph" style:parent-style-name="Text_20_body">
      <style:text-properties officeooo:paragraph-rsid="08164818"/>
    </style:style>
    <style:style style:name="P69" style:family="paragraph" style:parent-style-name="Text_20_body">
      <style:text-properties officeooo:paragraph-rsid="081b3a75"/>
    </style:style>
    <style:style style:name="P70" style:family="paragraph" style:parent-style-name="Text_20_body">
      <style:text-properties officeooo:paragraph-rsid="081c0035"/>
    </style:style>
    <style:style style:name="P71" style:family="paragraph" style:parent-style-name="Text_20_body">
      <style:text-properties officeooo:paragraph-rsid="081eaa22"/>
    </style:style>
    <style:style style:name="P72" style:family="paragraph" style:parent-style-name="Text_20_body">
      <style:text-properties officeooo:paragraph-rsid="0830a97a"/>
    </style:style>
    <style:style style:name="P73" style:family="paragraph" style:parent-style-name="Text_20_body">
      <style:text-properties officeooo:paragraph-rsid="0838526d"/>
    </style:style>
    <style:style style:name="P74" style:family="paragraph" style:parent-style-name="Text_20_body">
      <style:text-properties officeooo:paragraph-rsid="0839cb07"/>
    </style:style>
    <style:style style:name="P75" style:family="paragraph" style:parent-style-name="Text_20_body">
      <style:text-properties officeooo:paragraph-rsid="083a35e8"/>
    </style:style>
    <style:style style:name="P76" style:family="paragraph" style:parent-style-name="Text_20_body">
      <style:text-properties officeooo:paragraph-rsid="083c6846"/>
    </style:style>
    <style:style style:name="P77" style:family="paragraph" style:parent-style-name="Text_20_body">
      <style:text-properties officeooo:paragraph-rsid="08409ee5"/>
    </style:style>
    <style:style style:name="P78" style:family="paragraph" style:parent-style-name="Text_20_body">
      <style:text-properties officeooo:paragraph-rsid="0840bd51"/>
    </style:style>
    <style:style style:name="P79" style:family="paragraph" style:parent-style-name="Text_20_body">
      <style:text-properties officeooo:paragraph-rsid="08437377"/>
    </style:style>
    <style:style style:name="P80" style:family="paragraph" style:parent-style-name="Text_20_body">
      <style:text-properties officeooo:paragraph-rsid="08454f33"/>
    </style:style>
    <style:style style:name="P81" style:family="paragraph" style:parent-style-name="Text_20_body">
      <style:text-properties officeooo:paragraph-rsid="0846a337"/>
    </style:style>
    <style:style style:name="P82" style:family="paragraph" style:parent-style-name="Text_20_body">
      <style:text-properties officeooo:paragraph-rsid="084b2656"/>
    </style:style>
    <style:style style:name="P83" style:family="paragraph" style:parent-style-name="Text_20_body">
      <style:text-properties officeooo:paragraph-rsid="084c061e"/>
    </style:style>
    <style:style style:name="P84" style:family="paragraph" style:parent-style-name="Text_20_body">
      <style:text-properties officeooo:paragraph-rsid="084da9e7"/>
    </style:style>
    <style:style style:name="P85" style:family="paragraph" style:parent-style-name="Standard">
      <style:paragraph-properties fo:margin-left="0cm" fo:margin-right="0cm" fo:line-height="100%" fo:text-indent="0cm" style:auto-text-indent="false"/>
      <style:text-properties officeooo:paragraph-rsid="07327cd1"/>
    </style:style>
    <style:style style:name="P86" style:family="paragraph" style:parent-style-name="Standard">
      <style:paragraph-properties fo:margin-left="0cm" fo:margin-right="0cm" fo:line-height="100%" fo:orphans="2" fo:widows="2" fo:text-indent="0cm" style:auto-text-indent="false"/>
    </style:style>
    <style:style style:name="P87" style:family="paragraph" style:parent-style-name="Text_20_body">
      <style:paragraph-properties fo:margin-left="0cm" fo:margin-right="0cm" fo:line-height="100%" fo:text-indent="0cm" style:auto-text-indent="false"/>
      <style:text-properties officeooo:paragraph-rsid="073f9365"/>
    </style:style>
    <style:style style:name="P88" style:family="paragraph" style:parent-style-name="Text_20_body">
      <style:paragraph-properties fo:margin-left="0cm" fo:margin-right="0cm" fo:line-height="100%" fo:orphans="2" fo:widows="2" fo:text-indent="0cm" style:auto-text-indent="false"/>
    </style:style>
    <style:style style:name="P89" style:family="paragraph" style:parent-style-name="Text_20_body">
      <style:paragraph-properties fo:margin-left="0cm" fo:margin-right="0cm" fo:orphans="2" fo:widows="2"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91"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style>
    <style:style style:name="P92" style:family="paragraph" style:parent-style-name="Standard">
      <style:paragraph-properties fo:margin-top="0cm" fo:margin-bottom="0.146cm" loext:contextual-spacing="false"/>
      <style:text-properties officeooo:paragraph-rsid="0759a7cc"/>
    </style:style>
    <style:style style:name="P93" style:family="paragraph" style:parent-style-name="Text_20_body">
      <style:paragraph-properties fo:margin-top="0cm" fo:margin-bottom="0.146cm" loext:contextual-spacing="false"/>
      <style:text-properties officeooo:paragraph-rsid="0759a7cc"/>
    </style:style>
    <style:style style:name="P94" style:family="paragraph" style:parent-style-name="Text_20_body">
      <style:paragraph-properties fo:margin-top="0cm" fo:margin-bottom="0.146cm" loext:contextual-spacing="false"/>
      <style:text-properties officeooo:paragraph-rsid="076569d1"/>
    </style:style>
    <style:style style:name="P95" style:family="paragraph" style:parent-style-name="Standard">
      <style:paragraph-properties fo:margin-top="0cm" fo:margin-bottom="0.046cm" loext:contextual-spacing="false"/>
      <style:text-properties officeooo:paragraph-rsid="0759a7cc"/>
    </style:style>
    <style:style style:name="P96" style:family="paragraph" style:parent-style-name="Text_20_body">
      <style:paragraph-properties fo:margin-top="0cm" fo:margin-bottom="0.046cm" loext:contextual-spacing="false"/>
      <style:text-properties officeooo:paragraph-rsid="0759a7cc"/>
    </style:style>
    <style:style style:name="P97" style:family="paragraph" style:parent-style-name="Text_20_body">
      <style:paragraph-properties fo:margin-top="0cm" fo:margin-bottom="0.046cm" loext:contextual-spacing="false"/>
      <style:text-properties officeooo:paragraph-rsid="076569d1"/>
    </style:style>
    <style:style style:name="P98"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99" style:family="paragraph" style:parent-style-name="Preformatted_20_Text">
      <style:paragraph-properties fo:margin-top="0cm" fo:margin-bottom="0.499cm" loext:contextual-spacing="false"/>
    </style:style>
    <style:style style:name="P100" style:family="paragraph" style:parent-style-name="Preformatted_20_Text">
      <style:paragraph-properties fo:margin-top="0cm" fo:margin-bottom="0.499cm" loext:contextual-spacing="false" style:writing-mode="lr-tb"/>
    </style:style>
    <style:style style:name="P101" style:family="paragraph" style:parent-style-name="Preformatted_20_Text">
      <loext:graphic-properties draw:fill="solid" draw:fill-color="#f8f9fa" draw:opacity="100%"/>
      <style:paragraph-properties fo:orphans="2" fo:widows="2" fo:background-color="#f8f9fa" fo:padding="0.049cm" fo:border="0.06pt solid #eaecf0"/>
    </style:style>
    <style:style style:name="P102"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408080" style:font-name="monospace" fo:font-size="10.5pt" fo:letter-spacing="normal" fo:font-style="italic" fo:font-weight="normal"/>
    </style:style>
    <style:style style:name="P103"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104" style:family="paragraph" style:parent-style-name="Table_20_Heading">
      <style:paragraph-properties fo:text-align="center" style:justify-single-word="false"/>
    </style:style>
    <style:style style:name="P105" style:family="paragraph" style:parent-style-name="Preformatted_20_Text">
      <style:paragraph-properties style:writing-mode="lr-tb"/>
    </style:style>
    <style:style style:name="P106" style:family="paragraph" style:parent-style-name="Text_20_body" style:master-page-name="Standard">
      <style:paragraph-properties style:page-number="auto"/>
      <style:text-properties officeooo:paragraph-rsid="06f8848d"/>
    </style:style>
    <style:style style:name="P107" style:family="paragraph" style:parent-style-name="Text_20_body" style:list-style-name="L1"/>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list-style-name="L13"/>
    <style:style style:name="P117" style:family="paragraph" style:parent-style-name="Text_20_body" style:list-style-name="L14"/>
    <style:style style:name="P118" style:family="paragraph" style:parent-style-name="Text_20_body">
      <style:text-properties officeooo:paragraph-rsid="0847a87b"/>
    </style:style>
    <style:style style:name="P119" style:family="paragraph" style:parent-style-name="Text_20_body">
      <style:text-properties officeooo:paragraph-rsid="08552144"/>
    </style:style>
    <style:style style:name="P120" style:family="paragraph" style:parent-style-name="Text_20_body" style:list-style-name="L1">
      <style:paragraph-properties fo:margin-top="0cm" fo:margin-bottom="0cm" loext:contextual-spacing="false"/>
    </style:style>
    <style:style style:name="P121" style:family="paragraph" style:parent-style-name="Text_20_body" style:list-style-name="L4">
      <style:paragraph-properties fo:margin-top="0cm" fo:margin-bottom="0cm" loext:contextual-spacing="false"/>
    </style:style>
    <style:style style:name="P122" style:family="paragraph" style:parent-style-name="Text_20_body" style:list-style-name="L5">
      <style:paragraph-properties fo:margin-top="0cm" fo:margin-bottom="0cm" loext:contextual-spacing="false"/>
    </style:style>
    <style:style style:name="P123" style:family="paragraph" style:parent-style-name="Text_20_body" style:list-style-name="L6">
      <style:paragraph-properties fo:margin-top="0cm" fo:margin-bottom="0cm" loext:contextual-spacing="false"/>
    </style:style>
    <style:style style:name="P124" style:family="paragraph" style:parent-style-name="Text_20_body" style:list-style-name="L7">
      <style:paragraph-properties fo:margin-top="0cm" fo:margin-bottom="0cm" loext:contextual-spacing="false"/>
    </style:style>
    <style:style style:name="P125" style:family="paragraph" style:parent-style-name="Text_20_body" style:list-style-name="L8">
      <style:paragraph-properties fo:margin-top="0cm" fo:margin-bottom="0cm" loext:contextual-spacing="false"/>
    </style:style>
    <style:style style:name="P126" style:family="paragraph" style:parent-style-name="Text_20_body" style:list-style-name="L9">
      <style:paragraph-properties fo:margin-top="0cm" fo:margin-bottom="0cm" loext:contextual-spacing="false"/>
    </style:style>
    <style:style style:name="P127" style:family="paragraph" style:parent-style-name="Text_20_body" style:list-style-name="L10">
      <style:paragraph-properties fo:margin-top="0cm" fo:margin-bottom="0cm" loext:contextual-spacing="false"/>
    </style:style>
    <style:style style:name="P128" style:family="paragraph" style:parent-style-name="Text_20_body" style:list-style-name="L11">
      <style:paragraph-properties fo:margin-top="0cm" fo:margin-bottom="0cm" loext:contextual-spacing="false"/>
    </style:style>
    <style:style style:name="P129" style:family="paragraph" style:parent-style-name="Text_20_body" style:list-style-name="L12">
      <style:paragraph-properties fo:margin-top="0cm" fo:margin-bottom="0cm" loext:contextual-spacing="false"/>
    </style:style>
    <style:style style:name="P130" style:family="paragraph" style:parent-style-name="Text_20_body" style:list-style-name="L2">
      <style:paragraph-properties fo:margin-top="0cm" fo:margin-bottom="0cm" loext:contextual-spacing="false" fo:orphans="2" fo:widows="2" fo:padding="0cm" fo:border="none"/>
    </style:style>
    <style:style style:name="P131" style:family="paragraph" style:parent-style-name="Text_20_body" style:list-style-name="L3">
      <style:paragraph-properties fo:margin-top="0cm" fo:margin-bottom="0cm" loext:contextual-spacing="false" fo:orphans="2" fo:widows="2" fo:padding="0cm" fo:border="none"/>
    </style:style>
    <style:style style:name="P132"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6c6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964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0b51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0bea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1ea4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1fa1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260e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27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332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640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81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b63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cb30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589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5307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9a7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6569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7977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7a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7c93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815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left="0.106cm" loext:padding-right="0.106cm" loext:padding-top="0.049cm" loext:padding-bottom="0.049cm" loext:border="0.06pt solid #eaecf0"/>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6f96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02c5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1039d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15586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327c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3332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49fa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1ea46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4d3c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4f124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59a7c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6569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6f1be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7977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7c93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8205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93b25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815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1ea4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0bea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officeooo:rsid="070b51e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7" style:family="text">
      <style:text-properties fo:font-variant="normal" fo:text-transform="none" fo:color="#000000" style:font-name="Monospace" fo:font-size="11pt" fo:letter-spacing="normal" fo:language="en" fo:country="IN" fo:font-style="normal" style:text-underline-style="none" officeooo:rsid="07381ae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8" style:family="text">
      <style:text-properties fo:font-variant="normal" fo:text-transform="none" fo:color="#000000" style:font-name="Monospace" fo:font-size="11pt" fo:letter-spacing="normal" fo:language="en" fo:country="IN" fo:font-style="normal" style:text-underline-style="none" officeooo:rsid="073cb30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normal" officeooo:rsid="073b63b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c93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1" style:family="text">
      <style:text-properties fo:font-variant="normal" fo:text-transform="none" fo:color="#000000" style:font-name="Monospace" fo:font-size="11pt" fo:letter-spacing="normal" fo:language="en" fo:country="IN" fo:font-style="italic" style:text-underline-style="none" fo:font-weight="normal"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italic" style:text-underline-style="none" fo:font-weight="normal" officeooo:rsid="0759a7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italic" style:text-underline-style="none" fo:font-weight="normal" officeooo:rsid="074589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italic" style:text-underline-style="none" fo:font-weight="normal" officeooo:rsid="077a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italic"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style:text-underline-style="none" fo:font-weight="normal" officeooo:rsid="07381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fo:font-size="11pt" fo:letter-spacing="normal" fo:language="en" fo:country="IN" fo:font-style="normal" style:text-underline-style="none" fo:font-weight="normal" officeooo:rsid="06f964a2"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8" style:family="text">
      <style:text-properties fo:font-variant="normal" fo:text-transform="none" fo:color="#000000" fo:font-size="11pt" fo:letter-spacing="normal" fo:language="en" fo:country="IN" fo:font-style="normal" style:text-underline-style="none" fo:font-weight="normal" officeooo:rsid="0715586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c937a"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150f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left="0.106cm" loext:padding-right="0.106cm" loext:padding-top="0.049cm" loext:padding-bottom="0.049cm" loext:border="0.06pt solid #eaecf0"/>
    </style:style>
    <style:style style:name="T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545b1"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a8db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c0a7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c123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dffe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e741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4afc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b4749"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caa6f"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03985"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642f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781a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0011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cd14c"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078e9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4adf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7f95"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c790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0b81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526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9cb0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a35e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c684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df6f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e94fb"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3737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6a33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0b8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80f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a87b"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b265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c061e"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da9e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dbc9e"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0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214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0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82055d"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29be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7dc45"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b4749"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caa6f"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e03985"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e40c5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fcd14c"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17ea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4adf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6481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0a97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0b810"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a35e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37377"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54f3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a164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2144"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0b810" style:letter-kerning="true" style:text-blinking="false" fo:background-color="#e8f2fe" loext:char-shading-value="0" style:font-name-asian="Noto Sans CJK SC Regular" style:font-size-asian="11pt" style:language-asian="zh" style:country-asian="CN" style:font-name-complex="Lohit Devanagari" style:font-size-complex="12pt" style:language-complex="hi" style:country-complex="IN" loext:padding="0.049cm" loext:border="0.06pt solid #dddddd"/>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552144" style:letter-kerning="true" style:text-blinking="false" fo:background-color="#e8f2fe" loext:char-shading-value="0" style:font-name-asian="Noto Sans CJK SC Regular" style:font-size-asian="11pt" style:language-asian="zh" style:country-asian="CN" style:font-name-complex="Lohit Devanagari" style:font-size-complex="12pt" style:language-complex="hi" style:country-complex="IN" loext:padding="0.049cm" loext:border="0.06pt solid #dddddd"/>
    </style:style>
    <style:style style:name="T123"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afe22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c545b1"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e781a7"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fcd14c"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020d0f"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03d1e6"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12de92"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4afc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b4749"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caa6f"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e781a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36"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855214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7d4afc2"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style:style>
    <style:style style:name="T1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8552144"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049cm" loext:border="0.06pt solid #dddddd"/>
    </style:style>
    <style:style style:name="T139" style:family="text">
      <style:text-properties fo:font-variant="normal" fo:text-transform="none" fo:color="#000000" style:text-line-through-style="none" style:text-line-through-type="none" fo:font-size="11pt" fo:letter-spacing="normal" fo:language="en" fo:country="IN" style:text-underline-style="none" fo:font-weight="normal" officeooo:rsid="08552144"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049cm" loext:border="0.06pt solid #dddddd"/>
    </style:style>
    <style:style style:name="T140" style:family="text">
      <style:text-properties fo:font-variant="normal" fo:text-transform="none" fo:color="#000000" style:font-name="monospace"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222222" style:font-name="sans-serif" fo:font-size="10.5pt" fo:letter-spacing="normal" fo:language="en" fo:country="IN" fo:font-style="normal" style:text-underline-style="none" fo:font-weight="normal" officeooo:rsid="077c93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222222" style:font-name="sans-serif"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222222" style:text-line-through-style="none" style:text-line-through-type="none" style:font-name="sans-serif" fo:font-size="10.5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8000" style:font-name="monospace" fo:font-size="10.5pt" fo:letter-spacing="normal" fo:language="en" fo:country="IN" fo:font-style="normal" style:text-underline-style="none" fo:font-weight="bold"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666666" style:font-name="monospace"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595959"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47" style:family="text">
      <style:text-properties fo:color="#0b0080" style:text-line-through-style="none" style:text-line-through-type="none" style:text-underline-style="none" style:text-blinking="false"/>
    </style:style>
    <style:style style:name="T148" style:family="text">
      <style:text-properties fo:color="#000000" style:text-line-through-style="none" style:text-line-through-type="none" style:font-name="Monospace" fo:font-size="11pt" fo:language="en" fo:country="IN" style:text-underline-style="none"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color="#008000"/>
    </style:style>
    <style:style style:name="T150" style:family="text">
      <style:text-properties fo:color="#008000" fo:font-weight="bold"/>
    </style:style>
    <style:style style:name="T151" style:family="text">
      <style:text-properties fo:color="#666666"/>
    </style:style>
    <style:style style:name="T152" style:family="text">
      <style:text-properties fo:color="#408080"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Source_20_Text">1.</text:span><text:span text:style-name="Source_20_Text"><text:span text:style-name="T26">Spring MVC and JSF</text:span></text:span></text:p>
      <text:p text:style-name="P26"><text:span text:style-name="Source_20_Text"><text:span text:style-name="T1">In Java EE there are currently only 2 view technologies: JSP and </text:span></text:span><text:a xlink:type="simple" xlink:href="http://docs.oracle.com/javaee/6/tutorial/doc/giepx.html" text:style-name="Internet_20_link" text:visited-style-name="Visited_20_Internet_20_Link"><text:span text:style-name="Source_20_Text">Facelets</text:span></text:a><text:span text:style-name="Source_20_Text"><text:span text:style-name="T1">. JSP is old and about to retire. Facelets is newer and better and designed with JSF in mind so that they both fits smoothly in each other.</text:span></text:span></text:p>
      <text:p text:style-name="P26"><text:span text:style-name="Source_20_Text"><text:span text:style-name="T1">But Spring MVC and JSF are in fact competitors. They both have roughly the same goals and purposes. You should use the one or the other and not mix up them. Mixing two or more MVC frameworks in one page ain't going to work flawlessly. You can however use Spring as DI and/or Security framework in combination with JSF as MVC framework. Spring offers much more than only MVC.</text:span></text:span></text:p>
      <text:p text:style-name="P1"><text:span text:style-name="Source_20_Text"><text:span text:style-name="T1">Components like Datagrids, Lists, Trees drag-and-drop supported are not all available in the basic </text:span></text:span><text:a xlink:type="simple" xlink:href="https://javaserverfaces.java.net/nonav/docs/2.0/pdldocs/facelets/h/tld-summary.html" text:style-name="Internet_20_link" text:visited-style-name="Visited_20_Internet_20_Link"><text:span text:style-name="Source_20_Text">JSF Component implementation</text:span></text:a><text:span text:style-name="Source_20_Text"><text:span text:style-name="T1">. For that you'll need a component library such as </text:span></text:span><text:a xlink:type="simple" xlink:href="http://primefaces.org/" text:style-name="Internet_20_link" text:visited-style-name="Visited_20_Internet_20_Link"><text:span text:style-name="Source_20_Text">PrimeFaces</text:span></text:a><text:span text:style-name="Source_20_Text"><text:span text:style-name="T1">. </text:span></text:span></text:p>
      <text:p text:style-name="P23"><text:span text:style-name="Source_20_Text"><text:span text:style-name="T25"/></text:span></text:p>
      <text:p text:style-name="P2"><text:span text:style-name="Source_20_Text"><text:span text:style-name="T25"/></text:span></text:p>
      <text:p text:style-name="P2"><text:span text:style-name="Source_20_Text"><text:span text:style-name="T2">You're making a conceptual mistake. JSF is not a view technology. JSF is a MVC framework. Exactly like as Spring MVC, albeit they have both a different ideology; JSF is component based MVC and Spring MVC is request based MVC. Thus they are full competitors. You cannot mix them. You should choose the one or the other. Instead, JSP and Facelets are true view technologies. Since Java EE 6 (December 2009), JSP is </text:span></text:span><text:a xlink:type="simple" xlink:href="http://docs.oracle.com/javaee/6/tutorial/doc/giepx.html" text:style-name="Internet_20_link" text:visited-style-name="Visited_20_Internet_20_Link"><text:span text:style-name="Source_20_Text">deprecated</text:span></text:a><text:span text:style-name="Source_20_Text"><text:span text:style-name="T2"> and replaced by Facelets (XHTML) as default view technology for JSF.</text:span></text:span></text:p>
      <text:p text:style-name="P2"><text:span text:style-name="Source_20_Text"><text:span text:style-name="T25"/></text:span></text:p>
      <text:p text:style-name="P2"><text:span text:style-name="Source_20_Text"><text:span text:style-name="T2">You can use Spring MVC with </text:span></text:span><text:a xlink:type="simple" xlink:href="http://docs.spring.io/spring/docs/4.0.x/spring-framework-reference/html/view.html" text:style-name="Internet_20_link" text:visited-style-name="Visited_20_Internet_20_Link"><text:span text:style-name="Source_20_Text">JSP view technology</text:span></text:a><text:span text:style-name="Source_20_Text"><text:span text:style-name="T2">. You can also use Spring MVC with </text:span></text:span><text:a xlink:type="simple" xlink:href="https://github.com/acichon89/springmvcfacelets" text:style-name="Internet_20_link" text:visited-style-name="Visited_20_Internet_20_Link"><text:span text:style-name="Source_20_Text">Facelets view technology</text:span></text:a><text:span text:style-name="Source_20_Text"><text:span text:style-name="T2"> (and </text:span></text:span><text:a xlink:type="simple" xlink:href="https://stackoverflow.com/q/2746598" text:style-name="Internet_20_link" text:visited-style-name="Visited_20_Internet_20_Link"><text:span text:style-name="Source_20_Text">many others</text:span></text:a><text:span text:style-name="Source_20_Text"><text:span text:style-name="T2">). But you can not use Spring MVC with JSF components let alone with JSF component libraries like PrimeFaces. JSF output components may work, but JSF input components won't work at all. Spring MVC has already its own </text:span></text:span><text:span text:style-name="Source_20_Text"><text:span text:style-name="T57">&lt;form:xxx&gt;</text:span></text:span><text:span text:style-name="Source_20_Text"><text:span text:style-name="T2"> tags for input. Even if you mix them, you will end up with half of the functionality from both frameworks in a mingled and confusing code base. This is not making any sense. If all you want is to use the same UI as PrimeFaces, just grab </text:span></text:span><text:a xlink:type="simple" xlink:href="http://jqueryui.com/" text:style-name="Internet_20_link" text:visited-style-name="Visited_20_Internet_20_Link"><text:span text:style-name="Source_20_Text">jQuery UI</text:span></text:a><text:span text:style-name="Source_20_Text"><text:span text:style-name="T2">. It's also exactly what PrimeFaces is using under the covers. PrimeFaces is a jQuery-based JSF component library.</text:span></text:span></text:p>
      <text:p text:style-name="P2"><text:span text:style-name="Source_20_Text"><text:span text:style-name="T25"/></text:span></text:p>
      <text:p text:style-name="P2"><text:span text:style-name="Source_20_Text"><text:span text:style-name="T2">From the other side on, it can also be very good that you confused Spring IoC/DI with Spring MVC. Spring IoC/DI is in turn </text:span></text:span><text:a xlink:type="simple" xlink:href="https://stackoverflow.com/questions/18387993/spring-jsf-integration-how-to-inject-a-spring-component-service-in-jsf-managed" text:style-name="Internet_20_link" text:visited-style-name="Visited_20_Internet_20_Link"><text:span text:style-name="Source_20_Text">usable</text:span></text:a><text:span text:style-name="Source_20_Text"><text:span text:style-name="T2"> together with JSF. You can replace the JSF managed bean facility (</text:span></text:span><text:span text:style-name="Source_20_Text"><text:span text:style-name="T57">@ManagedBean</text:span></text:span><text:span text:style-name="Source_20_Text"><text:span text:style-name="T2"> and friends) by Spring managed bean facility (</text:span></text:span><text:span text:style-name="Source_20_Text"><text:span text:style-name="T57">@Component</text:span></text:span><text:span text:style-name="Source_20_Text"><text:span text:style-name="T2"> and friends), usually with the sole purpose in order to use </text:span></text:span><text:span text:style-name="Source_20_Text"><text:span text:style-name="T57">@Autowired</text:span></text:span><text:span text:style-name="Source_20_Text"><text:span text:style-name="T2"> in a JSF backing bean. But that's it. The JSF MVC framework lifecycle, the JSF components and the view technology remain unchanged. The standard Java EE equivalent of that would be using </text:span></text:span><text:a xlink:type="simple" xlink:href="https://stackoverflow.com/a/4347707" text:style-name="Internet_20_link" text:visited-style-name="Visited_20_Internet_20_Link"><text:span text:style-name="Source_20_Text">CDI</text:span></text:a><text:span text:style-name="Source_20_Text"><text:span text:style-name="T2"> (and </text:span></text:span><text:a xlink:type="simple" xlink:href="https://stackoverflow.com/q/18369356" text:style-name="Internet_20_link" text:visited-style-name="Visited_20_Internet_20_Link"><text:span text:style-name="Source_20_Text">EJB</text:span></text:a><text:span text:style-name="Source_20_Text"><text:span text:style-name="T2">).</text:span></text:span></text:p>
      <text:p text:style-name="P2"><text:span text:style-name="Source_20_Text"><text:span text:style-name="T25"/></text:span></text:p>
      <text:p text:style-name="P2"><text:span text:style-name="Source_20_Text"><text:span text:style-name="T2">The same story applies to Spring Security. You can use it together with JSF, you should however not follow Spring Security + Spring MVC targeted documentation/examples in order to configure it, but only Spring Security + JSF ones. Do note that Spring Security constraints on business actions only works when you replace the JSF managed bean facility by Spring managed bean facility. So that would still require a "Integrate Spring in JSF" as described in previous paragraph. The </text:span></text:span><text:soft-page-break/><text:span text:style-name="Source_20_Text"><text:span text:style-name="T2">standard Java EE equivalent of this all would be using </text:span></text:span><text:a xlink:type="simple" xlink:href="https://stackoverflow.com/a/2207147" text:style-name="Internet_20_link" text:visited-style-name="Visited_20_Internet_20_Link"><text:span text:style-name="Source_20_Text">container managed security</text:span></text:a><text:span text:style-name="Source_20_Text"><text:span text:style-name="T2"> (JAAS/JASPIC) via </text:span></text:span><text:span text:style-name="Source_20_Text"><text:span text:style-name="T57">&lt;security-constraint&gt;</text:span></text:span><text:span text:style-name="Source_20_Text"><text:span text:style-name="T2"> entries in </text:span></text:span><text:span text:style-name="Source_20_Text"><text:span text:style-name="T57">web.xml</text:span></text:span><text:span text:style-name="Source_20_Text"><text:span text:style-name="T2">.</text:span></text:span></text:p>
      <text:p text:style-name="P2"><text:span text:style-name="Source_20_Text"><text:span text:style-name="T2">Coming back to JSF and Spring MVC, if really necessary, you can safely run Spring MVC and JSF next to each other in same web application, but they won't interoperate in server side. They will run completely independently. They will at most touch each other in the client side, if some JavaScript in a JSF-generated HTML page happens to invoke a Spring based REST web service call in the same web application. But that Spring web service would then not need/have to know anything about JSF in order to respond accordingly. The standard Java EE equivalent of that Spring REST webservice is </text:span></text:span><text:a xlink:type="simple" xlink:href="https://stackoverflow.com/q/29982657" text:style-name="Internet_20_link" text:visited-style-name="Visited_20_Internet_20_Link"><text:span text:style-name="Source_20_Text">JAX-RS</text:span></text:a><text:span text:style-name="Source_20_Text"><text:span text:style-name="T2">.</text:span></text:span></text:p>
      <text:p text:style-name="P2"><text:span text:style-name="Source_20_Text"><text:span text:style-name="T25"/></text:span></text:p>
      <text:p text:style-name="P2"><text:span text:style-name="Source_20_Text"><text:span text:style-name="T2">The upcoming Java EE 8 will come with a new request based MVC framework, named just "</text:span></text:span><text:a xlink:type="simple" xlink:href="https://stackoverflow.com/tags/java-ee-mvc/info" text:style-name="Internet_20_link" text:visited-style-name="Visited_20_Internet_20_Link"><text:span text:style-name="Source_20_Text">MVC</text:span></text:a><text:span text:style-name="Source_20_Text"><text:span text:style-name="T2">", based on lessons of both JSF and Spring MVC, hereby supplanting Spring MVC and providing a standard alternative to JSF.</text:span></text:span></text:p>
      <text:p text:style-name="P24"><text:span text:style-name="Source_20_Text"><text:span text:style-name="T25"/></text:span></text:p>
      <text:p text:style-name="P2"><text:span text:style-name="Source_20_Text"><text:span text:style-name="T25"/></text:span></text:p>
      <text:p text:style-name="P27"><text:span text:style-name="Source_20_Text"><text:span text:style-name="T2">When it comes to the view layer, Spring @MVC gives you a variety of choices. In this article, we will first discuss the way you have most likely used the view layer in the past few years: JSP. We will see the bad and better ways to work with them (plain JSP, JSP with custom tags, Apache Tiles).</text:span></text:span></text:p>
      <text:p text:style-name="P25"><text:span text:style-name="Source_20_Text"><text:span text:style-name="T2">We will then discuss a new project called Thymeleaf, which you can use as an alternate approach to JSP</text:span></text:span>.</text:p>
      <text:p text:style-name="P25"><text:span text:style-name="Source_20_Text"><text:span text:style-name="T25"/></text:span></text:p>
      <text:p text:style-name="P2"><text:span text:style-name="Source_20_Text"><text:span text:style-name="T31">2.C</text:span></text:span><text:span text:style-name="Source_20_Text"><text:span text:style-name="T25">an we struts2 as view layer for spring mvc</text:span></text:span></text:p>
      <text:p text:style-name="P2"><text:span text:style-name="Source_20_Text"><text:span text:style-name="T25"/></text:span></text:p>
      <text:p text:style-name="P2"><text:span text:style-name="Source_20_Text"><text:span text:style-name="T2">Apache Struts 2 and SpringMVC, these two are the most popular and much talked about Java web frameworks today.</text:span></text:span></text:p>
      <text:p text:style-name="P2"><text:span text:style-name="Source_20_Text"><text:span text:style-name="T2"/></text:span></text:p>
      <text:p text:style-name="P2"><text:span text:style-name="Source_20_Text"><text:span text:style-name="T2">In Struts, the object that is taking care of a request and routes it for further processing is known as “Action”. On the other hand, Spring MVC is a part of a huge Spring framework stack containing other Spring modules. This means that it doesn’t allow developers to run it without Spring, but the developers can run the Spring Core without Spring MVC.</text:span></text:span></text:p>
      <text:p text:style-name="P2"><text:span text:style-name="Source_20_Text"><text:span text:style-name="T2"/></text:span></text:p>
      <text:p text:style-name="P2"><text:span text:style-name="Source_20_Text"><text:span text:style-name="T2">The Spring MVC (Model View Controller) is designed around a DispatcherServlet, which dispatches the requests to handler with configurable handler mappings, view resolution and theme resolution.</text:span></text:span></text:p>
      <text:p text:style-name="P2"><text:span text:style-name="Source_20_Text"><text:span text:style-name="T2"/></text:span></text:p>
      <text:p text:style-name="P2"><text:span text:style-name="Source_20_Text"><text:span text:style-name="T2">While the objects responsible for handling requests and routing for processing in Struts called an Action, the same object is referred as Controller in Spring Web MVC framework.</text:span></text:span></text:p>
      <text:p text:style-name="P2"><text:span text:style-name="Source_20_Text"><text:span text:style-name="T2"/></text:span></text:p>
      <text:p text:style-name="P2"><text:span text:style-name="Source_20_Text"><text:span text:style-name="T2">Struts 2 Actions are initiated every time when a request is made, whereas in Spring MVC the Controllers are created only once, stored in memory and shared among all the requests. So, Spring Web MVC framework is far efficient to handle the requests than Struts 2.</text:span></text:span></text:p>
      <text:p text:style-name="P2"><text:span text:style-name="Source_20_Text"><text:span text:style-name="T2"/></text:span></text:p>
      <text:p text:style-name="P4"><text:soft-page-break/><text:span text:style-name="Source_20_Text"><text:span text:style-name="T3">Note: Struts2 and Spring Boot can be integrated and you can build an application using JSP or something. But why integrate struts 2 and spring boot?</text:span></text:span></text:p>
      <text:p text:style-name="P4"><text:span text:style-name="Source_20_Text"><text:span text:style-name="T3"/></text:span></text:p>
      <text:p text:style-name="P4"><text:span text:style-name="Source_20_Text">3.</text:span><text:span text:style-name="Source_20_Text"><text:span text:style-name="T27">Struts 2</text:span></text:span></text:p>
      <text:p text:style-name="P3"><text:span text:style-name="Source_20_Text"><text:span text:style-name="T3">Struts2 is an MVC-based framework so the following three components will be present in all Struts2 applications:</text:span></text:span></text:p>
      <text:p text:style-name="P3"><text:span text:style-name="Source_20_Text"><text:span text:style-name="Strong_20_Emphasis"><text:span text:style-name="T46">Action class – </text:span></text:span></text:span><text:span text:style-name="Source_20_Text"><text:span text:style-name="T3">which is a POJO class (POJO means it is not part of any type hierarchy and can be used as a standalone class); we will implement our business logic here</text:span></text:span></text:p>
      <text:p text:style-name="P3"><text:span text:style-name="Source_20_Text"><text:span text:style-name="Strong_20_Emphasis"><text:span text:style-name="T46">Controller – </text:span></text:span></text:span><text:span text:style-name="Source_20_Text"><text:span text:style-name="T3">in Struts2, HTTP filters are used as controllers; they basically perform tasks like intercepting and validating requests/responses</text:span></text:span></text:p>
      <text:p text:style-name="P3"><text:span text:style-name="Source_20_Text"><text:span text:style-name="Strong_20_Emphasis"><text:span text:style-name="T46">View –</text:span></text:span></text:span><text:span text:style-name="Source_20_Text"><text:span text:style-name="T3"> is used for presenting processed data; it is usually a JSP file</text:span></text:span></text:p>
      <text:p text:style-name="P3"><text:span text:style-name="Source_20_Text"><text:span text:style-name="T3"/></text:span></text:p>
      <text:p text:style-name="P5"><text:span text:style-name="Source_20_Text"><text:span text:style-name="T4">Note: Good example to see what you can do with Struts 2.</text:span></text:span></text:p>
      <text:p text:style-name="P5"><text:a xlink:type="simple" xlink:href="https://www.mkyong.com/struts2/working-with-struts-2-actions/" text:style-name="Internet_20_link" text:visited-style-name="Visited_20_Internet_20_Link"><text:span text:style-name="Source_20_Text"><text:span text:style-name="T4">https://www.mkyong.com/struts2/working-with-struts-2-actions/</text:span></text:span></text:a></text:p>
      <text:p text:style-name="P5"><text:a xlink:type="simple" xlink:href="https://www.baeldung.com/struts-2-intro" text:style-name="Internet_20_link" text:visited-style-name="Visited_20_Internet_20_Link"><text:span text:style-name="Source_20_Text"><text:span text:style-name="T4">https://www.baeldung.com/struts-2-intro</text:span></text:span></text:a></text:p>
      <text:p text:style-name="P5"><text:span text:style-name="Source_20_Text"><text:span text:style-name="T4"/></text:span></text:p>
      <text:p text:style-name="P5"><text:span text:style-name="Source_20_Text"><text:span text:style-name="T45">Apache Struts 2</text:span></text:span><text:span text:style-name="Source_20_Text"><text:span text:style-name="T4"> is an </text:span></text:span><text:a xlink:type="simple" xlink:href="https://en.wikipedia.org/wiki/Open-source_software" text:style-name="Internet_20_link" text:visited-style-name="Visited_20_Internet_20_Link"><text:span text:style-name="Source_20_Text">open-source</text:span></text:a><text:span text:style-name="Source_20_Text"><text:span text:style-name="T4"> </text:span></text:span><text:a xlink:type="simple" xlink:href="https://en.wikipedia.org/wiki/Web_application_framework" text:style-name="Internet_20_link" text:visited-style-name="Visited_20_Internet_20_Link"><text:span text:style-name="Source_20_Text">web application framework</text:span></text:a><text:span text:style-name="Source_20_Text"><text:span text:style-name="T4"> for developing </text:span></text:span><text:a xlink:type="simple" xlink:href="https://en.wikipedia.org/wiki/Java_EE" text:style-name="Internet_20_link" text:visited-style-name="Visited_20_Internet_20_Link"><text:span text:style-name="Source_20_Text">Java EE</text:span></text:a><text:span text:style-name="Source_20_Text"><text:span text:style-name="T4"> </text:span></text:span><text:a xlink:type="simple" xlink:href="https://en.wikipedia.org/wiki/Web_application" text:style-name="Internet_20_link" text:visited-style-name="Visited_20_Internet_20_Link"><text:span text:style-name="Source_20_Text">web applications</text:span></text:a><text:span text:style-name="Source_20_Text"><text:span text:style-name="T4">. It uses and extends the </text:span></text:span><text:a xlink:type="simple" xlink:href="https://en.wikipedia.org/wiki/Java_Servlet" text:style-name="Internet_20_link" text:visited-style-name="Visited_20_Internet_20_Link"><text:span text:style-name="Source_20_Text">Java Servlet</text:span></text:a><text:span text:style-name="Source_20_Text"><text:span text:style-name="T4"> </text:span></text:span><text:a xlink:type="simple" xlink:href="https://en.wikipedia.org/wiki/Application_programming_interface" text:style-name="Internet_20_link" text:visited-style-name="Visited_20_Internet_20_Link"><text:span text:style-name="Source_20_Text">API</text:span></text:a><text:span text:style-name="Source_20_Text"><text:span text:style-name="T4"> to encourage developers to adopt a </text:span></text:span><text:a xlink:type="simple" xlink:href="https://en.wikipedia.org/wiki/Model–view–controller" text:style-name="Internet_20_link" text:visited-style-name="Visited_20_Internet_20_Link"><text:span text:style-name="Source_20_Text">model–view–controller</text:span></text:a><text:span text:style-name="Source_20_Text"><text:span text:style-name="T4"> (MVC) architecture.</text:span></text:span></text:p>
      <text:p text:style-name="P5"><text:span text:style-name="Source_20_Text"><text:span text:style-name="T4"/></text:span></text:p>
      <text:p text:style-name="P5"><text:span text:style-name="Source_20_Text"><text:span text:style-name="T4">The </text:span></text:span><text:a xlink:type="simple" xlink:href="https://en.wikipedia.org/wiki/WebWork" text:style-name="Internet_20_link" text:visited-style-name="Visited_20_Internet_20_Link"><text:span text:style-name="Source_20_Text">WebWork</text:span></text:a><text:span text:style-name="Source_20_Text"><text:span text:style-name="T4"> framework spun off from </text:span></text:span><text:a xlink:type="simple" xlink:href="https://en.wikipedia.org/wiki/Apache_Struts" text:style-name="Internet_20_link" text:visited-style-name="Visited_20_Internet_20_Link"><text:span text:style-name="Source_20_Text">Apache Struts</text:span></text:a><text:span text:style-name="Source_20_Text"><text:span text:style-name="T4"> aiming to offer enhancements and refinements while retaining the same general architecture of the original Struts framework. In December 2005, it was announced that WebWork 2.2 was adopted as Apache Struts 2, which reached its first full release in February 2007.</text:span></text:span></text:p>
      <text:p text:style-name="P5"><text:span text:style-name="Source_20_Text"><text:span text:style-name="T4"/></text:span></text:p>
      <text:p text:style-name="P5"><text:span text:style-name="Source_20_Text"><text:span text:style-name="T4">Struts 2 has a history of critical security bugs,</text:span></text:span><text:bookmark text:name="cite_ref-31"/><text:a xlink:type="simple" xlink:href="https://en.wikipedia.org/wiki/Apache_Struts_2#cite_note-3" text:style-name="Internet_20_link" text:visited-style-name="Visited_20_Internet_20_Link"><text:span text:style-name="Source_20_Text">[3]</text:span></text:a><text:span text:style-name="Source_20_Text"><text:span text:style-name="T4"> many tied to its use of </text:span></text:span><text:a xlink:type="simple" xlink:href="https://en.wikipedia.org/wiki/OGNL" text:style-name="Internet_20_link" text:visited-style-name="Visited_20_Internet_20_Link"><text:span text:style-name="Source_20_Text">OGNL</text:span></text:a><text:span text:style-name="Source_20_Text"><text:span text:style-name="T4"> technology;</text:span></text:span><text:bookmark text:name="cite_ref-41"/><text:a xlink:type="simple" xlink:href="https://en.wikipedia.org/wiki/Apache_Struts_2#cite_note-4" text:style-name="Internet_20_link" text:visited-style-name="Visited_20_Internet_20_Link"><text:span text:style-name="Source_20_Text">[4]</text:span></text:a><text:span text:style-name="Source_20_Text"><text:span text:style-name="T4"> some vulnerabilities can lead to </text:span></text:span><text:a xlink:type="simple" xlink:href="https://en.wikipedia.org/wiki/Arbitrary_code_execution" text:style-name="Internet_20_link" text:visited-style-name="Visited_20_Internet_20_Link"><text:span text:style-name="Source_20_Text">arbitrary code execution</text:span></text:a><text:span text:style-name="Source_20_Text"><text:span text:style-name="T4">. In October 2017, it was reported that failure by </text:span></text:span><text:a xlink:type="simple" xlink:href="https://en.wikipedia.org/wiki/Equifax" text:style-name="Internet_20_link" text:visited-style-name="Visited_20_Internet_20_Link"><text:span text:style-name="Source_20_Text">Equifax</text:span></text:a><text:span text:style-name="Source_20_Text"><text:span text:style-name="T4"> to address a Struts 2 vulnerability advised in March 2017 was later exploited in the </text:span></text:span><text:a xlink:type="simple" xlink:href="https://en.wikipedia.org/wiki/Data_breach" text:style-name="Internet_20_link" text:visited-style-name="Visited_20_Internet_20_Link"><text:span text:style-name="Source_20_Text">data breach</text:span></text:a><text:span text:style-name="Source_20_Text"><text:span text:style-name="T4"> that was disclosed by Equifax in September 2017.</text:span></text:span></text:p>
      <text:p text:style-name="P5"><text:span text:style-name="Source_20_Text"><text:span text:style-name="T4"/></text:span></text:p>
      <text:p text:style-name="P6"><text:span text:style-name="Source_20_Text"><text:span text:style-name="T33">4.</text:span></text:span><text:span text:style-name="Source_20_Text"><text:span text:style-name="T28">JSF</text:span></text:span></text:p>
      <text:p text:style-name="P6"><text:span text:style-name="Source_20_Text"><text:span text:style-name="T5">This article has detail notes on JSF:</text:span></text:span></text:p>
      <text:p text:style-name="P6"><text:a xlink:type="simple" xlink:href="https://stackify.com/java-server-faces/" text:style-name="Internet_20_link" text:visited-style-name="Visited_20_Internet_20_Link"><text:span text:style-name="Source_20_Text"><text:span text:style-name="T5">https://stackify.com/java-server-faces/</text:span></text:span></text:a></text:p>
      <text:p text:style-name="P6"><text:span text:style-name="Source_20_Text"><text:span text:style-name="T5"/></text:span></text:p>
      <text:p text:style-name="P6"><text:span text:style-name="Source_20_Text"><text:span text:style-name="T43">JavaServer Faces</text:span></text:span><text:span text:style-name="Source_20_Text"><text:span text:style-name="T5"> (</text:span></text:span><text:span text:style-name="Source_20_Text"><text:span text:style-name="T43">JSF</text:span></text:span><text:span text:style-name="Source_20_Text"><text:span text:style-name="T5">) is a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5"> specification for building </text:span></text:span><text:a xlink:type="simple" xlink:href="https://en.wikipedia.org/wiki/Software_component" text:style-name="Internet_20_link" text:visited-style-name="Visited_20_Internet_20_Link"><text:span text:style-name="Source_20_Text">component</text:span></text:a><text:span text:style-name="Source_20_Text"><text:span text:style-name="T5">-based </text:span></text:span><text:a xlink:type="simple" xlink:href="https://en.wikipedia.org/wiki/User_interface" text:style-name="Internet_20_link" text:visited-style-name="Visited_20_Internet_20_Link"><text:span text:style-name="Source_20_Text">user interfaces</text:span></text:a><text:span text:style-name="Source_20_Text"><text:span text:style-name="T5"> for </text:span></text:span><text:a xlink:type="simple" xlink:href="https://en.wikipedia.org/wiki/Web_application" text:style-name="Internet_20_link" text:visited-style-name="Visited_20_Internet_20_Link"><text:span text:style-name="Source_20_Text">web applications</text:span></text:a><text:bookmark text:name="cite_ref-1"/><text:a xlink:type="simple" xlink:href="https://en.wikipedia.org/wiki/JavaServer_Faces#cite_note-1" text:style-name="Internet_20_link" text:visited-style-name="Visited_20_Internet_20_Link"><text:span text:style-name="Source_20_Text">[1]</text:span></text:a><text:span text:style-name="Source_20_Text"><text:span text:style-name="T5"> and was formalized as a standard through the </text:span></text:span><text:a xlink:type="simple" xlink:href="https://en.wikipedia.org/wiki/Java_Community_Process" text:style-name="Internet_20_link" text:visited-style-name="Visited_20_Internet_20_Link"><text:span text:style-name="Source_20_Text">Java Community Process</text:span></text:a><text:span text:style-name="Source_20_Text"><text:span text:style-name="T5"> being part of the </text:span></text:span><text:a xlink:type="simple" xlink:href="https://en.wikipedia.org/wiki/Java_Platform,_Enterprise_Edition" text:style-name="Internet_20_link" text:visited-style-name="Visited_20_Internet_20_Link"><text:span text:style-name="Source_20_Text">Java Platform, Enterprise Edition</text:span></text:a><text:span text:style-name="Source_20_Text"><text:span text:style-name="T5">. It is also a </text:span></text:span><text:a xlink:type="simple" xlink:href="https://en.wikipedia.org/wiki/Model,_view,_controller" text:style-name="Internet_20_link" text:visited-style-name="Visited_20_Internet_20_Link"><text:span text:style-name="Source_20_Text">MVC</text:span></text:a><text:span text:style-name="Source_20_Text"><text:span text:style-name="T5"> </text:span></text:span><text:a xlink:type="simple" xlink:href="https://en.wikipedia.org/wiki/Web_framework" text:style-name="Internet_20_link" text:visited-style-name="Visited_20_Internet_20_Link"><text:span text:style-name="Source_20_Text">web framework</text:span></text:a><text:span text:style-name="Source_20_Text"><text:span text:style-name="T5"> that simplifies construction of </text:span></text:span><text:a xlink:type="simple" xlink:href="https://en.wikipedia.org/wiki/User_interface" text:style-name="Internet_20_link" text:visited-style-name="Visited_20_Internet_20_Link"><text:span text:style-name="Source_20_Text">user interfaces</text:span></text:a><text:span text:style-name="Source_20_Text"><text:span text:style-name="T5"> (UI) for server-based applications by using reusable UI components in a page.</text:span></text:span></text:p>
      <text:p text:style-name="P6"><text:span text:style-name="Source_20_Text"><text:span text:style-name="T5"/></text:span></text:p>
      <text:p text:style-name="P6"><text:span text:style-name="Source_20_Text"><text:span text:style-name="T5">JSF 2 uses </text:span></text:span><text:a xlink:type="simple" xlink:href="https://en.wikipedia.org/wiki/Facelets" text:style-name="Internet_20_link" text:visited-style-name="Visited_20_Internet_20_Link"><text:span text:style-name="Source_20_Text">Facelets</text:span></text:a><text:span text:style-name="Source_20_Text"><text:span text:style-name="T5"> as its default templating system. Other view technologies such as </text:span></text:span><text:a xlink:type="simple" xlink:href="https://en.wikipedia.org/wiki/XUL" text:style-name="Internet_20_link" text:visited-style-name="Visited_20_Internet_20_Link"><text:span text:style-name="Source_20_Text">XUL</text:span></text:a><text:span text:style-name="Source_20_Text"><text:span text:style-name="T5"> or plain Java</text:span></text:span><text:bookmark text:name="cite_ref-3"/><text:a xlink:type="simple" xlink:href="https://en.wikipedia.org/wiki/JavaServer_Faces#cite_note-3" text:style-name="Internet_20_link" text:visited-style-name="Visited_20_Internet_20_Link"><text:span text:style-name="Source_20_Text">[3]</text:span></text:a><text:span text:style-name="Source_20_Text"><text:span text:style-name="T5"> can also be employed. In contrast, JSF 1.x uses </text:span></text:span><text:a xlink:type="simple" xlink:href="https://en.wikipedia.org/wiki/JavaServer_Pages" text:style-name="Internet_20_link" text:visited-style-name="Visited_20_Internet_20_Link"><text:span text:style-name="Source_20_Text">JavaServer Pages</text:span></text:a><text:span text:style-name="Source_20_Text"><text:span text:style-name="T5"> (JSP) as its default templating system. </text:span></text:span></text:p>
      <text:p text:style-name="P6"><text:span text:style-name="Source_20_Text"><text:span text:style-name="T5"/></text:span></text:p>
      <text:p text:style-name="P6"><text:soft-page-break/><text:span text:style-name="Source_20_Text"><text:span text:style-name="T5">In 2001, the original Java Specification Request (JSR) for the technology that ultimately became JavaServer Faces proposed developing a package with the name </text:span></text:span><text:span text:style-name="Source_20_Text"><text:span text:style-name="T58">javax.servlet.ui</text:span></text:span><text:bookmark text:name="cite_ref-4"/></text:p>
      <text:p text:style-name="P6"><text:span text:style-name="Source_20_Text"><text:span text:style-name="T5"/></text:span></text:p>
      <text:p text:style-name="P6"><text:span text:style-name="Source_20_Text"><text:span text:style-name="T5">JSF 2.3 (2017-03-28) – Major features: search Expressions, extensionless URLs, bean validation for complete classes, push communication using </text:span></text:span><text:a xlink:type="simple" xlink:href="https://en.wikipedia.org/wiki/WebSocket" text:style-name="Internet_20_link" text:visited-style-name="Visited_20_Internet_20_Link"><text:span text:style-name="Source_20_Text">WebSocket</text:span></text:a><text:span text:style-name="Source_20_Text"><text:span text:style-name="T5">, enhanced integration with CDI.</text:span></text:span></text:p>
      <text:p text:style-name="P6"><text:span text:style-name="Source_20_Text"><text:span text:style-name="T5"/></text:span></text:p>
      <text:p text:style-name="P6"><text:span text:style-name="Source_20_Text"><text:span text:style-name="T5">Based on a component-driven </text:span></text:span><text:a xlink:type="simple" xlink:href="https://en.wikipedia.org/wiki/User_interface" text:style-name="Internet_20_link" text:visited-style-name="Visited_20_Internet_20_Link"><text:span text:style-name="Source_20_Text">UI</text:span></text:a><text:span text:style-name="Source_20_Text"><text:span text:style-name="T5"> design-model, JavaServer Faces uses XML files called </text:span></text:span><text:span text:style-name="Source_20_Text"><text:span text:style-name="T43">view templates</text:span></text:span><text:span text:style-name="Source_20_Text"><text:span text:style-name="T5"> or </text:span></text:span><text:a xlink:type="simple" xlink:href="https://en.wikipedia.org/wiki/Facelets" text:style-name="Internet_20_link" text:visited-style-name="Visited_20_Internet_20_Link"><text:span text:style-name="Source_20_Text">Facelets</text:span></text:a><text:span text:style-name="Source_20_Text"><text:span text:style-name="T5"> views. The </text:span></text:span><text:span text:style-name="Source_20_Text"><text:span text:style-name="T58">FacesServlet</text:span></text:span><text:span text:style-name="Source_20_Text"><text:span text:style-name="T5"> processes requests, loads the appropriate view template, builds a component tree, processes events, and renders the response (typically in the HTML language) to the client. The state of UI components and other objects of scope interest is saved at the end of each request in a process called </text:span></text:span><text:span text:style-name="Source_20_Text"><text:span text:style-name="T43">stateSaving</text:span></text:span><text:span text:style-name="Source_20_Text"><text:span text:style-name="T5"> (note: </text:span></text:span><text:span text:style-name="Source_20_Text"><text:span text:style-name="T51">transient</text:span></text:span><text:span text:style-name="Source_20_Text"><text:span text:style-name="T5"> </text:span></text:span><text:span text:style-name="Source_20_Text"><text:span text:style-name="T43">true</text:span></text:span><text:span text:style-name="Source_20_Text"><text:span text:style-name="T5">), and restored upon next creation of that view. Either the client or the server side can save objects and states. </text:span></text:span></text:p>
      <text:p text:style-name="P6"><text:span text:style-name="Source_20_Text"><text:span text:style-name="T5"/></text:span></text:p>
      <text:p text:style-name="P6"><text:a xlink:type="simple" xlink:href="https://en.wikipedia.org/wiki/Facelets" text:style-name="Internet_20_link" text:visited-style-name="Visited_20_Internet_20_Link"><text:span text:style-name="Source_20_Text">Facelets</text:span></text:a><text:span text:style-name="Source_20_Text"><text:span text:style-name="T5"> (that was designed specifically for JavaServer Faces) was adopted as the official view technology for JSF 2.0. This eliminates the life-cycle conflicts that existed with JSP, forcing workarounds by Java developers.</text:span></text:span><text:bookmark text:name="cite_ref-11"/><text:a xlink:type="simple" xlink:href="https://en.wikipedia.org/wiki/JavaServer_Faces#cite_note-11" text:style-name="Internet_20_link" text:visited-style-name="Visited_20_Internet_20_Link"><text:span text:style-name="Source_20_Text">[11]</text:span></text:a><text:span text:style-name="Source_20_Text"><text:span text:style-name="T5"> Facelets allows easy component/tag creation using XML markup instead of Java code, the chief complaint against JSF 1.x.</text:span></text:span></text:p>
      <text:p text:style-name="P6"><text:span text:style-name="Source_20_Text"><text:span text:style-name="T5"/></text:span></text:p>
      <text:p text:style-name="P7"><text:span text:style-name="Source_20_Text"><text:span text:style-name="T32">ThoughtWorks in Technology Radar 2015</text:span></text:span><text:span text:style-name="Source_20_Text"><text:span text:style-name="T6">: We continue to see teams run into trouble using </text:span></text:span><text:span text:style-name="Source_20_Text"><text:span text:style-name="T44">JSF</text:span></text:span><text:span text:style-name="Source_20_Text"><text:span text:style-name="T6"> - JavaServer Faces - and are recommending you avoid this technology. Teams seem to choose JSF because it is a Java EE standard without really evaluating whether the programming model suits them. We think JSF is flawed because its programming model encourages use of its own abstractions rather than fully embracing the underlying web model. JSF, like ASP.NET webforms, attempts to create stateful component trees on top HTML markup and the stateless HTTP protocol. The improvements in JSF 2.0 and 2.2, such as the introduction of stateless views and the promotion of GET, are steps in the right direction, maybe even an acknowledgement that the original model was flawed, but we feel this is a too little too late. Rather than dealing with the complexity of JSF we recommend teams use simple frameworks and work closely with web technologies including HTTP, HTML and CSS. </text:span></text:span><text:span text:style-name="Source_20_Text"><text:span text:style-name="T7">(status not revised since then).</text:span></text:span></text:p>
      <text:p text:style-name="P7"><text:span text:style-name="Source_20_Text"><text:span text:style-name="T7"/></text:span></text:p>
      <text:p text:style-name="P7"><text:span text:style-name="Source_20_Text"><text:span text:style-name="T7">article published November 2014 in the DZone website, titled "Why You Should Avoid JSF": Facelets, the preferred presentation technology of JSF looks at first sight like an ordinary templating technology like the good old JSP or Thymeleaf. But if you look closer the horror becomes obvious. In the same place where you structure your HTML, you also place the logic what parts of the UI should get updated on an action. A clear violation of the </text:span></text:span><text:a xlink:type="simple" xlink:href="https://en.wikipedia.org/wiki/Separation_of_concerns" text:style-name="Internet_20_link" text:visited-style-name="Visited_20_Internet_20_Link"><text:span text:style-name="Source_20_Text">separation of concerns</text:span></text:a><text:span text:style-name="Source_20_Text"><text:span text:style-name="T7"> principle in my book. Even better is the immediate attribute which changes the server side life cycle! And if this isn’t enough it does it in different ways depending on what tag you use it on. You can’t make stuff like this up.</text:span></text:span></text:p>
      <text:p text:style-name="P7"><text:span text:style-name="Source_20_Text"><text:span text:style-name="T7"/></text:span></text:p>
      <text:p text:style-name="P8"><text:span text:style-name="Source_20_Text"><text:span text:style-name="T8">JSF is backed by Oracle.</text:span></text:span></text:p>
      <text:p text:style-name="P3"><text:span text:style-name="Source_20_Text"><text:span text:style-name="T4"/></text:span></text:p>
      <text:p text:style-name="P9"><text:span text:style-name="Source_20_Text"><text:span text:style-name="T29"><text:tab/><text:tab/><text:tab/><text:tab/><text:tab/></text:span></text:span><text:span text:style-name="Source_20_Text"><text:span text:style-name="T30">Vaadin</text:span></text:span></text:p>
      <text:p text:style-name="P9"><text:soft-page-break/><text:span text:style-name="Source_20_Text"><text:span text:style-name="T10">Vaadin in an amazingly good tool for building interactive desktop-style web apps developed in pure Java and delivered via regular web browsers.</text:span></text:span></text:p>
      <text:p text:style-name="P9"><text:span text:style-name="Source_20_Text"><text:span text:style-name="T10"/></text:span></text:p>
      <text:p text:style-name="P28"><text:span text:style-name="Source_20_Text"><text:span text:style-name="T10">apps run entirely on the server-side. The JavaScript library automatically installed by Vaadin into the user’s browser window simply:</text:span></text:span></text:p>
      <text:list xml:id="list1585455179" text:style-name="L1">
        <text:list-item>
          <text:p text:style-name="P120"><text:span text:style-name="Source_20_Text"><text:span text:style-name="T10">Draws on-screen whatever the server-side app tells it to. </text:span></text:span></text:p>
        </text:list-item>
        <text:list-item>
          <text:p text:style-name="P107"><text:span text:style-name="Source_20_Text"><text:span text:style-name="T10">Feeds user actions (clicking, typing, and so on) back to the server for the app to consider and respond. </text:span></text:span></text:p>
        </text:list-item>
      </text:list>
      <text:p text:style-name="Text_20_body"><text:span text:style-name="Source_20_Text"><text:span text:style-name="T10">So there is no "logical validation on the client side" or "html5 validation", at least not from the Vaadin app developer’s point of view. The Vaadin framework may do so under-the-covers in its internal implementation, but that is none of my concern as a Vaadin app developer. That’s the core benefit of Vaadin: I don't care how Vaadin gets my forms onto the user’s screen. As a Vaadin app developer, I am not writing any JavaScript, HTML, DOM, CSS, or AJAX. Just pure Java. </text:span></text:span></text:p>
      <text:p text:style-name="Text_20_body"><text:span text:style-name="Source_20_Text"><text:span text:style-name="T10">The style is similar to </text:span></text:span><text:a xlink:type="simple" xlink:href="http://en.wikipedia.org/wiki/Swing_%28Java%29" text:style-name="Internet_20_link" text:visited-style-name="Visited_20_Internet_20_Link"><text:span text:style-name="Source_20_Text">Swing</text:span></text:a><text:span text:style-name="Source_20_Text"><text:span text:style-name="T10">: Instantiate a </text:span></text:span><text:a xlink:type="simple" xlink:href="https://vaadin.com/book/-/page/layout.html" text:style-name="Internet_20_link" text:visited-style-name="Visited_20_Internet_20_Link"><text:span text:style-name="Source_20_Text">layout</text:span></text:a><text:span text:style-name="Source_20_Text"><text:span text:style-name="T10"> (a form), add </text:span></text:span><text:a xlink:type="simple" xlink:href="https://vaadin.com/book/-/page/components.label.html" text:style-name="Internet_20_link" text:visited-style-name="Visited_20_Internet_20_Link"><text:span text:style-name="Source_20_Text">labels</text:span></text:a><text:span text:style-name="Source_20_Text"><text:span text:style-name="T10">, add </text:span></text:span><text:a xlink:type="simple" xlink:href="https://vaadin.com/book/-/page/components.button.html" text:style-name="Internet_20_link" text:visited-style-name="Visited_20_Internet_20_Link"><text:span text:style-name="Source_20_Text">buttons</text:span></text:a><text:span text:style-name="Source_20_Text"><text:span text:style-name="T10">, add </text:span></text:span><text:a xlink:type="simple" xlink:href="https://vaadin.com/book/-/page/components.textfield.html" text:style-name="Internet_20_link" text:visited-style-name="Visited_20_Internet_20_Link"><text:span text:style-name="Source_20_Text">fields</text:span></text:a><text:span text:style-name="Source_20_Text"><text:span text:style-name="T10">, add </text:span></text:span><text:a xlink:type="simple" xlink:href="https://vaadin.com/demo" text:style-name="Internet_20_link" text:visited-style-name="Visited_20_Internet_20_Link"><text:span text:style-name="Source_20_Text">other widgets</text:span></text:a><text:span text:style-name="Source_20_Text"><text:span text:style-name="T10">. Attach </text:span></text:span><text:a xlink:type="simple" xlink:href="https://vaadin.com/book/-/page/components.form.html#components.form.validation" text:style-name="Internet_20_link" text:visited-style-name="Visited_20_Internet_20_Link"><text:span text:style-name="Source_20_Text">validators</text:span></text:a><text:span text:style-name="Source_20_Text"><text:span text:style-name="T10"> as needed. Nest additional layouts, for complicated forms. All of that executes in memory on the server-side, all in pure Java. Finally tell the layout to show itself. Poof, like magic, Vaadin tells the browser to display a likeness of that form.</text:span></text:span></text:p>
      <text:p text:style-name="P29"><text:span text:style-name="Source_20_Text"><text:span text:style-name="T11">Sclaing: Your web app lives on the server, not the client. All your business logic, the users’ entered data, the internal representation of all the users’s forms such as row items in a table, all this lives on the server. Multiply that by number of users. This means a Vaadin app can demand much memory and CPU usage.</text:span></text:span></text:p>
      <text:p text:style-name="P29"><text:span text:style-name="Source_20_Text"><text:span text:style-name="T11">That may limit scaling up. But given 64-bit Java, multiple gigs of memory, and multiple cores on even the lowliest of machines such as a </text:span></text:span><text:a xlink:type="simple" xlink:href="http://www.apple.com/macmini/server/" text:style-name="Internet_20_link" text:visited-style-name="Visited_20_Internet_20_Link"><text:span text:style-name="Source_20_Text">Mac mini,</text:span></text:a><text:span text:style-name="Source_20_Text"><text:span text:style-name="T11"> scaling-up is likely an issue only for the largest/busiest of apps.</text:span></text:span></text:p>
      <text:p text:style-name="P30"><text:span text:style-name="Source_20_Text"><text:span text:style-name="T12">Control Over HTML, CSS and JS: If your team is more comfortable or experienced with conventional web app architectures, then Vaadin may not be for you. In Vaadin you write your app entirely in pure Java, and Vaadin translates that to HTML, CSS, and JavaScript automagically. </text:span></text:span></text:p>
      <text:p text:style-name="P30"><text:span text:style-name="Source_20_Text"><text:span text:style-name="T12">You can tweak the CSS a bit. And even without touching CSS, Vaadin’s "themes" (</text:span></text:span><text:a xlink:type="simple" xlink:href="https://vaadin.com/valo" text:style-name="Internet_20_link" text:visited-style-name="Visited_20_Internet_20_Link"><text:span text:style-name="Source_20_Text">Valo</text:span></text:a><text:span text:style-name="Source_20_Text"><text:span text:style-name="T12">, </text:span></text:span><text:a xlink:type="simple" xlink:href="http://demo.vaadin.com/ReindeerTheme" text:style-name="Internet_20_link" text:visited-style-name="Visited_20_Internet_20_Link"><text:span text:style-name="Source_20_Text">Reindeer</text:span></text:a><text:span text:style-name="Source_20_Text"><text:span text:style-name="T12">) give you much control over colors, sizes, and fonts if you wish to override the defaults. But know that Vaadin is in the “driver’s seat” in generating the HTML &amp; CSS; you are just passenger who is allowed a small bit of “backseat-driving”.</text:span></text:span></text:p>
      <text:p text:style-name="P30"><text:span text:style-name="Source_20_Text"><text:span text:style-name="T12">If your goal is something other than developing desktop-style apps, if you </text:span></text:span><text:span text:style-name="Source_20_Text"><text:span text:style-name="Emphasis"><text:span text:style-name="T56">want</text:span></text:span></text:span><text:span text:style-name="Source_20_Text"><text:span text:style-name="T12"> to take full control of the HTML/CSS, then Vaadin may not be for you.</text:span></text:span></text:p>
      <text:p text:style-name="P30"><text:span text:style-name="Source_20_Text"><text:span text:style-name="T12">In a Thin Server Architecture, the UI logic and state is located on the client. You use HTML and Java-Script libraries like AngularJS to program your UI elements and logic. The server is reduced to a data supplier </text:span></text:span><text:soft-page-break/><text:span text:style-name="Source_20_Text"><text:span text:style-name="T12">through a REST web service. You don’t need a lot of requests, because you only have to request for data, not for UI logic. This approach scales quite well because the UI state is located on the client (saves server memory), the UI logic runs on the client (saves server processor usage) and the calls to the REST service can be easily cached and dispatched by a load balancer (REST messages are self-descriptive; no state on server-side necessary to process them). All in all this architecture can handle high traffic well.</text:span></text:span></text:p>
      <text:p text:style-name="P30"><text:span text:style-name="Source_20_Text"><text:span text:style-name="T12">This is not valid for Vaadin-based applications, which is a server-side presentation framework. The UI state and logic is stored on the server and for every user interaction, a request has to be sent to the server so that the client knows how it should react. This leads to higher network traffic and a busy server. Moreover, you have to hold the UI state for </text:span></text:span><text:span text:style-name="Source_20_Text"><text:span text:style-name="Emphasis"><text:span text:style-name="T56">every</text:span></text:span></text:span><text:span text:style-name="Source_20_Text"><text:span text:style-name="T12"> client. If the number of clients increased you need more server memory to hold the UI states.</text:span></text:span></text:p>
      <text:p text:style-name="P30"><text:span text:style-name="Source_20_Text"><text:span text:style-name="T12">“</text:span></text:span><text:span text:style-name="Source_20_Text"><text:span text:style-name="Strong_20_Emphasis"><text:span text:style-name="T47">Vaadin was never built for massive public-facing web sites</text:span></text:span></text:span><text:span text:style-name="Source_20_Text"><text:span text:style-name="T12">. If you need facebook-level scalability Vaadin isn’t the best tool for that. But for anything less, Vaadin demonstrably works, and works well.” Jens Jansson, Vaadin.</text:span></text:span></text:p>
      <text:p text:style-name="P30"><text:span text:style-name="Source_20_Text"><text:span text:style-name="T12">Vaadin focuses on building business applications very fast. “Business applications” means applications primarily consisting of forms and tables. However, if you want a complex and heavy UI (e.g. animations and custom UI features) Vaadin is not suitable, because then you need </text:span></text:span><text:span text:style-name="Source_20_Text"><text:span text:style-name="Strong_20_Emphasis"><text:span text:style-name="T47">fine-grained and direct access to the DOM</text:span></text:span></text:span><text:span text:style-name="Source_20_Text"><text:span text:style-name="T12">, which is not so easy with Vaadin.</text:span></text:span></text:p>
      <text:p text:style-name="P31"><text:span text:style-name="Source_20_Text"><text:span text:style-name="T49">Vaadin Components:</text:span></text:span><text:span text:style-name="Source_20_Text"><text:span text:style-name="T13"> </text:span></text:span></text:p>
      <text:p text:style-name="P32"><text:span text:style-name="Source_20_Text"><text:span text:style-name="T14">The </text:span></text:span><text:span text:style-name="Source_20_Text"><text:span text:style-name="Strong_20_Emphasis"><text:span text:style-name="T48">Client-Side Engine</text:span></text:span></text:span><text:span text:style-name="Source_20_Text"><text:span text:style-name="T14"> runs in the browser and is written in JavaScript. It renders the UI and receives the user interaction and sends them as events to the server.  The browser serves only as a so-called “Thin Client Platform”. He only has to render the UI and communicate low level events to the server. There is no application specific communication between the client and the server. This is an advantage because the application logic is not scattered across client and server.</text:span></text:span></text:p>
      <text:p text:style-name="P32"><text:span text:style-name="Source_20_Text"><text:span text:style-name="T14">The </text:span></text:span><text:span text:style-name="Source_20_Text"><text:span text:style-name="Strong_20_Emphasis"><text:span text:style-name="T48">Server-Side Framework</text:span></text:span></text:span><text:span text:style-name="Source_20_Text"><text:span text:style-name="T14"> holds the UI logic and state of every client. Here is where the application logic runs. Each server-side component (e.g. Button, TextField, Table) has a client-side counterpart, the “widget”. This widget is the representation of the component on the client-side.</text:span></text:span></text:p>
      <text:p text:style-name="Text_20_body"><text:span text:style-name="Source_20_Text"><text:span text:style-name="T14">The developer has only to implement the UI logic and the backend. Everything before this layer is transparent to the developer. He doesn’t have to care about web technologies (HTML, JavaScript) or the client-server-communication (HTTP, AJAX, JSON serialization, sessions). He only uses the Java API of the components.</text:span></text:span></text:p>
      <text:p text:style-name="P32"><text:span text:style-name="Source_20_Text"><text:span text:style-name="T14">Another practical advantage is the monoglot programming approach and the utilization of the well-known imperative GUI programming style. If your development team is already familiar with Java and has already </text:span></text:span><text:soft-page-break/><text:span text:style-name="Source_20_Text"><text:span text:style-name="T14">experience with GUI programming in Swing, SWT/JFace or JavaFX, they will become productive immediately. Same concept, same language. They are not forced to learn JavaScript, several JavaScript libraries (jQuery, jQuery UI, AngularJS etc.), web techniques (AJAX, sessions, cookies, browser-specific handling), protocols and formats (HTTP, WebSockets, JSON). Vaadin takes care of this. However, it’s helpful to know them.</text:span></text:span></text:p>
      <text:p text:style-name="P87"><text:span text:style-name="Source_20_Text"><text:span text:style-name="T14">Note: Vaadin scaling on AWS example</text:span></text:span></text:p>
      <text:p text:style-name="P87"><text:span text:style-name="Source_20_Text"><text:span text:style-name="T14">https://vaadin.com/blog/vaadin-scalability-study-quicktickets</text:span></text:span></text:p>
      <text:p text:style-name="P85"><text:span text:style-name="Source_20_Text"><text:span text:style-name="T9"/></text:span></text:p>
      <text:p text:style-name="P9"><text:span text:style-name="Source_20_Text"><text:span text:style-name="T34">5.</text:span></text:span><text:span text:style-name="Source_20_Text"><text:span text:style-name="T29">Monoglot vs polyglot</text:span></text:span></text:p>
      <text:p text:style-name="P33"><text:span text:style-name="Source_20_Text"><text:span text:style-name="T15">For the uninitiated, A </text:span></text:span><text:a xlink:type="simple" xlink:href="https://en.wikipedia.org/wiki/Polyglot_%28computing%29" office:target-frame-name="_blank" xlink:show="new" text:style-name="Internet_20_link" text:visited-style-name="Visited_20_Internet_20_Link"><text:span text:style-name="Source_20_Text">Polyglot</text:span></text:a><text:span text:style-name="Source_20_Text"><text:span text:style-name="T15"> programmer is a person who can write valid computer programs which do the same thing, in many programming languages.</text:span></text:span></text:p>
      <text:p text:style-name="P33"><text:bookmark text:name="b1f8"/><text:span text:style-name="Source_20_Text"><text:span text:style-name="T15">In a monoglot environment, most people are working with a language they are ambivalent towards, sapping motivation; in a polyglot environment, we can all work with a language we delight in.</text:span></text:span></text:p>
      <text:p text:style-name="P34"><text:bookmark text:name="0f78"/><text:span text:style-name="Source_20_Text"><text:span text:style-name="T15">And hopefully, some ideas learned from using other languages will carry over. I’ve certainly found this to be the case. Every language has new ideas to offer: Go’s CSP-style concurrency, Haskell’s type-classes, Simula’s object-oriented programming, Erlang’s actor model, Lisp’s homoiconicity, etc. Exposing programmers to more languages makes them better all-around problem-solvers. Using a single language keeps us stale: monotony breeds mediocrity.</text:span></text:span></text:p>
      <text:p text:style-name="P35"><text:span text:style-name="Source_20_Text"><text:span text:style-name="T16">Note: This talks about running a microservices application in a polyglot environment: </text:span></text:span><text:a xlink:type="simple" xlink:href="https://www.javacodegeeks.com/2018/10/microservices-java-developers-monoglot-polyglot.html" text:style-name="Internet_20_link" text:visited-style-name="Visited_20_Internet_20_Link"><text:span text:style-name="Source_20_Text">https://www.javacodegeeks.com/2018/10/microservices-java-developers-monoglot-polyglot.html</text:span></text:a></text:p>
      <text:p text:style-name="P35"><text:span text:style-name="Source_20_Text"><text:span text:style-name="T16"/></text:span></text:p>
      <text:p text:style-name="P93"><text:span text:style-name="Source_20_Text"><text:span text:style-name="T35">6.GraalVM</text:span></text:span></text:p>
      <text:p text:style-name="P95"><text:span text:style-name="Source_20_Text"><text:span text:style-name="T17">GraalVM is a </text:span></text:span><text:a xlink:type="simple" xlink:href="https://en.wikipedia.org/wiki/Java_virtual_machine" text:style-name="Internet_20_link" text:visited-style-name="Visited_20_Internet_20_Link"><text:span text:style-name="Source_20_Text">Java VM</text:span></text:a><text:span text:style-name="Source_20_Text"><text:span text:style-name="T17"> and </text:span></text:span><text:a xlink:type="simple" xlink:href="https://en.wikipedia.org/wiki/Java_Development_Kit" text:style-name="Internet_20_link" text:visited-style-name="Visited_20_Internet_20_Link"><text:span text:style-name="Source_20_Text">JDK</text:span></text:a><text:span text:style-name="Source_20_Text"><text:span text:style-name="T17"> based on </text:span></text:span><text:a xlink:type="simple" xlink:href="https://en.wikipedia.org/wiki/HotSpot" text:style-name="Internet_20_link" text:visited-style-name="Visited_20_Internet_20_Link"><text:span text:style-name="Source_20_Text">HotSpot</text:span></text:a><text:span text:style-name="Source_20_Text"><text:span text:style-name="T17">/</text:span></text:span><text:a xlink:type="simple" xlink:href="https://en.wikipedia.org/wiki/OpenJDK" text:style-name="Internet_20_link" text:visited-style-name="Visited_20_Internet_20_Link"><text:span text:style-name="Source_20_Text">OpenJDK</text:span></text:a><text:span text:style-name="Source_20_Text"><text:span text:style-name="T17">, implemented in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17">. It supports additional programming languages and execution modes, like </text:span></text:span><text:a xlink:type="simple" xlink:href="https://en.wikipedia.org/wiki/Ahead-of-time_compilation" text:style-name="Internet_20_link" text:visited-style-name="Visited_20_Internet_20_Link"><text:span text:style-name="Source_20_Text">ahead-of-time compilation</text:span></text:a><text:span text:style-name="Source_20_Text"><text:span text:style-name="T17"> of Java applications for fast startup and low memory footprint. The first production-ready version, GraalVM 19.0, was released in May 2019</text:span></text:span><text:bookmark text:name="cite_ref-release_19_0_7-0"/><text:span text:style-name="Source_20_Text"><text:span text:style-name="T17">.</text:span></text:span></text:p>
      <text:p text:style-name="P95"><text:span text:style-name="Source_20_Text"><text:span text:style-name="T17"/></text:span></text:p>
      <text:p text:style-name="P95"><text:span text:style-name="Source_20_Text"><text:span text:style-name="T17">One objective of GraalVM is to improve the performance of </text:span></text:span><text:a xlink:type="simple" xlink:href="https://en.wikipedia.org/wiki/Java_virtual_machine" text:style-name="Internet_20_link" text:visited-style-name="Visited_20_Internet_20_Link"><text:span text:style-name="Source_20_Text">Java virtual machine</text:span></text:a><text:span text:style-name="Source_20_Text"><text:span text:style-name="T17">-based languages to match the performance of native languages.</text:span></text:span><text:bookmark text:name="cite_ref-why-graal_8-0"/><text:a xlink:type="simple" xlink:href="https://en.wikipedia.org/wiki/GraalVM#cite_note-why-graal-8" text:style-name="Internet_20_link" text:visited-style-name="Visited_20_Internet_20_Link"><text:span text:style-name="Source_20_Text">[8]</text:span></text:a><text:bookmark text:name="cite_ref-9"/><text:a xlink:type="simple" xlink:href="https://en.wikipedia.org/wiki/GraalVM#cite_note-9" text:style-name="Internet_20_link" text:visited-style-name="Visited_20_Internet_20_Link"><text:span text:style-name="Source_20_Text">[9]</text:span></text:a><text:span text:style-name="Source_20_Text"><text:span text:style-name="T17"> Another goal is to reduce the startup time of JVM-based applications by compiling them ahead-of-time with </text:span></text:span><text:a xlink:type="simple" xlink:href="https://www.graalvm.org/docs/reference-manual/aot-compilation/" text:style-name="Internet_20_link" text:visited-style-name="Visited_20_Internet_20_Link"><text:span text:style-name="Source_20_Text">GraalVM Native Image</text:span></text:a><text:span text:style-name="Source_20_Text"><text:span text:style-name="T17"> technology. A third goal is to enable GraalVM integration into the Oracle Database, OpenJDK, Node.js, Android/iOS, and to support similar custom embeddings. A fourth goal is to allow freeform mixing of code from any programming language in a single program, billed as "</text:span></text:span><text:a xlink:type="simple" xlink:href="https://en.wiktionary.org/wiki/polyglot" text:style-name="Internet_20_link" text:visited-style-name="Visited_20_Internet_20_Link"><text:span text:style-name="Source_20_Text">polyglot</text:span></text:a><text:span text:style-name="Source_20_Text"><text:span text:style-name="T17"> applications".</text:span></text:span><text:bookmark text:name="cite_ref-why-graal_8-1"/><text:a xlink:type="simple" xlink:href="https://en.wikipedia.org/wiki/GraalVM#cite_note-why-graal-8" text:style-name="Internet_20_link" text:visited-style-name="Visited_20_Internet_20_Link"><text:span text:style-name="Source_20_Text">[8]</text:span></text:a><text:bookmark text:name="cite_ref-10"/><text:a xlink:type="simple" xlink:href="https://en.wikipedia.org/wiki/GraalVM#cite_note-10" text:style-name="Internet_20_link" text:visited-style-name="Visited_20_Internet_20_Link"><text:span text:style-name="Source_20_Text">[10]</text:span></text:a><text:span text:style-name="Source_20_Text"><text:span text:style-name="T17"> A last goal is to include an easily extended set of "</text:span></text:span><text:a xlink:type="simple" xlink:href="https://en.wiktionary.org/wiki/polyglot" text:style-name="Internet_20_link" text:visited-style-name="Visited_20_Internet_20_Link"><text:span text:style-name="Source_20_Text">polyglot</text:span></text:a><text:span text:style-name="Source_20_Text"><text:span text:style-name="T17"> </text:span></text:span><text:a xlink:type="simple" xlink:href="https://en.wikipedia.org/wiki/Programming_tool" text:style-name="Internet_20_link" text:visited-style-name="Visited_20_Internet_20_Link"><text:span text:style-name="Source_20_Text">programming tools</text:span></text:a><text:span text:style-name="Source_20_Text"><text:span text:style-name="T17">".</text:span></text:span><text:bookmark text:name="cite_ref-why-graal_8-2"/></text:p>
      <text:p text:style-name="P96"><text:span text:style-name="Source_20_Text"><text:span text:style-name="T17"/></text:span></text:p>
      <text:p text:style-name="P96"><text:soft-page-break/><text:span text:style-name="Source_20_Text"><text:span text:style-name="T17">GraalVM can substitute a default JDK on Linux and macOS platforms on x86 64-bit systems. The support on Windows is currently under development and released as an early adopter functionality in GraalVM 19.0. </text:span></text:span></text:p>
      <text:p text:style-name="Text_20_body"><text:span text:style-name="Source_20_Text"><text:span text:style-name="T17">GraalVM 19.0 is based on top of JDK version 8u212. </text:span></text:span></text:p>
      <text:p text:style-name="P92"><text:span text:style-name="Source_20_Text"><text:span text:style-name="T17"/></text:span></text:p>
      <text:p text:style-name="P92"><text:span text:style-name="Source_20_Text"><text:span text:style-name="T17">Support for Spring Boot applications is under development.</text:span></text:span></text:p>
      <text:p text:style-name="P93"><text:span text:style-name="Source_20_Text"><text:span text:style-name="T17">GraalVM is written in and for the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17"> ecosystem. It can execute applications written in all languages that compile to the Java bytecode format, e.g. Java,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17">,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17">, and more. </text:span></text:span></text:p>
      <text:p text:style-name="Text_20_body"><text:span text:style-name="Source_20_Text"><text:span text:style-name="T17">Based on Truffle Language Implementation framework additional languages can be supported in GraalVM. </text:span></text:span></text:p>
      <text:p text:style-name="P92"><text:span text:style-name="Source_20_Text"><text:span text:style-name="T17">Support for additional languages can be implemented by users of GraalVM. </text:span></text:span></text:p>
      <text:p text:style-name="P93"><text:span text:style-name="Source_20_Text"><text:span text:style-name="T35"/></text:span></text:p>
      <text:p text:style-name="P94"><text:span text:style-name="Source_20_Text"><text:span text:style-name="T36">7.Native Code, Byte Code, Virtual Machine, </text:span></text:span><text:span text:style-name="Source_20_Text"><text:span text:style-name="T37">JIT Compiler</text:span></text:span></text:p>
      <text:p text:style-name="P97"><text:span text:style-name="Source_20_Text"><text:span text:style-name="T18">Native code is computer programming (code) that is compiled to run with a particular </text:span></text:span><text:a xlink:type="simple" xlink:href="https://whatis.techtarget.com/definition/processor" text:style-name="Internet_20_link" text:visited-style-name="Visited_20_Internet_20_Link"><text:span text:style-name="Source_20_Text">processor</text:span></text:a><text:span text:style-name="Source_20_Text"><text:span text:style-name="T18"> (such as an Intel </text:span></text:span><text:a xlink:type="simple" xlink:href="https://searchwindowsserver.techtarget.com/definition/x86" text:style-name="Internet_20_link" text:visited-style-name="Visited_20_Internet_20_Link"><text:span text:style-name="Source_20_Text">x86</text:span></text:a><text:span text:style-name="Source_20_Text"><text:span text:style-name="T18">-class processor) and its set of </text:span></text:span><text:a xlink:type="simple" xlink:href="https://whatis.techtarget.com/definition/instruction" text:style-name="Internet_20_link" text:visited-style-name="Visited_20_Internet_20_Link"><text:span text:style-name="Source_20_Text">instruction</text:span></text:a><text:span text:style-name="Source_20_Text"><text:span text:style-name="T18">s. If the same program is run on a computer with a different processor, software can be provided so that the computer emulates the original processor. In this case, the original program runs in "emulation mode" on the new processor and almost certainly more slowly than in native mode on the original processor. (The program can be rewritten and recompiled so that it runs on the new processor in native mode.)</text:span></text:span></text:p>
      <text:p text:style-name="P96"><text:span text:style-name="Source_20_Text"><text:span text:style-name="T17"/></text:span></text:p>
      <text:p text:style-name="P96"><text:span text:style-name="Source_20_Text"><text:span text:style-name="T17">Native code can also be distinguished from </text:span></text:span><text:a xlink:type="simple" xlink:href="https://whatis.techtarget.com/definition/bytecode" text:style-name="Internet_20_link" text:visited-style-name="Visited_20_Internet_20_Link"><text:span text:style-name="Source_20_Text">bytecode</text:span></text:a><text:span text:style-name="Source_20_Text"><text:span text:style-name="T17"> (sometimes called </text:span></text:span><text:span text:style-name="Source_20_Text"><text:span text:style-name="T52">interpreted code</text:span></text:span><text:span text:style-name="Source_20_Text"><text:span text:style-name="T17">), a form of code that can be said to run in a </text:span></text:span><text:a xlink:type="simple" xlink:href="https://searchservervirtualization.techtarget.com/definition/virtual-machine" text:style-name="Internet_20_link" text:visited-style-name="Visited_20_Internet_20_Link"><text:span text:style-name="Source_20_Text">virtual machine</text:span></text:a><text:span text:style-name="Source_20_Text"><text:span text:style-name="T17"> (for example, the </text:span></text:span><text:a xlink:type="simple" xlink:href="https://www.theserverside.com/definition/Java-virtual-machine-JVM" text:style-name="Internet_20_link" text:visited-style-name="Visited_20_Internet_20_Link"><text:span text:style-name="Source_20_Text">Java Virtual Machine</text:span></text:a><text:span text:style-name="Source_20_Text"><text:span text:style-name="T17">). </text:span></text:span></text:p>
      <text:p text:style-name="P96"><text:span text:style-name="Source_20_Text"><text:span text:style-name="T17"/></text:span></text:p>
      <text:p text:style-name="P96"><text:span text:style-name="Source_20_Text"><text:span text:style-name="T17">The virtual machine is a program that converts the platform-generalized bytecode into the native code that will run in a specific processor. </text:span></text:span></text:p>
      <text:p text:style-name="P96"><text:span text:style-name="Source_20_Text"><text:span text:style-name="T17"/></text:span></text:p>
      <text:p text:style-name="P10"><text:span text:style-name="Source_20_Text"><text:span text:style-name="T15">Microsoft's </text:span></text:span><text:a xlink:type="simple" xlink:href="https://searchwindevelopment.techtarget.com/definition/NET" text:style-name="Internet_20_link" text:visited-style-name="Visited_20_Internet_20_Link"><text:span text:style-name="Source_20_Text">.NET</text:span></text:a><text:span text:style-name="Source_20_Text"><text:span text:style-name="T15"> </text:span></text:span><text:a xlink:type="simple" xlink:href="https://whatis.techtarget.com/definition/compiler" text:style-name="Internet_20_link" text:visited-style-name="Visited_20_Internet_20_Link"><text:span text:style-name="Source_20_Text">compiler</text:span></text:a><text:span text:style-name="Source_20_Text"><text:span text:style-name="T15">s for its </text:span></text:span><text:a xlink:type="simple" xlink:href="https://searchwindevelopment.techtarget.com/definition/Visual-Basic" text:style-name="Internet_20_link" text:visited-style-name="Visited_20_Internet_20_Link"><text:span text:style-name="Source_20_Text">Visual Basic</text:span></text:a><text:span text:style-name="Source_20_Text"><text:span text:style-name="T15">, </text:span></text:span><text:a xlink:type="simple" xlink:href="https://searchwindevelopment.techtarget.com/definition/C" text:style-name="Internet_20_link" text:visited-style-name="Visited_20_Internet_20_Link"><text:span text:style-name="Source_20_Text">C#</text:span></text:a><text:span text:style-name="Source_20_Text"><text:span text:style-name="T15">, and </text:span></text:span><text:a xlink:type="simple" xlink:href="https://www.theserverside.com/definition/JavaScript" text:style-name="Internet_20_link" text:visited-style-name="Visited_20_Internet_20_Link"><text:span text:style-name="Source_20_Text">JavaScript</text:span></text:a><text:span text:style-name="Source_20_Text"><text:span text:style-name="T15"> languages produce bytecode (which Microsoft calls Intermediate Language). Java bytecode and Microsoft's Intermediate Language can be compiled into native code before execution by a </text:span></text:span><text:a xlink:type="simple" xlink:href="https://www.theserverside.com/definition/just-in-time-compiler-JIT" text:style-name="Internet_20_link" text:visited-style-name="Visited_20_Internet_20_Link"><text:span text:style-name="Source_20_Text">just-in-time compiler</text:span></text:a><text:span text:style-name="Source_20_Text"><text:span text:style-name="T15"> for faster performance.</text:span></text:span></text:p>
      <text:p text:style-name="P10"><text:span text:style-name="Source_20_Text"><text:span text:style-name="T15"/></text:span></text:p>
      <text:p text:style-name="P10"><text:span text:style-name="Source_20_Text"><text:span text:style-name="T15">In the </text:span></text:span><text:a xlink:type="simple" xlink:href="https://www.theserverside.com/definition/Java" text:style-name="Internet_20_link" text:visited-style-name="Visited_20_Internet_20_Link"><text:span text:style-name="Source_20_Text">Java</text:span></text:a><text:span text:style-name="Source_20_Text"><text:span text:style-name="T15"> programming language and environment, a just-in-time (JIT) compiler is a program that turns Java </text:span></text:span><text:a xlink:type="simple" xlink:href="https://whatis.techtarget.com/definition/bytecode" text:style-name="Internet_20_link" text:visited-style-name="Visited_20_Internet_20_Link"><text:span text:style-name="Source_20_Text">bytecode</text:span></text:a><text:span text:style-name="Source_20_Text"><text:span text:style-name="T15"> (a program that contains instructions that must be interpreted) into instructions that can be sent directly to the </text:span></text:span><text:a xlink:type="simple" xlink:href="https://whatis.techtarget.com/definition/processor" text:style-name="Internet_20_link" text:visited-style-name="Visited_20_Internet_20_Link"><text:span text:style-name="Source_20_Text">processor</text:span></text:a><text:span text:style-name="Source_20_Text"><text:span text:style-name="T15">.</text:span></text:span></text:p>
      <text:p text:style-name="P10"><text:span text:style-name="Source_20_Text"><text:span text:style-name="T15">After you've written a Java program, the source language statements are compiled by the Java </text:span></text:span><text:a xlink:type="simple" xlink:href="https://whatis.techtarget.com/definition/compiler" text:style-name="Internet_20_link" text:visited-style-name="Visited_20_Internet_20_Link"><text:span text:style-name="Source_20_Text">compiler</text:span></text:a><text:span text:style-name="Source_20_Text"><text:span text:style-name="T15"> into </text:span></text:span><text:span text:style-name="Source_20_Text"><text:span text:style-name="T53">bytecode</text:span></text:span><text:span text:style-name="Source_20_Text"><text:span text:style-name="T15"> rather than into code that contains instructions that match a particular hardware platform's processor (for example, an Intel </text:span></text:span><text:a xlink:type="simple" xlink:href="https://whatis.techtarget.com/definition/Pentium" text:style-name="Internet_20_link" text:visited-style-name="Visited_20_Internet_20_Link"><text:span text:style-name="Source_20_Text">Pentium</text:span></text:a><text:span text:style-name="Source_20_Text"><text:span text:style-name="T15"> microprocessor or an IBM System/390 processor). The bytecode is platform-independent code that can be sent to any platform and run on that platform.</text:span></text:span></text:p>
      <text:p text:style-name="P10"><text:soft-page-break/><text:span text:style-name="Source_20_Text"><text:span text:style-name="T15">However, the virtual machine handles one bytecode instruction at a time. Using the Java just-in-time compiler (really a second compiler) at the particular system platform compiles the bytecode into the particular system code (as though the program had been compiled initially on that platform). Once the code has been (re-)compiled by the JIT compiler, it will usually run more quickly in the computer.</text:span></text:span></text:p>
      <text:p text:style-name="P10"><text:span text:style-name="Source_20_Text"><text:span text:style-name="T15"/></text:span></text:p>
      <text:p text:style-name="P11"><text:span text:style-name="Source_20_Text"><text:span text:style-name="T38"/></text:span></text:p>
      <text:p text:style-name="P11"><text:span text:style-name="Source_20_Text"><text:span text:style-name="T38">8.Programming Paradigm</text:span></text:span></text:p>
      <text:p text:style-name="P11"><text:span text:style-name="Source_20_Text"><text:span text:style-name="T19">Programming paradigms are a way to classify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19"> based on their features. Languages can be classified into multiple paradigms.</text:span></text:span></text:p>
      <text:p text:style-name="P11"><text:span text:style-name="Source_20_Text"><text:span text:style-name="T19"/></text:span></text:p>
      <text:p text:style-name="P12"><text:span text:style-name="Source_20_Text"><text:span text:style-name="T20">There are many such paradigms, we’ll see some of them.</text:span></text:span></text:p>
      <text:p text:style-name="P12"><text:span text:style-name="Source_20_Text"><text:span text:style-name="T20"/></text:span></text:p>
      <text:p text:style-name="P12"><text:span text:style-name="Source_20_Text"><text:span text:style-name="T20">Just as </text:span></text:span><text:a xlink:type="simple" xlink:href="https://en.wikipedia.org/wiki/Software_engineering" text:style-name="Internet_20_link" text:visited-style-name="Visited_20_Internet_20_Link"><text:span text:style-name="Source_20_Text">software engineering</text:span></text:a><text:span text:style-name="Source_20_Text"><text:span text:style-name="T20"> (as a process) is defined by differing </text:span></text:span><text:span text:style-name="Source_20_Text"><text:span text:style-name="T54">methodologies</text:span></text:span><text:span text:style-name="Source_20_Text"><text:span text:style-name="T20">, so the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20"> (as models of computation) are defined by differing </text:span></text:span><text:span text:style-name="Source_20_Text"><text:span text:style-name="T54">paradigms</text:span></text:span><text:span text:style-name="Source_20_Text"><text:span text:style-name="T20">. Some languages are designed to support one paradigm (</text:span></text:span><text:a xlink:type="simple" xlink:href="https://en.wikipedia.org/wiki/Smalltalk" text:style-name="Internet_20_link" text:visited-style-name="Visited_20_Internet_20_Link"><text:span text:style-name="Source_20_Text">Smalltalk</text:span></text:a><text:span text:style-name="Source_20_Text"><text:span text:style-name="T20"> supports object-oriented programming,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20"> supports functional programming), while other programming languages support multiple paradigms (such as </text:span></text:span><text:a xlink:type="simple" xlink:href="https://en.wikipedia.org/wiki/Object_Pascal" text:style-name="Internet_20_link" text:visited-style-name="Visited_20_Internet_20_Link"><text:span text:style-name="Source_20_Text">Object Pascal</text:span></text:a><text:span text:style-name="Source_20_Text"><text:span text:style-name="T20">, </text:span></text:span><text:a xlink:type="simple" xlink:href="https://en.wikipedia.org/wiki/C%2B%2B" text:style-name="Internet_20_link" text:visited-style-name="Visited_20_Internet_20_Link"><text:span text:style-name="Source_20_Text">C++</text:span></text:a><text:span text:style-name="Source_20_Text"><text:span text:style-name="T20">,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20">, </text:span></text:span><text:a xlink:type="simple" xlink:href="https://en.wikipedia.org/wiki/JavaScript" text:style-name="Internet_20_link" text:visited-style-name="Visited_20_Internet_20_Link"><text:span text:style-name="Source_20_Text">JavaScript</text:span></text:a><text:span text:style-name="Source_20_Text"><text:span text:style-name="T20">,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20">,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20">,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20">, </text:span></text:span><text:a xlink:type="simple" xlink:href="https://en.wikipedia.org/wiki/Common_Lisp" text:style-name="Internet_20_link" text:visited-style-name="Visited_20_Internet_20_Link"><text:span text:style-name="Source_20_Text">Common Lisp</text:span></text:a><text:span text:style-name="Source_20_Text"><text:span text:style-name="T20">,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20">, </text:span></text:span><text:a xlink:type="simple" xlink:href="https://en.wikipedia.org/wiki/Perl" text:style-name="Internet_20_link" text:visited-style-name="Visited_20_Internet_20_Link"><text:span text:style-name="Source_20_Text">Perl</text:span></text:a><text:span text:style-name="Source_20_Text"><text:span text:style-name="T20">, </text:span></text:span><text:a xlink:type="simple" xlink:href="https://en.wikipedia.org/wiki/PHP" text:style-name="Internet_20_link" text:visited-style-name="Visited_20_Internet_20_Link"><text:span text:style-name="Source_20_Text">PHP</text:span></text:a><text:span text:style-name="Source_20_Text"><text:span text:style-name="T20">,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20">,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20">, </text:span></text:span><text:a xlink:type="simple" xlink:href="https://en.wikipedia.org/wiki/Wolfram_Language" text:style-name="Internet_20_link" text:visited-style-name="Visited_20_Internet_20_Link"><text:span text:style-name="Source_20_Text">Wolfram Language</text:span></text:a><text:span text:style-name="Source_20_Text"><text:span text:style-name="T20">, </text:span></text:span><text:a xlink:type="simple" xlink:href="https://en.wikipedia.org/wiki/Oz_(programming_language)" text:style-name="Internet_20_link" text:visited-style-name="Visited_20_Internet_20_Link"><text:span text:style-name="Source_20_Text">Oz</text:span></text:a><text:span text:style-name="Source_20_Text"><text:span text:style-name="T20">, and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20">). For example, programs written in C++, Object Pascal or PHP can be purely </text:span></text:span><text:a xlink:type="simple" xlink:href="https://en.wikipedia.org/wiki/Procedural_programming" text:style-name="Internet_20_link" text:visited-style-name="Visited_20_Internet_20_Link"><text:span text:style-name="Source_20_Text">procedural</text:span></text:a><text:span text:style-name="Source_20_Text"><text:span text:style-name="T20">, purely </text:span></text:span><text:a xlink:type="simple" xlink:href="https://en.wikipedia.org/wiki/Object-oriented_programming" text:style-name="Internet_20_link" text:visited-style-name="Visited_20_Internet_20_Link"><text:span text:style-name="Source_20_Text">object-oriented</text:span></text:a><text:span text:style-name="Source_20_Text"><text:span text:style-name="T20">, or can contain elements of both or other paradigms. Software designers and programmers decide how to use those paradigm elements.</text:span></text:span></text:p>
      <text:p text:style-name="P12"><text:span text:style-name="Source_20_Text"><text:span text:style-name="T20"/></text:span></text:p>
      <text:p text:style-name="P13"><text:span text:style-name="Source_20_Text"><text:span text:style-name="T50">Imperative Programming</text:span></text:span></text:p>
      <text:p text:style-name="P13"><text:span text:style-name="Source_20_Text"><text:span text:style-name="T21"/></text:span></text:p>
      <text:p text:style-name="P13"><text:span text:style-name="Source_20_Text"><text:span text:style-name="T21">in which the programmer instructs the machine how to change its state</text:span></text:span><text:span text:style-name="Source_20_Text"><text:span text:style-name="T39">.</text:span></text:span></text:p>
      <text:p text:style-name="P13"><text:span text:style-name="Source_20_Text"><text:span text:style-name="T39"/></text:span></text:p>
      <text:p text:style-name="P13"><text:span text:style-name="Source_20_Text"><text:span text:style-name="T21">languages that fall into the imperative paradigm have two main features: they state the order in which operations occur, with constructs that explicitly control that order, and they allow side effects, in which state can be modified at one point in time, within one unit of code, and then later read at a different point in time inside a different unit of code.</text:span></text:span></text:p>
      <text:p text:style-name="P13"><text:span text:style-name="Source_20_Text"><text:span text:style-name="T39"/></text:span></text:p>
      <text:p text:style-name="P13"><text:span text:style-name="Source_20_Text"><text:span text:style-name="T21">The hardware implementation of almost all computers is imperative. Nearly all computer hardware is designed to execute </text:span></text:span><text:a xlink:type="simple" xlink:href="https://en.wikipedia.org/wiki/Machine_code" text:style-name="Internet_20_link" text:visited-style-name="Visited_20_Internet_20_Link"><text:span text:style-name="Source_20_Text">machine code</text:span></text:a><text:span text:style-name="Source_20_Text"><text:span text:style-name="T21">, which is native to the computer and is written in the imperative style. From this low-level perspective, the program state is defined by the contents of memory, and the statements are instructions in the native machine language of the computer.</text:span></text:span></text:p>
      <text:p text:style-name="P13"><text:span text:style-name="Source_20_Text"><text:span text:style-name="T21">Higher-level imperative languages use </text:span></text:span><text:a xlink:type="simple" xlink:href="https://en.wikipedia.org/wiki/Variable_(programming)" text:style-name="Internet_20_link" text:visited-style-name="Visited_20_Internet_20_Link"><text:span text:style-name="Source_20_Text">variables</text:span></text:a><text:span text:style-name="Source_20_Text"><text:span text:style-name="T21"> and more complex statements, but still follow the same paradigm.</text:span></text:span></text:p>
      <text:p text:style-name="P13"><text:span text:style-name="Source_20_Text"><text:span text:style-name="T21"/></text:span></text:p>
      <text:p text:style-name="P13"><text:a xlink:type="simple" xlink:href="https://en.wikipedia.org/wiki/Recipe" text:style-name="Internet_20_link" text:visited-style-name="Visited_20_Internet_20_Link"><text:span text:style-name="Source_20_Text"><text:span text:style-name="T59">Recipes</text:span></text:span></text:a><text:span text:style-name="Source_20_Text"><text:span text:style-name="T21"> and process </text:span></text:span><text:a xlink:type="simple" xlink:href="https://en.wikipedia.org/wiki/Checklist" text:style-name="Internet_20_link" text:visited-style-name="Visited_20_Internet_20_Link"><text:span text:style-name="Source_20_Text"><text:span text:style-name="T59">checklists</text:span></text:span></text:a><text:span text:style-name="Source_20_Text"><text:span text:style-name="T21">, are also familiar concepts that are similar in style to imperative programming; each step is an instruction, and the physical world holds the state. Since the basic ideas of imperative programming are both conceptually familiar and directly embodied in the hardware, most computer languages are in the imperative style.</text:span></text:span></text:p>
      <text:p text:style-name="P13"><text:span text:style-name="Source_20_Text"><text:span text:style-name="T21"/></text:span></text:p>
      <text:p text:style-name="P13"><text:soft-page-break/><text:a xlink:type="simple" xlink:href="https://en.wikipedia.org/wiki/Destructive_assignment" text:style-name="Internet_20_link" text:visited-style-name="Visited_20_Internet_20_Link"><text:span text:style-name="Source_20_Text"><text:span text:style-name="T60">Assignment statements</text:span></text:span></text:a><text:span text:style-name="Source_20_Text"><text:span text:style-name="T22">, in imperative paradigm, perform an operation on information located in memory and store the results in memory for later use. High-level imperative languages, in addition, permit the </text:span></text:span><text:a xlink:type="simple" xlink:href="https://en.wikipedia.org/wiki/Evaluation_(disambiguation)" text:style-name="Internet_20_link" text:visited-style-name="Visited_20_Internet_20_Link"><text:span text:style-name="Source_20_Text"><text:span text:style-name="T60">evaluation</text:span></text:span></text:a><text:span text:style-name="Source_20_Text"><text:span text:style-name="T22"> of complex </text:span></text:span><text:a xlink:type="simple" xlink:href="https://en.wikipedia.org/wiki/Expression_(programming)" text:style-name="Internet_20_link" text:visited-style-name="Visited_20_Internet_20_Link"><text:span text:style-name="Source_20_Text"><text:span text:style-name="T60">expressions</text:span></text:span></text:a><text:span text:style-name="Source_20_Text"><text:span text:style-name="T22">, which may consist of a combination of </text:span></text:span><text:a xlink:type="simple" xlink:href="https://en.wikipedia.org/wiki/Arithmetic#Arithmetic_operations" text:style-name="Internet_20_link" text:visited-style-name="Visited_20_Internet_20_Link"><text:span text:style-name="Source_20_Text"><text:span text:style-name="T60">arithmetic operations</text:span></text:span></text:a><text:span text:style-name="Source_20_Text"><text:span text:style-name="T22"> and </text:span></text:span><text:a xlink:type="simple" xlink:href="https://en.wikipedia.org/wiki/Function_(mathematics)" text:style-name="Internet_20_link" text:visited-style-name="Visited_20_Internet_20_Link"><text:span text:style-name="Source_20_Text"><text:span text:style-name="T60">function</text:span></text:span></text:a><text:span text:style-name="Source_20_Text"><text:span text:style-name="T22"> evaluations, and the assignment of the resulting value to memory. Looping statements (as in </text:span></text:span><text:a xlink:type="simple" xlink:href="https://en.wikipedia.org/wiki/While_loop" text:style-name="Internet_20_link" text:visited-style-name="Visited_20_Internet_20_Link"><text:span text:style-name="Source_20_Text"><text:span text:style-name="T60">while loops</text:span></text:span></text:a><text:span text:style-name="Source_20_Text"><text:span text:style-name="T22">, </text:span></text:span><text:a xlink:type="simple" xlink:href="https://en.wikipedia.org/wiki/Do_while_loop" text:style-name="Internet_20_link" text:visited-style-name="Visited_20_Internet_20_Link"><text:span text:style-name="Source_20_Text"><text:span text:style-name="T60">do while loops</text:span></text:span></text:a><text:span text:style-name="Source_20_Text"><text:span text:style-name="T22">, and </text:span></text:span><text:a xlink:type="simple" xlink:href="https://en.wikipedia.org/wiki/For_loop" text:style-name="Internet_20_link" text:visited-style-name="Visited_20_Internet_20_Link"><text:span text:style-name="Source_20_Text"><text:span text:style-name="T60">for loops</text:span></text:span></text:a><text:span text:style-name="Source_20_Text"><text:span text:style-name="T22">) allow a sequence of statements to be executed multiple times. Loops can either execute the statements they contain a predefined number of times, or they can execute them repeatedly until some condition changes. </text:span></text:span><text:a xlink:type="simple" xlink:href="https://en.wikipedia.org/wiki/Conditional_(programming)" text:style-name="Internet_20_link" text:visited-style-name="Visited_20_Internet_20_Link"><text:span text:style-name="Source_20_Text"><text:span text:style-name="T60">Conditional</text:span></text:span></text:a><text:span text:style-name="Source_20_Text"><text:span text:style-name="T22"> </text:span></text:span><text:a xlink:type="simple" xlink:href="https://en.wikipedia.org/wiki/Branch_(computer_science)" text:style-name="Internet_20_link" text:visited-style-name="Visited_20_Internet_20_Link"><text:span text:style-name="Source_20_Text"><text:span text:style-name="T60">branching</text:span></text:span></text:a><text:span text:style-name="Source_20_Text"><text:span text:style-name="T22"> statements allow a sequence of statements to be executed only if some condition is met. Otherwise, the statements are skipped and the execution sequence continues from the statement following them. Unconditional branching statements allow an execution sequence to be transferred to another part of a program. These include the jump (called </text:span></text:span><text:a xlink:type="simple" xlink:href="https://en.wikipedia.org/wiki/Goto" text:style-name="Internet_20_link" text:visited-style-name="Visited_20_Internet_20_Link"><text:span text:style-name="Source_20_Text"><text:span text:style-name="T60">goto</text:span></text:span></text:a><text:span text:style-name="Source_20_Text"><text:span text:style-name="T22"> in many languages), </text:span></text:span><text:a xlink:type="simple" xlink:href="https://en.wikipedia.org/wiki/Switch_statement" text:style-name="Internet_20_link" text:visited-style-name="Visited_20_Internet_20_Link"><text:span text:style-name="Source_20_Text"><text:span text:style-name="T60">switch</text:span></text:span></text:a><text:span text:style-name="Source_20_Text"><text:span text:style-name="T22">, and the subprogram, </text:span></text:span><text:a xlink:type="simple" xlink:href="https://en.wikipedia.org/wiki/Subroutine" text:style-name="Internet_20_link" text:visited-style-name="Visited_20_Internet_20_Link"><text:span text:style-name="Source_20_Text"><text:span text:style-name="T60">subroutine</text:span></text:span></text:a><text:span text:style-name="Source_20_Text"><text:span text:style-name="T22">, or procedure call (which usually returns to the next statement after the call).</text:span></text:span></text:p>
      <text:p text:style-name="P13"><text:span text:style-name="Source_20_Text"><text:span text:style-name="T22"/></text:span></text:p>
      <text:p text:style-name="P13"><text:span text:style-name="Source_20_Text"><text:span text:style-name="T22">Many imperative programming languages (such as </text:span></text:span><text:a xlink:type="simple" xlink:href="https://en.wikipedia.org/wiki/Fortran" text:style-name="Internet_20_link" text:visited-style-name="Visited_20_Internet_20_Link"><text:span text:style-name="Source_20_Text"><text:span text:style-name="T60">Fortran</text:span></text:span></text:a><text:span text:style-name="Source_20_Text"><text:span text:style-name="T22">, </text:span></text:span><text:a xlink:type="simple" xlink:href="https://en.wikipedia.org/wiki/BASIC" text:style-name="Internet_20_link" text:visited-style-name="Visited_20_Internet_20_Link"><text:span text:style-name="Source_20_Text"><text:span text:style-name="T60">BASIC</text:span></text:span></text:a><text:span text:style-name="Source_20_Text"><text:span text:style-name="T22">, and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are </text:span></text:span><text:a xlink:type="simple" xlink:href="https://en.wikipedia.org/wiki/Abstraction_(computer_science)" text:style-name="Internet_20_link" text:visited-style-name="Visited_20_Internet_20_Link"><text:span text:style-name="Source_20_Text"><text:span text:style-name="T60">abstractions</text:span></text:span></text:a><text:span text:style-name="Source_20_Text"><text:span text:style-name="T22"> of </text:span></text:span><text:a xlink:type="simple" xlink:href="https://en.wikipedia.org/wiki/Assembly_language" text:style-name="Internet_20_link" text:visited-style-name="Visited_20_Internet_20_Link"><text:span text:style-name="Source_20_Text"><text:span text:style-name="T60">assembly language</text:span></text:span></text:a><text:span text:style-name="Source_20_Text"><text:span text:style-name="T22">.</text:span></text:span></text:p>
      <text:p text:style-name="P13"><text:span text:style-name="Source_20_Text"><text:span text:style-name="T22"/></text:span></text:p>
      <text:p text:style-name="P36"><text:span text:style-name="Source_20_Text"><text:span text:style-name="T141">T</text:span></text:span><text:span text:style-name="Source_20_Text"><text:span text:style-name="T22">he earliest imperative languages were the machine languages of the original computers. In these languages, instructions were very simple, which made hardware implementation easier, but hindered the creation of complex programs. </text:span></text:span><text:a xlink:type="simple" xlink:href="https://en.wikipedia.org/wiki/FORTRAN" text:style-name="Internet_20_link" text:visited-style-name="Visited_20_Internet_20_Link"><text:span text:style-name="Source_20_Text"><text:span text:style-name="T60">FORTRAN</text:span></text:span></text:a><text:span text:style-name="Source_20_Text"><text:span text:style-name="T22">, developed by </text:span></text:span><text:a xlink:type="simple" xlink:href="https://en.wikipedia.org/wiki/John_Backus" text:style-name="Internet_20_link" text:visited-style-name="Visited_20_Internet_20_Link"><text:span text:style-name="Source_20_Text"><text:span text:style-name="T60">John Backus</text:span></text:span></text:a><text:span text:style-name="Source_20_Text"><text:span text:style-name="T22"> at </text:span></text:span><text:a xlink:type="simple" xlink:href="https://en.wikipedia.org/wiki/International_Business_Machines" text:style-name="Internet_20_link" text:visited-style-name="Visited_20_Internet_20_Link"><text:span text:style-name="Source_20_Text"><text:span text:style-name="T60">International Business Machines</text:span></text:span></text:a><text:span text:style-name="Source_20_Text"><text:span text:style-name="T22"> (IBM) starting in 1954, was the first major programming language to remove the obstacles presented by machine code in the creation of complex programs. FORTRAN was a </text:span></text:span><text:a xlink:type="simple" xlink:href="https://en.wikipedia.org/wiki/Compiled_language" text:style-name="Internet_20_link" text:visited-style-name="Visited_20_Internet_20_Link"><text:span text:style-name="Source_20_Text"><text:span text:style-name="T60">compiled language</text:span></text:span></text:a><text:span text:style-name="Source_20_Text"><text:span text:style-name="T22"> that allowed named variables, complex expressions, subprograms, and many other features now common in imperative languages. The next two decades saw the development of many other major high-level imperative programming languages. In the late 1950s and 1960s, </text:span></text:span><text:a xlink:type="simple" xlink:href="https://en.wikipedia.org/wiki/ALGOL" text:style-name="Internet_20_link" text:visited-style-name="Visited_20_Internet_20_Link"><text:span text:style-name="Source_20_Text"><text:span text:style-name="T60">ALGOL</text:span></text:span></text:a><text:span text:style-name="Source_20_Text"><text:span text:style-name="T22"> was developed in order to allow mathematical algorithms to be more easily expressed, and even served as the </text:span></text:span><text:a xlink:type="simple" xlink:href="https://en.wikipedia.org/wiki/Operating_system" text:style-name="Internet_20_link" text:visited-style-name="Visited_20_Internet_20_Link"><text:span text:style-name="Source_20_Text"><text:span text:style-name="T60">operating system</text:span></text:span></text:a><text:span text:style-name="Source_20_Text"><text:span text:style-name="T22">'s target language for some computers. </text:span></text:span><text:a xlink:type="simple" xlink:href="https://en.wikipedia.org/wiki/MUMPS" text:style-name="Internet_20_link" text:visited-style-name="Visited_20_Internet_20_Link"><text:span text:style-name="Source_20_Text"><text:span text:style-name="T60">MUMPS</text:span></text:span></text:a><text:span text:style-name="Source_20_Text"><text:span text:style-name="T22"> (1966) carried the imperative paradigm to a logical extreme, by not having any statements at all, relying purely on commands, even to the extent of making the IF and ELSE commands independent of each other, connected only by an intrinsic variable named $TEST. </text:span></text:span><text:a xlink:type="simple" xlink:href="https://en.wikipedia.org/wiki/COBOL" text:style-name="Internet_20_link" text:visited-style-name="Visited_20_Internet_20_Link"><text:span text:style-name="Source_20_Text"><text:span text:style-name="T60">COBOL</text:span></text:span></text:a><text:span text:style-name="Source_20_Text"><text:span text:style-name="T22"> (1960) and </text:span></text:span><text:a xlink:type="simple" xlink:href="https://en.wikipedia.org/wiki/BASIC" text:style-name="Internet_20_link" text:visited-style-name="Visited_20_Internet_20_Link"><text:span text:style-name="Source_20_Text"><text:span text:style-name="T60">BASIC</text:span></text:span></text:a><text:span text:style-name="Source_20_Text"><text:span text:style-name="T22"> (1964) were both attempts to make programming syntax look more like English. In the 1970s, </text:span></text:span><text:a xlink:type="simple" xlink:href="https://en.wikipedia.org/wiki/Pascal_(programming_language)" text:style-name="Internet_20_link" text:visited-style-name="Visited_20_Internet_20_Link"><text:span text:style-name="Source_20_Text"><text:span text:style-name="T60">Pascal</text:span></text:span></text:a><text:span text:style-name="Source_20_Text"><text:span text:style-name="T22"> was developed by </text:span></text:span><text:a xlink:type="simple" xlink:href="https://en.wikipedia.org/wiki/Niklaus_Wirth" text:style-name="Internet_20_link" text:visited-style-name="Visited_20_Internet_20_Link"><text:span text:style-name="Source_20_Text"><text:span text:style-name="T60">Niklaus Wirth</text:span></text:span></text:a><text:span text:style-name="Source_20_Text"><text:span text:style-name="T22">, and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was created by </text:span></text:span><text:a xlink:type="simple" xlink:href="https://en.wikipedia.org/wiki/Dennis_Ritchie" text:style-name="Internet_20_link" text:visited-style-name="Visited_20_Internet_20_Link"><text:span text:style-name="Source_20_Text"><text:span text:style-name="T60">Dennis Ritchie</text:span></text:span></text:a><text:span text:style-name="Source_20_Text"><text:span text:style-name="T22"> while he was working at </text:span></text:span><text:a xlink:type="simple" xlink:href="https://en.wikipedia.org/wiki/Bell_Laboratories" text:style-name="Internet_20_link" text:visited-style-name="Visited_20_Internet_20_Link"><text:span text:style-name="Source_20_Text"><text:span text:style-name="T60">Bell Laboratories</text:span></text:span></text:a><text:span text:style-name="Source_20_Text"><text:span text:style-name="T22">. Wirth went on to design </text:span></text:span><text:a xlink:type="simple" xlink:href="https://en.wikipedia.org/wiki/Modula-2" text:style-name="Internet_20_link" text:visited-style-name="Visited_20_Internet_20_Link"><text:span text:style-name="Source_20_Text"><text:span text:style-name="T60">Modula-2</text:span></text:span></text:a><text:span text:style-name="Source_20_Text"><text:span text:style-name="T22"> and </text:span></text:span><text:a xlink:type="simple" xlink:href="https://en.wikipedia.org/wiki/Oberon_(programming_language)" text:style-name="Internet_20_link" text:visited-style-name="Visited_20_Internet_20_Link"><text:span text:style-name="Source_20_Text"><text:span text:style-name="T60">Oberon</text:span></text:span></text:a><text:span text:style-name="Source_20_Text"><text:span text:style-name="T22">. For the needs of the </text:span></text:span><text:a xlink:type="simple" xlink:href="https://en.wikipedia.org/wiki/United_States_Department_of_Defense" text:style-name="Internet_20_link" text:visited-style-name="Visited_20_Internet_20_Link"><text:span text:style-name="Source_20_Text"><text:span text:style-name="T60">United States Department of Defense</text:span></text:span></text:a><text:span text:style-name="Source_20_Text"><text:span text:style-name="T22">, </text:span></text:span><text:a xlink:type="simple" xlink:href="https://en.wikipedia.org/wiki/Jean_Ichbiah" text:style-name="Internet_20_link" text:visited-style-name="Visited_20_Internet_20_Link"><text:span text:style-name="Source_20_Text"><text:span text:style-name="T60">Jean Ichbiah</text:span></text:span></text:a><text:span text:style-name="Source_20_Text"><text:span text:style-name="T22"> and a team at </text:span></text:span><text:a xlink:type="simple" xlink:href="https://en.wikipedia.org/wiki/Honeywell" text:style-name="Internet_20_link" text:visited-style-name="Visited_20_Internet_20_Link"><text:span text:style-name="Source_20_Text"><text:span text:style-name="T60">Honeywell</text:span></text:span></text:a><text:span text:style-name="Source_20_Text"><text:span text:style-name="T22"> began designing </text:span></text:span><text:a xlink:type="simple" xlink:href="https://en.wikipedia.org/wiki/Ada_(programming_language)" text:style-name="Internet_20_link" text:visited-style-name="Visited_20_Internet_20_Link"><text:span text:style-name="Source_20_Text"><text:span text:style-name="T60">Ada</text:span></text:span></text:a><text:span text:style-name="Source_20_Text"><text:span text:style-name="T22"> in 1978, after a 4-year project to define the requirements for the language. The specification was first published in 1983, with revisions in 1995, 2005 and 2012.</text:span></text:span></text:p>
      <text:p text:style-name="P89"><text:span text:style-name="Source_20_Text"><text:span text:style-name="T22">The 1980s saw a rapid growth in interest in </text:span></text:span><text:a xlink:type="simple" xlink:href="https://en.wikipedia.org/wiki/Object-oriented_programming" text:style-name="Internet_20_link" text:visited-style-name="Visited_20_Internet_20_Link"><text:span text:style-name="Source_20_Text"><text:span text:style-name="T60">object-oriented programming</text:span></text:span></text:a><text:span text:style-name="Source_20_Text"><text:span text:style-name="T22">. These languages were imperative in style, but added features to support </text:span></text:span><text:a xlink:type="simple" xlink:href="https://en.wikipedia.org/wiki/Object_(computing)" text:style-name="Internet_20_link" text:visited-style-name="Visited_20_Internet_20_Link"><text:span text:style-name="Source_20_Text"><text:span text:style-name="T60">objects</text:span></text:span></text:a><text:span text:style-name="Source_20_Text"><text:span text:style-name="T22">. The last two decades of the 20th century saw the </text:span></text:span><text:soft-page-break/><text:span text:style-name="Source_20_Text"><text:span text:style-name="T22">development of many such languages. </text:span></text:span><text:a xlink:type="simple" xlink:href="https://en.wikipedia.org/wiki/Smalltalk" text:style-name="Internet_20_link" text:visited-style-name="Visited_20_Internet_20_Link"><text:span text:style-name="Source_20_Text"><text:span text:style-name="T60">Smalltalk</text:span></text:span></text:a><text:span text:style-name="Source_20_Text"><text:span text:style-name="T22">-80, originally conceived by </text:span></text:span><text:a xlink:type="simple" xlink:href="https://en.wikipedia.org/wiki/Alan_Kay" text:style-name="Internet_20_link" text:visited-style-name="Visited_20_Internet_20_Link"><text:span text:style-name="Source_20_Text"><text:span text:style-name="T60">Alan Kay</text:span></text:span></text:a><text:span text:style-name="Source_20_Text"><text:span text:style-name="T22"> in 1969, was released in 1980, by the Xerox Palo Alto Research Center (</text:span></text:span><text:a xlink:type="simple" xlink:href="https://en.wikipedia.org/wiki/PARC_(company)" text:style-name="Internet_20_link" text:visited-style-name="Visited_20_Internet_20_Link"><text:span text:style-name="Source_20_Text"><text:span text:style-name="T60">PARC</text:span></text:span></text:a><text:span text:style-name="Source_20_Text"><text:span text:style-name="T22">). Drawing from concepts in another object-oriented language—</text:span></text:span><text:a xlink:type="simple" xlink:href="https://en.wikipedia.org/wiki/Simula" text:style-name="Internet_20_link" text:visited-style-name="Visited_20_Internet_20_Link"><text:span text:style-name="Source_20_Text"><text:span text:style-name="T60">Simula</text:span></text:span></text:a><text:span text:style-name="Source_20_Text"><text:span text:style-name="T22"> (which is considered the world's first </text:span></text:span><text:a xlink:type="simple" xlink:href="https://en.wikipedia.org/wiki/Object-oriented_programming_language" text:style-name="Internet_20_link" text:visited-style-name="Visited_20_Internet_20_Link"><text:span text:style-name="Source_20_Text"><text:span text:style-name="T60">object-oriented programming language</text:span></text:span></text:a><text:span text:style-name="Source_20_Text"><text:span text:style-name="T22">, developed in the 1960s)—</text:span></text:span><text:a xlink:type="simple" xlink:href="https://en.wikipedia.org/wiki/Bjarne_Stroustrup" text:style-name="Internet_20_link" text:visited-style-name="Visited_20_Internet_20_Link"><text:span text:style-name="Source_20_Text"><text:span text:style-name="T60">Bjarne Stroustrup</text:span></text:span></text:a><text:span text:style-name="Source_20_Text"><text:span text:style-name="T22"> designed </text:span></text:span><text:a xlink:type="simple" xlink:href="https://en.wikipedia.org/wiki/C%2B%2B" text:style-name="Internet_20_link" text:visited-style-name="Visited_20_Internet_20_Link"><text:span text:style-name="Source_20_Text"><text:span text:style-name="T60">C++</text:span></text:span></text:a><text:span text:style-name="Source_20_Text"><text:span text:style-name="T22">, an object-oriented language based on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Design of </text:span></text:span><text:a xlink:type="simple" xlink:href="https://en.wikipedia.org/wiki/C%2B%2B" text:style-name="Internet_20_link" text:visited-style-name="Visited_20_Internet_20_Link"><text:span text:style-name="Source_20_Text"><text:span text:style-name="T60">C++</text:span></text:span></text:a><text:span text:style-name="Source_20_Text"><text:span text:style-name="T22"> began in 1979 and the first implementation was completed in 1983. In the late 1980s and 1990s, the notable imperative languages drawing on object-oriented concepts were </text:span></text:span><text:a xlink:type="simple" xlink:href="https://en.wikipedia.org/wiki/Perl" text:style-name="Internet_20_link" text:visited-style-name="Visited_20_Internet_20_Link"><text:span text:style-name="Source_20_Text"><text:span text:style-name="T60">Perl</text:span></text:span></text:a><text:span text:style-name="Source_20_Text"><text:span text:style-name="T22">, released by </text:span></text:span><text:a xlink:type="simple" xlink:href="https://en.wikipedia.org/wiki/Larry_Wall" text:style-name="Internet_20_link" text:visited-style-name="Visited_20_Internet_20_Link"><text:span text:style-name="Source_20_Text"><text:span text:style-name="T60">Larry Wall</text:span></text:span></text:a><text:span text:style-name="Source_20_Text"><text:span text:style-name="T22"> in 1987; </text:span></text:span><text:a xlink:type="simple" xlink:href="https://en.wikipedia.org/wiki/Wolfram_Language" text:style-name="Internet_20_link" text:visited-style-name="Visited_20_Internet_20_Link"><text:span text:style-name="Source_20_Text"><text:span text:style-name="T60">Wolfram Language</text:span></text:span></text:a><text:span text:style-name="Source_20_Text"><text:span text:style-name="T22">, released by </text:span></text:span><text:a xlink:type="simple" xlink:href="https://en.wikipedia.org/wiki/Wolfram_Research" text:style-name="Internet_20_link" text:visited-style-name="Visited_20_Internet_20_Link"><text:span text:style-name="Source_20_Text"><text:span text:style-name="T60">Wolfram Research</text:span></text:span></text:a><text:span text:style-name="Source_20_Text"><text:span text:style-name="T22"> in 1988; </text:span></text:span><text:a xlink:type="simple" xlink:href="https://en.wikipedia.org/wiki/Python_(programming_language)" text:style-name="Internet_20_link" text:visited-style-name="Visited_20_Internet_20_Link"><text:span text:style-name="Source_20_Text"><text:span text:style-name="T60">Python</text:span></text:span></text:a><text:span text:style-name="Source_20_Text"><text:span text:style-name="T22">, released by </text:span></text:span><text:a xlink:type="simple" xlink:href="https://en.wikipedia.org/wiki/Guido_van_Rossum" text:style-name="Internet_20_link" text:visited-style-name="Visited_20_Internet_20_Link"><text:span text:style-name="Source_20_Text"><text:span text:style-name="T60">Guido van Rossum</text:span></text:span></text:a><text:span text:style-name="Source_20_Text"><text:span text:style-name="T22"> in 1990; </text:span></text:span><text:a xlink:type="simple" xlink:href="https://en.wikipedia.org/wiki/Visual_Basic" text:style-name="Internet_20_link" text:visited-style-name="Visited_20_Internet_20_Link"><text:span text:style-name="Source_20_Text"><text:span text:style-name="T60">Visual Basic</text:span></text:span></text:a><text:span text:style-name="Source_20_Text"><text:span text:style-name="T22"> and </text:span></text:span><text:a xlink:type="simple" xlink:href="https://en.wikipedia.org/wiki/Visual_C%2B%2B" text:style-name="Internet_20_link" text:visited-style-name="Visited_20_Internet_20_Link"><text:span text:style-name="Source_20_Text"><text:span text:style-name="T60">Visual C++</text:span></text:span></text:a><text:span text:style-name="Source_20_Text"><text:span text:style-name="T22"> (which included </text:span></text:span><text:a xlink:type="simple" xlink:href="https://en.wikipedia.org/wiki/Microsoft_Foundation_Class_Library" text:style-name="Internet_20_link" text:visited-style-name="Visited_20_Internet_20_Link"><text:span text:style-name="Source_20_Text"><text:span text:style-name="T60">Microsoft Foundation Class Library</text:span></text:span></text:a><text:span text:style-name="Source_20_Text"><text:span text:style-name="T22"> (MFC) 2.0), released by </text:span></text:span><text:a xlink:type="simple" xlink:href="https://en.wikipedia.org/wiki/Microsoft" text:style-name="Internet_20_link" text:visited-style-name="Visited_20_Internet_20_Link"><text:span text:style-name="Source_20_Text"><text:span text:style-name="T60">Microsoft</text:span></text:span></text:a><text:span text:style-name="Source_20_Text"><text:span text:style-name="T22"> in 1991 and 1993 respectively; </text:span></text:span><text:a xlink:type="simple" xlink:href="https://en.wikipedia.org/wiki/PHP" text:style-name="Internet_20_link" text:visited-style-name="Visited_20_Internet_20_Link"><text:span text:style-name="Source_20_Text"><text:span text:style-name="T60">PHP</text:span></text:span></text:a><text:span text:style-name="Source_20_Text"><text:span text:style-name="T22">, released by </text:span></text:span><text:a xlink:type="simple" xlink:href="https://en.wikipedia.org/wiki/Rasmus_Lerdorf" text:style-name="Internet_20_link" text:visited-style-name="Visited_20_Internet_20_Link"><text:span text:style-name="Source_20_Text"><text:span text:style-name="T60">Rasmus Lerdorf</text:span></text:span></text:a><text:span text:style-name="Source_20_Text"><text:span text:style-name="T22"> in 1994; </text:span></text:span><text:a xlink:type="simple" xlink:href="https://en.wikipedia.org/wiki/Java_(programming_language)" text:style-name="Internet_20_link" text:visited-style-name="Visited_20_Internet_20_Link"><text:span text:style-name="Source_20_Text"><text:span text:style-name="T60">Java</text:span></text:span></text:a><text:span text:style-name="Source_20_Text"><text:span text:style-name="T22">, released by </text:span></text:span><text:a xlink:type="simple" xlink:href="https://en.wikipedia.org/wiki/Sun_Microsystems" text:style-name="Internet_20_link" text:visited-style-name="Visited_20_Internet_20_Link"><text:span text:style-name="Source_20_Text"><text:span text:style-name="T60">Sun Microsystems</text:span></text:span></text:a><text:span text:style-name="Source_20_Text"><text:span text:style-name="T22"> in 1995, </text:span></text:span><text:a xlink:type="simple" xlink:href="https://en.wikipedia.org/wiki/JavaScript" text:style-name="Internet_20_link" text:visited-style-name="Visited_20_Internet_20_Link"><text:span text:style-name="Source_20_Text"><text:span text:style-name="T60">JavaScript</text:span></text:span></text:a><text:span text:style-name="Source_20_Text"><text:span text:style-name="T22">, by </text:span></text:span><text:a xlink:type="simple" xlink:href="https://en.wikipedia.org/wiki/Brendan_Eich" text:style-name="Internet_20_link" text:visited-style-name="Visited_20_Internet_20_Link"><text:span text:style-name="Source_20_Text"><text:span text:style-name="T60">Brendan Eich</text:span></text:span></text:a><text:span text:style-name="Source_20_Text"><text:span text:style-name="T22"> (</text:span></text:span><text:a xlink:type="simple" xlink:href="https://en.wikipedia.org/wiki/Netscape" text:style-name="Internet_20_link" text:visited-style-name="Visited_20_Internet_20_Link"><text:span text:style-name="Source_20_Text"><text:span text:style-name="T60">Netscape</text:span></text:span></text:a><text:span text:style-name="Source_20_Text"><text:span text:style-name="T22">), and </text:span></text:span><text:a xlink:type="simple" xlink:href="https://en.wikipedia.org/wiki/Ruby_(programming_language)" text:style-name="Internet_20_link" text:visited-style-name="Visited_20_Internet_20_Link"><text:span text:style-name="Source_20_Text"><text:span text:style-name="T60">Ruby</text:span></text:span></text:a><text:span text:style-name="Source_20_Text"><text:span text:style-name="T22">, by Yukihiro "Matz" Matsumoto, both released in 1995. Microsoft's </text:span></text:span><text:a xlink:type="simple" xlink:href="https://en.wikipedia.org/wiki/.NET_Framework" text:style-name="Internet_20_link" text:visited-style-name="Visited_20_Internet_20_Link"><text:span text:style-name="Source_20_Text"><text:span text:style-name="T60">.NET Framework</text:span></text:span></text:a><text:span text:style-name="Source_20_Text"><text:span text:style-name="T22"> (2002) is imperative at its core, as are its main target languages, </text:span></text:span><text:a xlink:type="simple" xlink:href="https://en.wikipedia.org/wiki/VB.NET" text:style-name="Internet_20_link" text:visited-style-name="Visited_20_Internet_20_Link"><text:span text:style-name="Source_20_Text"><text:span text:style-name="T60">VB.NET</text:span></text:span></text:a><text:span text:style-name="Source_20_Text"><text:span text:style-name="T22"> and </text:span></text:span><text:a xlink:type="simple" xlink:href="https://en.wikipedia.org/wiki/C_Sharp_(programming_language)" text:style-name="Internet_20_link" text:visited-style-name="Visited_20_Internet_20_Link"><text:span text:style-name="Source_20_Text"><text:span text:style-name="T60">C#</text:span></text:span></text:a><text:span text:style-name="Source_20_Text"><text:span text:style-name="T22"> that run on it; however Microsoft's </text:span></text:span><text:a xlink:type="simple" xlink:href="https://en.wikipedia.org/wiki/F_Sharp_(programming_language)" text:style-name="Internet_20_link" text:visited-style-name="Visited_20_Internet_20_Link"><text:span text:style-name="Source_20_Text"><text:span text:style-name="T60">F#</text:span></text:span></text:a><text:span text:style-name="Source_20_Text"><text:span text:style-name="T22">, a functional language, also runs on it.</text:span></text:span></text:p>
      <text:p text:style-name="P14"><text:span text:style-name="Source_20_Text"><text:span text:style-name="T42">There are two types of Imperative Programming Paradigns – Procedural Progamming and Object-Oriented Programming.</text:span></text:span></text:p>
      <text:p text:style-name="P14"><text:span text:style-name="Source_20_Text"><text:span text:style-name="T22"/></text:span></text:p>
      <text:p text:style-name="P15"><text:span text:style-name="Source_20_Text"><text:span text:style-name="T40">Procedural Programming</text:span></text:span></text:p>
      <text:p text:style-name="P15"><text:span text:style-name="Source_20_Text"><text:span text:style-name="T23">is a type of imperative programming in which the program is built from one or more procedures (also termed </text:span></text:span><text:a xlink:type="simple" xlink:href="https://en.wikipedia.org/wiki/Subroutine" text:style-name="Internet_20_link" text:visited-style-name="Visited_20_Internet_20_Link"><text:span text:style-name="Source_20_Text">subroutines</text:span></text:a><text:span text:style-name="Source_20_Text"><text:span text:style-name="T23"> or functions).</text:span></text:span></text:p>
      <text:p text:style-name="P15"><text:span text:style-name="Source_20_Text"><text:span text:style-name="T23"/></text:span></text:p>
      <text:p text:style-name="P15"><text:span text:style-name="Source_20_Text"><text:span text:style-name="T23">Procedural programming could be considered a step toward declarative programming. A programmer can often tell, simply by looking at the names, arguments, and return types of procedures (and related comments), what a particular procedure is supposed to do, without necessarily looking at the details of how it achieves its result. At the same time, a complete program is still imperative since it </text:span></text:span><text:span text:style-name="Source_20_Text"><text:span text:style-name="T55">fixes</text:span></text:span><text:span text:style-name="Source_20_Text"><text:span text:style-name="T23"> the statements to be executed and their order of execution to a large extent.</text:span></text:span></text:p>
      <text:p text:style-name="P15"><text:span text:style-name="Source_20_Text"><text:span text:style-name="T23"/></text:span></text:p>
      <text:p text:style-name="P15"><text:span text:style-name="Source_20_Text"><text:span text:style-name="T23">Procedural programming is a </text:span></text:span><text:a xlink:type="simple" xlink:href="https://en.wikipedia.org/wiki/Programming_paradigm" text:style-name="Internet_20_link" text:visited-style-name="Visited_20_Internet_20_Link"><text:span text:style-name="Source_20_Text"><text:span text:style-name="T61">programming paradigm</text:span></text:span></text:a><text:span text:style-name="Source_20_Text"><text:span text:style-name="T23">, derived from </text:span></text:span><text:a xlink:type="simple" xlink:href="https://en.wikipedia.org/wiki/Structured_programming" text:style-name="Internet_20_link" text:visited-style-name="Visited_20_Internet_20_Link"><text:span text:style-name="Source_20_Text"><text:span text:style-name="T61">structured programming</text:span></text:span></text:a><text:span text:style-name="Source_20_Text"><text:span text:style-name="T23">,[</text:span></text:span><text:a xlink:type="simple" xlink:href="https://en.wikipedia.org/wiki/Wikipedia:Citation_needed" text:style-name="Internet_20_link" text:visited-style-name="Visited_20_Internet_20_Link"><text:span text:style-name="Source_20_Text"><text:span text:style-name="T61">citation needed</text:span></text:span></text:a><text:span text:style-name="Source_20_Text"><text:span text:style-name="T23">] based on the concept of the procedure call. Procedures, also known as routines, </text:span></text:span><text:a xlink:type="simple" xlink:href="https://en.wikipedia.org/wiki/Subroutine" text:style-name="Internet_20_link" text:visited-style-name="Visited_20_Internet_20_Link"><text:span text:style-name="Source_20_Text"><text:span text:style-name="T61">subroutines</text:span></text:span></text:a><text:span text:style-name="Source_20_Text"><text:span text:style-name="T23">, or </text:span></text:span><text:a xlink:type="simple" xlink:href="https://en.wikipedia.org/wiki/Functional_programming" text:style-name="Internet_20_link" text:visited-style-name="Visited_20_Internet_20_Link"><text:span text:style-name="Source_20_Text"><text:span text:style-name="T61">functions</text:span></text:span></text:a><text:span text:style-name="Source_20_Text"><text:span text:style-name="T23">, simply contain a series of computational steps to be carried out. Any given procedure might be called at any point during a program's execution, including by other procedures or itself. The first major procedural programming languages first appeared circa 1960, including </text:span></text:span><text:a xlink:type="simple" xlink:href="https://en.wikipedia.org/wiki/Fortran" text:style-name="Internet_20_link" text:visited-style-name="Visited_20_Internet_20_Link"><text:span text:style-name="Source_20_Text"><text:span text:style-name="T61">Fortran</text:span></text:span></text:a><text:span text:style-name="Source_20_Text"><text:span text:style-name="T23">, </text:span></text:span><text:a xlink:type="simple" xlink:href="https://en.wikipedia.org/wiki/ALGOL" text:style-name="Internet_20_link" text:visited-style-name="Visited_20_Internet_20_Link"><text:span text:style-name="Source_20_Text"><text:span text:style-name="T61">ALGOL</text:span></text:span></text:a><text:span text:style-name="Source_20_Text"><text:span text:style-name="T23">, </text:span></text:span><text:a xlink:type="simple" xlink:href="https://en.wikipedia.org/wiki/COBOL" text:style-name="Internet_20_link" text:visited-style-name="Visited_20_Internet_20_Link"><text:span text:style-name="Source_20_Text"><text:span text:style-name="T61">COBOL</text:span></text:span></text:a><text:span text:style-name="Source_20_Text"><text:span text:style-name="T23"> and </text:span></text:span><text:a xlink:type="simple" xlink:href="https://en.wikipedia.org/wiki/BASIC" text:style-name="Internet_20_link" text:visited-style-name="Visited_20_Internet_20_Link"><text:span text:style-name="Source_20_Text"><text:span text:style-name="T61">BASIC</text:span></text:span></text:a><text:span text:style-name="Source_20_Text"><text:span text:style-name="T23">.</text:span></text:span><text:bookmark text:name="cite_ref-:0_1-0"/><text:a xlink:type="simple" xlink:href="https://en.wikipedia.org/wiki/Procedural_programming#cite_note-:0-1" text:style-name="Internet_20_link" text:visited-style-name="Visited_20_Internet_20_Link"><text:span text:style-name="Source_20_Text"><text:span text:style-name="T61">[1]</text:span></text:span></text:a><text:span text:style-name="Source_20_Text"><text:span text:style-name="T23"> </text:span></text:span><text:a xlink:type="simple" xlink:href="https://en.wikipedia.org/wiki/Pascal_(programming_language)" text:style-name="Internet_20_link" text:visited-style-name="Visited_20_Internet_20_Link"><text:span text:style-name="Source_20_Text"><text:span text:style-name="T61">Pascal</text:span></text:span></text:a><text:span text:style-name="Source_20_Text"><text:span text:style-name="T23"> and </text:span></text:span><text:a xlink:type="simple" xlink:href="https://en.wikipedia.org/wiki/C_(programming_language)" text:style-name="Internet_20_link" text:visited-style-name="Visited_20_Internet_20_Link"><text:span text:style-name="Source_20_Text"><text:span text:style-name="T61">C</text:span></text:span></text:a><text:span text:style-name="Source_20_Text"><text:span text:style-name="T23"> were published closer to the 1970s.</text:span></text:span></text:p>
      <text:p text:style-name="P15"><text:span text:style-name="Source_20_Text"><text:span text:style-name="T23"/></text:span></text:p>
      <text:p text:style-name="P15"><text:a xlink:type="simple" xlink:href="https://en.wikipedia.org/wiki/Central_processing_unit" text:style-name="Internet_20_link" text:visited-style-name="Visited_20_Internet_20_Link"><text:span text:style-name="Source_20_Text"><text:span text:style-name="T61">Computer processors</text:span></text:span></text:a><text:span text:style-name="Source_20_Text"><text:span text:style-name="T23"> provide hardware support for procedural programming through a </text:span></text:span><text:a xlink:type="simple" xlink:href="https://en.wikipedia.org/wiki/Stack_register" text:style-name="Internet_20_link" text:visited-style-name="Visited_20_Internet_20_Link"><text:span text:style-name="Source_20_Text"><text:span text:style-name="T61">stack register</text:span></text:span></text:a><text:span text:style-name="Source_20_Text"><text:span text:style-name="T23"> and instructions for </text:span></text:span><text:a xlink:type="simple" xlink:href="https://en.wikipedia.org/wiki/Subroutine#Jump_to_subroutine" text:style-name="Internet_20_link" text:visited-style-name="Visited_20_Internet_20_Link"><text:span text:style-name="Source_20_Text"><text:span text:style-name="T61">calling procedures</text:span></text:span></text:a><text:span text:style-name="Source_20_Text"><text:span text:style-name="T23"> and returning from them. Hardware support for other types of programming is possible, but no attempt was commercially successful (for example </text:span></text:span><text:a xlink:type="simple" xlink:href="https://en.wikipedia.org/wiki/Lisp_machines" text:style-name="Internet_20_link" text:visited-style-name="Visited_20_Internet_20_Link"><text:span text:style-name="Source_20_Text"><text:span text:style-name="T61">Lisp machines</text:span></text:span></text:a><text:span text:style-name="Source_20_Text"><text:span text:style-name="T23"> or </text:span></text:span><text:a xlink:type="simple" xlink:href="https://en.wikipedia.org/wiki/Java_processor" text:style-name="Internet_20_link" text:visited-style-name="Visited_20_Internet_20_Link"><text:span text:style-name="Source_20_Text"><text:span text:style-name="T61">Java processors</text:span></text:span></text:a><text:span text:style-name="Source_20_Text"><text:span text:style-name="T23">).</text:span></text:span></text:p>
      <text:p text:style-name="P15"><text:span text:style-name="Source_20_Text"><text:span text:style-name="T23"/></text:span></text:p>
      <text:p text:style-name="P37"><text:span text:style-name="Source_20_Text"><text:span text:style-name="T23">Often, the terms "procedural programming" and "imperative programming" are used synonymously. However, procedural programming relies heavily on </text:span></text:span><text:a xlink:type="simple" xlink:href="https://en.wikipedia.org/wiki/Block_(programming)" text:style-name="Internet_20_link" text:visited-style-name="Visited_20_Internet_20_Link"><text:span text:style-name="Source_20_Text"><text:span text:style-name="T61">blocks</text:span></text:span></text:a><text:span text:style-name="Source_20_Text"><text:span text:style-name="T23"> and </text:span></text:span><text:a xlink:type="simple" xlink:href="https://en.wikipedia.org/wiki/Scope_(computer_science)" text:style-name="Internet_20_link" text:visited-style-name="Visited_20_Internet_20_Link"><text:span text:style-name="Source_20_Text"><text:span text:style-name="T61">scope</text:span></text:span></text:a><text:span text:style-name="Source_20_Text"><text:span text:style-name="T23">, whereas imperative programming as a whole may or </text:span></text:span><text:soft-page-break/><text:span text:style-name="Source_20_Text"><text:span text:style-name="T23">may not have such features. As such, procedural languages generally use reserved words that act on blocks, such as </text:span></text:span><text:span text:style-name="Source_20_Text"><text:span text:style-name="T24">if</text:span></text:span><text:span text:style-name="Source_20_Text"><text:span text:style-name="T23">, </text:span></text:span><text:span text:style-name="Source_20_Text"><text:span text:style-name="T24">while</text:span></text:span><text:span text:style-name="Source_20_Text"><text:span text:style-name="T23">, and </text:span></text:span><text:span text:style-name="Source_20_Text"><text:span text:style-name="T24">for</text:span></text:span><text:span text:style-name="Source_20_Text"><text:span text:style-name="T23">, to implement </text:span></text:span><text:a xlink:type="simple" xlink:href="https://en.wikipedia.org/wiki/Control_flow" text:style-name="Internet_20_link" text:visited-style-name="Visited_20_Internet_20_Link"><text:span text:style-name="Source_20_Text"><text:span text:style-name="T61">control flow</text:span></text:span></text:a><text:span text:style-name="Source_20_Text"><text:span text:style-name="T23">, whereas </text:span></text:span><text:a xlink:type="simple" xlink:href="https://en.wikipedia.org/wiki/Non-structured_programming" text:style-name="Internet_20_link" text:visited-style-name="Visited_20_Internet_20_Link"><text:span text:style-name="Source_20_Text"><text:span text:style-name="T61">non-structured</text:span></text:span></text:a><text:span text:style-name="Source_20_Text"><text:span text:style-name="T23"> imperative languages use </text:span></text:span><text:a xlink:type="simple" xlink:href="https://en.wikipedia.org/wiki/Goto" text:style-name="Internet_20_link" text:visited-style-name="Visited_20_Internet_20_Link"><text:span text:style-name="Source_20_Text"><text:span text:style-name="T61">goto</text:span></text:span></text:a><text:span text:style-name="Source_20_Text"><text:span text:style-name="T23"> statements and </text:span></text:span><text:a xlink:type="simple" xlink:href="https://en.wikipedia.org/wiki/Branch_table" text:style-name="Internet_20_link" text:visited-style-name="Visited_20_Internet_20_Link"><text:span text:style-name="Source_20_Text"><text:span text:style-name="T61">branch tables</text:span></text:span></text:a><text:span text:style-name="Source_20_Text"><text:span text:style-name="T23"> for the same purpose.</text:span></text:span></text:p>
      <text:p text:style-name="Text_20_body"><text:line-break/><text:span text:style-name="Source_20_Text"><text:span text:style-name="T41">Object-Oriented Programming</text:span></text:span></text:p>
      <text:p text:style-name="P89"><text:span text:style-name="Source_20_Text"><text:span text:style-name="T23">is a </text:span></text:span><text:a xlink:type="simple" xlink:href="https://en.wikipedia.org/wiki/Programming_paradigm" text:style-name="Internet_20_link" text:visited-style-name="Visited_20_Internet_20_Link"><text:span text:style-name="Source_20_Text"><text:span text:style-name="T61">programming paradigm</text:span></text:span></text:a><text:span text:style-name="Source_20_Text"><text:span text:style-name="T23"> based on the concept of "</text:span></text:span><text:a xlink:type="simple" xlink:href="https://en.wikipedia.org/wiki/Object_(computer_science)" text:style-name="Internet_20_link" text:visited-style-name="Visited_20_Internet_20_Link"><text:span text:style-name="Source_20_Text"><text:span text:style-name="T61">objects</text:span></text:span></text:a><text:span text:style-name="Source_20_Text"><text:span text:style-name="T23">", which can contain </text:span></text:span><text:a xlink:type="simple" xlink:href="https://en.wikipedia.org/wiki/Data" text:style-name="Internet_20_link" text:visited-style-name="Visited_20_Internet_20_Link"><text:span text:style-name="Source_20_Text"><text:span text:style-name="T61">data</text:span></text:span></text:a><text:span text:style-name="Source_20_Text"><text:span text:style-name="T23">, in the form of </text:span></text:span><text:a xlink:type="simple" xlink:href="https://en.wikipedia.org/wiki/Field_(computer_science)" text:style-name="Internet_20_link" text:visited-style-name="Visited_20_Internet_20_Link"><text:span text:style-name="Source_20_Text"><text:span text:style-name="T61">fields</text:span></text:span></text:a><text:span text:style-name="Source_20_Text"><text:span text:style-name="T23"> (often known as attributes or properties), and code, in the form of procedures (often known as </text:span></text:span><text:a xlink:type="simple" xlink:href="https://en.wikipedia.org/wiki/Method_(computer_science)" text:style-name="Internet_20_link" text:visited-style-name="Visited_20_Internet_20_Link"><text:span text:style-name="Source_20_Text"><text:span text:style-name="T61">methods</text:span></text:span></text:a><text:span text:style-name="Source_20_Text"><text:span text:style-name="T23">).</text:span></text:span></text:p>
      <text:p text:style-name="P89"><text:span text:style-name="Source_20_Text"><text:span text:style-name="T23">A feature of objects is an object's procedures that can access and often modify the data fields of the object with which they are associated (objects have a notion of "</text:span></text:span><text:a xlink:type="simple" xlink:href="https://en.wikipedia.org/wiki/This_(computer_programming)" text:style-name="Internet_20_link" text:visited-style-name="Visited_20_Internet_20_Link"><text:span text:style-name="Source_20_Text"><text:span text:style-name="T61">this</text:span></text:span></text:a><text:span text:style-name="Source_20_Text"><text:span text:style-name="T23">" or "self"). </text:span></text:span></text:p>
      <text:p text:style-name="P89"><text:span text:style-name="Source_20_Text"><text:span text:style-name="T23">Many of the most widely used programming languages (such as C++, Java, Python, etc.) are </text:span></text:span><text:a xlink:type="simple" xlink:href="https://en.wikipedia.org/wiki/Multi-paradigm_programming_language" text:style-name="Internet_20_link" text:visited-style-name="Visited_20_Internet_20_Link"><text:span text:style-name="Source_20_Text"><text:span text:style-name="T61">multi-paradigm</text:span></text:span></text:a><text:span text:style-name="Source_20_Text"><text:span text:style-name="T23"> and they support object-oriented programming to a greater or lesser degree, typically in combination with </text:span></text:span><text:a xlink:type="simple" xlink:href="https://en.wikipedia.org/wiki/Imperative_programming" text:style-name="Internet_20_link" text:visited-style-name="Visited_20_Internet_20_Link"><text:span text:style-name="Source_20_Text"><text:span text:style-name="T61">imperative</text:span></text:span></text:a><text:span text:style-name="Source_20_Text"><text:span text:style-name="T23">, </text:span></text:span><text:a xlink:type="simple" xlink:href="https://en.wikipedia.org/wiki/Procedural_programming" text:style-name="Internet_20_link" text:visited-style-name="Visited_20_Internet_20_Link"><text:span text:style-name="Source_20_Text"><text:span text:style-name="T61">procedural programming</text:span></text:span></text:a><text:span text:style-name="Source_20_Text"><text:span text:style-name="T23">. Significant object-oriented languages include </text:span></text:span><text:a xlink:type="simple" xlink:href="https://en.wikipedia.org/wiki/Java_(programming_language)" text:style-name="Internet_20_link" text:visited-style-name="Visited_20_Internet_20_Link"><text:span text:style-name="Source_20_Text"><text:span text:style-name="T61">Java</text:span></text:span></text:a><text:span text:style-name="Source_20_Text"><text:span text:style-name="T23">, </text:span></text:span><text:a xlink:type="simple" xlink:href="https://en.wikipedia.org/wiki/C%2B%2B" text:style-name="Internet_20_link" text:visited-style-name="Visited_20_Internet_20_Link"><text:span text:style-name="Source_20_Text">C+</text:span></text:a><text:span text:style-name="Source_20_Text"><text:span text:style-name="T61">+</text:span></text:span><text:span text:style-name="Source_20_Text"><text:span text:style-name="T23">,  </text:span></text:span><text:span text:style-name="Source_20_Text"><text:span text:style-name="T61">C#</text:span></text:span><text:span text:style-name="Source_20_Text"><text:span text:style-name="T23">, </text:span></text:span><text:a xlink:type="simple" xlink:href="https://en.wikipedia.org/wiki/Python_(programming_language)" text:style-name="Internet_20_link" text:visited-style-name="Visited_20_Internet_20_Link"><text:span text:style-name="Source_20_Text"><text:span text:style-name="T61">Python</text:span></text:span></text:a><text:span text:style-name="Source_20_Text"><text:span text:style-name="T23">, </text:span></text:span><text:a xlink:type="simple" xlink:href="https://en.wikipedia.org/wiki/PHP" text:style-name="Internet_20_link" text:visited-style-name="Visited_20_Internet_20_Link"><text:span text:style-name="Source_20_Text"><text:span text:style-name="T61">PHP</text:span></text:span></text:a><text:span text:style-name="Source_20_Text"><text:span text:style-name="T23">, </text:span></text:span><text:a xlink:type="simple" xlink:href="https://en.wikipedia.org/wiki/JavaScript" text:style-name="Internet_20_link" text:visited-style-name="Visited_20_Internet_20_Link"><text:span text:style-name="Source_20_Text"><text:span text:style-name="T61">JavaScript</text:span></text:span></text:a><text:span text:style-name="Source_20_Text"><text:span text:style-name="T23">, </text:span></text:span><text:a xlink:type="simple" xlink:href="https://en.wikipedia.org/wiki/Ruby_(programming_language)" text:style-name="Internet_20_link" text:visited-style-name="Visited_20_Internet_20_Link"><text:span text:style-name="Source_20_Text"><text:span text:style-name="T61">Ruby</text:span></text:span></text:a><text:span text:style-name="Source_20_Text"><text:span text:style-name="T23">, </text:span></text:span><text:a xlink:type="simple" xlink:href="https://en.wikipedia.org/wiki/Perl" text:style-name="Internet_20_link" text:visited-style-name="Visited_20_Internet_20_Link"><text:span text:style-name="Source_20_Text"><text:span text:style-name="T61">Perl</text:span></text:span></text:a><text:span text:style-name="Source_20_Text"><text:span text:style-name="T23">, </text:span></text:span><text:a xlink:type="simple" xlink:href="https://en.wikipedia.org/wiki/Object_Pascal" text:style-name="Internet_20_link" text:visited-style-name="Visited_20_Internet_20_Link"><text:span text:style-name="Source_20_Text"><text:span text:style-name="T61">Object Pascal</text:span></text:span></text:a><text:span text:style-name="Source_20_Text"><text:span text:style-name="T23">, </text:span></text:span><text:a xlink:type="simple" xlink:href="https://en.wikipedia.org/wiki/Objective-C" text:style-name="Internet_20_link" text:visited-style-name="Visited_20_Internet_20_Link"><text:span text:style-name="Source_20_Text"><text:span text:style-name="T61">Objective-C</text:span></text:span></text:a><text:span text:style-name="Source_20_Text"><text:span text:style-name="T23">, </text:span></text:span><text:a xlink:type="simple" xlink:href="https://en.wikipedia.org/wiki/Dart_(programming_language)" text:style-name="Internet_20_link" text:visited-style-name="Visited_20_Internet_20_Link"><text:span text:style-name="Source_20_Text"><text:span text:style-name="T61">Dart</text:span></text:span></text:a><text:span text:style-name="Source_20_Text"><text:span text:style-name="T23">, </text:span></text:span><text:a xlink:type="simple" xlink:href="https://en.wikipedia.org/wiki/Swift_(programming_language)" text:style-name="Internet_20_link" text:visited-style-name="Visited_20_Internet_20_Link"><text:span text:style-name="Source_20_Text"><text:span text:style-name="T61">Swift</text:span></text:span></text:a><text:span text:style-name="Source_20_Text"><text:span text:style-name="T23">, </text:span></text:span><text:a xlink:type="simple" xlink:href="https://en.wikipedia.org/wiki/Scala_(programming_language)" text:style-name="Internet_20_link" text:visited-style-name="Visited_20_Internet_20_Link"><text:span text:style-name="Source_20_Text"><text:span text:style-name="T61">Scala</text:span></text:span></text:a><text:span text:style-name="Source_20_Text"><text:span text:style-name="T23">, </text:span></text:span><text:a xlink:type="simple" xlink:href="https://en.wikipedia.org/wiki/Common_Lisp" text:style-name="Internet_20_link" text:visited-style-name="Visited_20_Internet_20_Link"><text:span text:style-name="Source_20_Text"><text:span text:style-name="T61">Common Lisp</text:span></text:span></text:a><text:span text:style-name="Source_20_Text"><text:span text:style-name="T23">, </text:span></text:span><text:a xlink:type="simple" xlink:href="https://en.wikipedia.org/wiki/MATLAB" text:style-name="Internet_20_link" text:visited-style-name="Visited_20_Internet_20_Link"><text:span text:style-name="Source_20_Text"><text:span text:style-name="T61">MATLAB</text:span></text:span></text:a><text:span text:style-name="Source_20_Text"><text:span text:style-name="T23">, and </text:span></text:span><text:a xlink:type="simple" xlink:href="https://en.wikipedia.org/wiki/Smalltalk" text:style-name="Internet_20_link" text:visited-style-name="Visited_20_Internet_20_Link"><text:span text:style-name="Source_20_Text"><text:span text:style-name="T61">Smalltalk</text:span></text:span></text:a><text:span text:style-name="Source_20_Text"><text:span text:style-name="T23">.</text:span></text:span></text:p>
      <text:p text:style-name="P38"><text:a xlink:type="simple" xlink:href="https://en.wikipedia.org/wiki/Simula" text:style-name="Internet_20_link" text:visited-style-name="Visited_20_Internet_20_Link"><text:span text:style-name="Source_20_Text">Simula</text:span></text:a><text:span text:style-name="Source_20_Text"><text:span text:style-name="T61"> (1967) is generally accepted as being the first language with the primary features of an object-oriented language. It was created for making </text:span></text:span><text:a xlink:type="simple" xlink:href="https://en.wikipedia.org/wiki/Computer_simulation" text:style-name="Internet_20_link" text:visited-style-name="Visited_20_Internet_20_Link"><text:span text:style-name="Source_20_Text">simulation programs</text:span></text:a><text:span text:style-name="Source_20_Text"><text:span text:style-name="T61">, in which what came to be called objects were the most important information representation. </text:span></text:span><text:a xlink:type="simple" xlink:href="https://en.wikipedia.org/wiki/Smalltalk" text:style-name="Internet_20_link" text:visited-style-name="Visited_20_Internet_20_Link"><text:span text:style-name="Source_20_Text">Smalltalk</text:span></text:a><text:span text:style-name="Source_20_Text"><text:span text:style-name="T61"> (1972 to 1980) is another early example, and the one with which much of the theory of OOP was developed. Concerning the degree of object orientation, the following distinctions can be made:</text:span></text:span></text:p>
      <text:list xml:id="list1132769482" text:style-name="L2">
        <text:list-item>
          <text:p text:style-name="P132"><text:span text:style-name="Source_20_Text"><text:span text:style-name="T61">Languages called "pure" OO languages, because everything in them is treated consistently as an object, from primitives such as characters and punctuation, all the way up to whole classes, prototypes, blocks, modules, etc. They were designed specifically to facilitate, even enforce, OO methods. Examples: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61">,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61">, </text:span></text:span><text:a xlink:type="simple" xlink:href="https://en.wikipedia.org/wiki/Smalltalk" text:style-name="Internet_20_link" text:visited-style-name="Visited_20_Internet_20_Link"><text:span text:style-name="Source_20_Text">Smalltalk</text:span></text:a><text:span text:style-name="Source_20_Text"><text:span text:style-name="T61">, </text:span></text:span><text:a xlink:type="simple" xlink:href="https://en.wikipedia.org/wiki/Eiffel_(programming_language)" text:style-name="Internet_20_link" text:visited-style-name="Visited_20_Internet_20_Link"><text:span text:style-name="Source_20_Text">Eiffel</text:span></text:a><text:span text:style-name="Source_20_Text"><text:span text:style-name="T61">, </text:span></text:span><text:a xlink:type="simple" xlink:href="https://en.wikipedia.org/wiki/Emerald_(programming_language)" text:style-name="Internet_20_link" text:visited-style-name="Visited_20_Internet_20_Link"><text:span text:style-name="Source_20_Text">Emerald</text:span></text:a><text:span text:style-name="Source_20_Text"><text:span text:style-name="T61">,</text:span></text:span><text:bookmark text:name="cite_ref-26"/><text:a xlink:type="simple" xlink:href="https://en.wikipedia.org/wiki/Object-oriented_programming#cite_note-26" text:style-name="Internet_20_link" text:visited-style-name="Visited_20_Internet_20_Link"><text:span text:style-name="Source_20_Text">[26]</text:span></text:a><text:span text:style-name="Source_20_Text"><text:span text:style-name="T61"> </text:span></text:span><text:a xlink:type="simple" xlink:href="https://en.wikipedia.org/wiki/JADE_(programming_language)" text:style-name="Internet_20_link" text:visited-style-name="Visited_20_Internet_20_Link"><text:span text:style-name="Source_20_Text">JADE</text:span></text:a><text:span text:style-name="Source_20_Text"><text:span text:style-name="T61">, </text:span></text:span><text:a xlink:type="simple" xlink:href="https://en.wikipedia.org/wiki/Self_(programming_language)" text:style-name="Internet_20_link" text:visited-style-name="Visited_20_Internet_20_Link"><text:span text:style-name="Source_20_Text">Self</text:span></text:a><text:span text:style-name="Source_20_Text"><text:span text:style-name="T61">.</text:span></text:span></text:p>
        </text:list-item>
        <text:list-item>
          <text:p text:style-name="P130"><text:span text:style-name="Source_20_Text"><text:span text:style-name="T61">Languages designed mainly for OO programming, but with some procedural elements. Examples: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C%2B%2B" text:style-name="Internet_20_link" text:visited-style-name="Visited_20_Internet_20_Link"><text:span text:style-name="Source_20_Text">C++</text:span></text:a><text:span text:style-name="Source_20_Text"><text:span text:style-name="T61">,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text:span></text:span><text:a xlink:type="simple" xlink:href="https://en.wikipedia.org/wiki/Object_Pascal" text:style-name="Internet_20_link" text:visited-style-name="Visited_20_Internet_20_Link"><text:span text:style-name="Source_20_Text">Delphi/Object Pascal</text:span></text:a><text:span text:style-name="Source_20_Text"><text:span text:style-name="T61">, </text:span></text:span><text:a xlink:type="simple" xlink:href="https://en.wikipedia.org/wiki/VB.NET" text:style-name="Internet_20_link" text:visited-style-name="Visited_20_Internet_20_Link"><text:span text:style-name="Source_20_Text">VB.NET</text:span></text:a><text:span text:style-name="Source_20_Text"><text:span text:style-name="T61">.</text:span></text:span></text:p>
        </text:list-item>
        <text:list-item>
          <text:p text:style-name="P130"><text:span text:style-name="Source_20_Text"><text:span text:style-name="T61">Languages that are historically </text:span></text:span><text:a xlink:type="simple" xlink:href="https://en.wikipedia.org/wiki/Procedural_programming" text:style-name="Internet_20_link" text:visited-style-name="Visited_20_Internet_20_Link"><text:span text:style-name="Source_20_Text">procedural languages</text:span></text:a><text:span text:style-name="Source_20_Text"><text:span text:style-name="T61">, but have been extended with some OO features. Examples: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Perl" text:style-name="Internet_20_link" text:visited-style-name="Visited_20_Internet_20_Link"><text:span text:style-name="Source_20_Text">Perl</text:span></text:a><text:span text:style-name="Source_20_Text"><text:span text:style-name="T61">,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61"> (derived from BASIC), </text:span></text:span><text:a xlink:type="simple" xlink:href="https://en.wikipedia.org/wiki/MATLAB" text:style-name="Internet_20_link" text:visited-style-name="Visited_20_Internet_20_Link"><text:span text:style-name="Source_20_Text">MATLAB</text:span></text:a><text:span text:style-name="Source_20_Text"><text:span text:style-name="T61">, </text:span></text:span><text:a xlink:type="simple" xlink:href="https://en.wikipedia.org/wiki/COBOL_2002" text:style-name="Internet_20_link" text:visited-style-name="Visited_20_Internet_20_Link"><text:span text:style-name="Source_20_Text">COBOL 2002</text:span></text:a><text:span text:style-name="Source_20_Text"><text:span text:style-name="T61">, </text:span></text:span><text:a xlink:type="simple" xlink:href="https://en.wikipedia.org/wiki/Fortran_2003" text:style-name="Internet_20_link" text:visited-style-name="Visited_20_Internet_20_Link"><text:span text:style-name="Source_20_Text">Fortran 2003</text:span></text:a><text:span text:style-name="Source_20_Text"><text:span text:style-name="T61">, </text:span></text:span><text:a xlink:type="simple" xlink:href="https://en.wikipedia.org/wiki/ABAP" text:style-name="Internet_20_link" text:visited-style-name="Visited_20_Internet_20_Link"><text:span text:style-name="Source_20_Text">ABAP</text:span></text:a><text:span text:style-name="Source_20_Text"><text:span text:style-name="T61">, </text:span></text:span><text:a xlink:type="simple" xlink:href="https://en.wikipedia.org/wiki/Ada_(programming_language)" text:style-name="Internet_20_link" text:visited-style-name="Visited_20_Internet_20_Link"><text:span text:style-name="Source_20_Text">Ada 95</text:span></text:a><text:span text:style-name="Source_20_Text"><text:span text:style-name="T61">, </text:span></text:span><text:a xlink:type="simple" xlink:href="https://en.wikipedia.org/wiki/Pascal_(programming_language)" text:style-name="Internet_20_link" text:visited-style-name="Visited_20_Internet_20_Link"><text:span text:style-name="Source_20_Text">Pascal</text:span></text:a><text:span text:style-name="Source_20_Text"><text:span text:style-name="T61">.</text:span></text:span></text:p>
        </text:list-item>
        <text:list-item>
          <text:p text:style-name="P130"><text:span text:style-name="Source_20_Text"><text:span text:style-name="T61">Languages with most of the features of objects (classes, methods, inheritance), but in a distinctly original form. Examples: </text:span></text:span><text:a xlink:type="simple" xlink:href="https://en.wikipedia.org/wiki/Oberon_(programming_language)" text:style-name="Internet_20_link" text:visited-style-name="Visited_20_Internet_20_Link"><text:span text:style-name="Source_20_Text">Oberon</text:span></text:a><text:span text:style-name="Source_20_Text"><text:span text:style-name="T61"> (Oberon-1 or Oberon-2).</text:span></text:span></text:p>
        </text:list-item>
        <text:list-item>
          <text:p text:style-name="P130"><text:span text:style-name="Source_20_Text"><text:span text:style-name="T61">Languages with </text:span></text:span><text:a xlink:type="simple" xlink:href="https://en.wikipedia.org/wiki/Abstract_data_type" text:style-name="Internet_20_link" text:visited-style-name="Visited_20_Internet_20_Link"><text:span text:style-name="Source_20_Text">abstract data type</text:span></text:a><text:span text:style-name="Source_20_Text"><text:span text:style-name="T61"> support which may be used to resemble OO programming, but without all features of object-orientation. </text:span></text:span><text:soft-page-break/><text:span text:style-name="Source_20_Text"><text:span text:style-name="T61">This includes </text:span></text:span><text:a xlink:type="simple" xlink:href="https://en.wikipedia.org/wiki/Object-based" text:style-name="Internet_20_link" text:visited-style-name="Visited_20_Internet_20_Link"><text:span text:style-name="Source_20_Text">object-based</text:span></text:a><text:span text:style-name="Source_20_Text"><text:span text:style-name="T61"> and </text:span></text:span><text:a xlink:type="simple" xlink:href="https://en.wikipedia.org/wiki/Prototype-based_programming" text:style-name="Internet_20_link" text:visited-style-name="Visited_20_Internet_20_Link"><text:span text:style-name="Source_20_Text">prototype-based</text:span></text:a><text:span text:style-name="Source_20_Text"><text:span text:style-name="T61"> languages. Examples: </text:span></text:span><text:a xlink:type="simple" xlink:href="https://en.wikipedia.org/wiki/JavaScript" text:style-name="Internet_20_link" text:visited-style-name="Visited_20_Internet_20_Link"><text:span text:style-name="Source_20_Text">JavaScript</text:span></text:a><text:span text:style-name="Source_20_Text"><text:span text:style-name="T61">, </text:span></text:span><text:a xlink:type="simple" xlink:href="https://en.wikipedia.org/wiki/Lua_(programming_language)" text:style-name="Internet_20_link" text:visited-style-name="Visited_20_Internet_20_Link"><text:span text:style-name="Source_20_Text">Lua</text:span></text:a><text:span text:style-name="Source_20_Text"><text:span text:style-name="T61">, </text:span></text:span><text:a xlink:type="simple" xlink:href="https://en.wikipedia.org/wiki/Modula-2" text:style-name="Internet_20_link" text:visited-style-name="Visited_20_Internet_20_Link"><text:span text:style-name="Source_20_Text">Modula-2</text:span></text:a><text:span text:style-name="Source_20_Text"><text:span text:style-name="T61">, </text:span></text:span><text:a xlink:type="simple" xlink:href="https://en.wikipedia.org/wiki/CLU_(programming_language)" text:style-name="Internet_20_link" text:visited-style-name="Visited_20_Internet_20_Link"><text:span text:style-name="Source_20_Text">CLU</text:span></text:a><text:span text:style-name="Source_20_Text"><text:span text:style-name="T61">.</text:span></text:span></text:p>
        </text:list-item>
        <text:list-item>
          <text:p text:style-name="P130"><text:span text:style-name="Source_20_Text"><text:span text:style-name="T61">Chameleon languages that support multiple paradigms, including OO. </text:span></text:span><text:a xlink:type="simple" xlink:href="https://en.wikipedia.org/wiki/Tcl" text:style-name="Internet_20_link" text:visited-style-name="Visited_20_Internet_20_Link"><text:span text:style-name="Source_20_Text">Tcl</text:span></text:a><text:span text:style-name="Source_20_Text"><text:span text:style-name="T61"> stands out among these for TclOO, a hybrid object system that supports both </text:span></text:span><text:a xlink:type="simple" xlink:href="https://en.wikipedia.org/wiki/Prototype-based_programming" text:style-name="Internet_20_link" text:visited-style-name="Visited_20_Internet_20_Link"><text:span text:style-name="Source_20_Text">prototype-based programming</text:span></text:a><text:span text:style-name="Source_20_Text"><text:span text:style-name="T61"> and class-based OO.</text:span></text:span></text:p>
        </text:list-item>
      </text:list>
      <text:p text:style-name="P38"><text:span text:style-name="Source_20_Text"><text:span text:style-name="T40"/></text:span></text:p>
      <text:p text:style-name="P38"><text:span text:style-name="Source_20_Text"><text:span text:style-name="T61">In recent years, object-oriented programming has become especially popular in </text:span></text:span><text:a xlink:type="simple" xlink:href="https://en.wikipedia.org/wiki/Dynamic_programming_language" text:style-name="Internet_20_link" text:visited-style-name="Visited_20_Internet_20_Link"><text:span text:style-name="Source_20_Text">dynamic programming languages</text:span></text:a><text:span text:style-name="Source_20_Text"><text:span text:style-name="T61">.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text:span></text:span><text:a xlink:type="simple" xlink:href="https://en.wikipedia.org/wiki/Windows_PowerShell" text:style-name="Internet_20_link" text:visited-style-name="Visited_20_Internet_20_Link"><text:span text:style-name="Source_20_Text">PowerShell</text:span></text:a><text:span text:style-name="Source_20_Text"><text:span text:style-name="T61">,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61"> and </text:span></text:span><text:a xlink:type="simple" xlink:href="https://en.wikipedia.org/wiki/Groovy_(programming_language)" text:style-name="Internet_20_link" text:visited-style-name="Visited_20_Internet_20_Link"><text:span text:style-name="Source_20_Text">Groovy</text:span></text:a><text:span text:style-name="Source_20_Text"><text:span text:style-name="T61"> are dynamic languages built on OOP principles, while </text:span></text:span><text:a xlink:type="simple" xlink:href="https://en.wikipedia.org/wiki/Perl" text:style-name="Internet_20_link" text:visited-style-name="Visited_20_Internet_20_Link"><text:span text:style-name="Source_20_Text">Perl</text:span></text:a><text:span text:style-name="Source_20_Text"><text:span text:style-name="T61"> and </text:span></text:span><text:a xlink:type="simple" xlink:href="https://en.wikipedia.org/wiki/PHP" text:style-name="Internet_20_link" text:visited-style-name="Visited_20_Internet_20_Link"><text:span text:style-name="Source_20_Text">PHP</text:span></text:a><text:span text:style-name="Source_20_Text"><text:span text:style-name="T61"> have been adding object-oriented features since Perl 5 and PHP 4, and </text:span></text:span><text:a xlink:type="simple" xlink:href="https://en.wikipedia.org/wiki/ColdFusion" text:style-name="Internet_20_link" text:visited-style-name="Visited_20_Internet_20_Link"><text:span text:style-name="Source_20_Text">ColdFusion</text:span></text:a><text:span text:style-name="Source_20_Text"><text:span text:style-name="T61"> since version 6.</text:span></text:span></text:p>
      <text:p text:style-name="P89"><text:span text:style-name="Source_20_Text"><text:span text:style-name="T61">The </text:span></text:span><text:a xlink:type="simple" xlink:href="https://en.wikipedia.org/wiki/Document_Object_Model" text:style-name="Internet_20_link" text:visited-style-name="Visited_20_Internet_20_Link"><text:span text:style-name="Source_20_Text">Document Object Model</text:span></text:a><text:span text:style-name="Source_20_Text"><text:span text:style-name="T61"> of </text:span></text:span><text:a xlink:type="simple" xlink:href="https://en.wikipedia.org/wiki/HTML" text:style-name="Internet_20_link" text:visited-style-name="Visited_20_Internet_20_Link"><text:span text:style-name="Source_20_Text">HTML</text:span></text:a><text:span text:style-name="Source_20_Text"><text:span text:style-name="T61">, </text:span></text:span><text:a xlink:type="simple" xlink:href="https://en.wikipedia.org/wiki/XHTML" text:style-name="Internet_20_link" text:visited-style-name="Visited_20_Internet_20_Link"><text:span text:style-name="Source_20_Text">XHTML</text:span></text:a><text:span text:style-name="Source_20_Text"><text:span text:style-name="T61">, and </text:span></text:span><text:a xlink:type="simple" xlink:href="https://en.wikipedia.org/wiki/XML" text:style-name="Internet_20_link" text:visited-style-name="Visited_20_Internet_20_Link"><text:span text:style-name="Source_20_Text">XML</text:span></text:a><text:span text:style-name="Source_20_Text"><text:span text:style-name="T61"> documents on the Internet has bindings to the popular </text:span></text:span><text:a xlink:type="simple" xlink:href="https://en.wikipedia.org/wiki/JavaScript" text:style-name="Internet_20_link" text:visited-style-name="Visited_20_Internet_20_Link"><text:span text:style-name="Source_20_Text">JavaScript</text:span></text:a><text:span text:style-name="Source_20_Text"><text:span text:style-name="T61">/</text:span></text:span><text:a xlink:type="simple" xlink:href="https://en.wikipedia.org/wiki/ECMAScript" text:style-name="Internet_20_link" text:visited-style-name="Visited_20_Internet_20_Link"><text:span text:style-name="Source_20_Text">ECMAScript</text:span></text:a><text:span text:style-name="Source_20_Text"><text:span text:style-name="T61"> language. JavaScript is perhaps the best known </text:span></text:span><text:a xlink:type="simple" xlink:href="https://en.wikipedia.org/wiki/Prototype-based_programming" text:style-name="Internet_20_link" text:visited-style-name="Visited_20_Internet_20_Link"><text:span text:style-name="Source_20_Text">prototype-based programming</text:span></text:a><text:span text:style-name="Source_20_Text"><text:span text:style-name="T61"> language, which employs cloning from prototypes rather than inheriting from a class (contrast to </text:span></text:span><text:a xlink:type="simple" xlink:href="https://en.wikipedia.org/wiki/Class-based_programming" text:style-name="Internet_20_link" text:visited-style-name="Visited_20_Internet_20_Link"><text:span text:style-name="Source_20_Text">class-based programming</text:span></text:a><text:span text:style-name="Source_20_Text"><text:span text:style-name="T61">). Another scripting language that takes this approach is </text:span></text:span><text:a xlink:type="simple" xlink:href="https://en.wikipedia.org/wiki/Lua_(programming_language)" text:style-name="Internet_20_link" text:visited-style-name="Visited_20_Internet_20_Link"><text:span text:style-name="Source_20_Text">Lua</text:span></text:a><text:span text:style-name="Source_20_Text"><text:span text:style-name="T61">.</text:span></text:span></text:p>
      <text:p text:style-name="P38"><text:span text:style-name="Source_20_Text"><text:span text:style-name="T40"/></text:span></text:p>
      <text:p text:style-name="P38"><text:span text:style-name="Source_20_Text"><text:span text:style-name="T40">Commonalities with non-OOP predecessor languages:</text:span></text:span></text:p>
      <text:p text:style-name="P38"><text:a xlink:type="simple" xlink:href="https://en.wikipedia.org/wiki/Variable_(computer_science)" text:style-name="Internet_20_link" text:visited-style-name="Visited_20_Internet_20_Link"><text:span text:style-name="Source_20_Text"><text:span text:style-name="T61">Variables</text:span></text:span></text:a><text:span text:style-name="Source_20_Text"><text:span text:style-name="T23"> that can store information formatted in a small number of built-in </text:span></text:span><text:a xlink:type="simple" xlink:href="https://en.wikipedia.org/wiki/Data_type" text:style-name="Internet_20_link" text:visited-style-name="Visited_20_Internet_20_Link"><text:span text:style-name="Source_20_Text"><text:span text:style-name="T61">data types</text:span></text:span></text:a><text:span text:style-name="Source_20_Text"><text:span text:style-name="T23"> like </text:span></text:span><text:a xlink:type="simple" xlink:href="https://en.wikipedia.org/wiki/Integer_(computer_science)" text:style-name="Internet_20_link" text:visited-style-name="Visited_20_Internet_20_Link"><text:span text:style-name="Source_20_Text"><text:span text:style-name="T61">integers</text:span></text:span></text:a><text:span text:style-name="Source_20_Text"><text:span text:style-name="T23"> and alphanumeric </text:span></text:span><text:a xlink:type="simple" xlink:href="https://en.wikipedia.org/wiki/Character_(computing)" text:style-name="Internet_20_link" text:visited-style-name="Visited_20_Internet_20_Link"><text:span text:style-name="Source_20_Text"><text:span text:style-name="T61">characters</text:span></text:span></text:a><text:span text:style-name="Source_20_Text"><text:span text:style-name="T23">. This may include </text:span></text:span><text:a xlink:type="simple" xlink:href="https://en.wikipedia.org/wiki/Data_structures" text:style-name="Internet_20_link" text:visited-style-name="Visited_20_Internet_20_Link"><text:span text:style-name="Source_20_Text"><text:span text:style-name="T61">data structures</text:span></text:span></text:a><text:span text:style-name="Source_20_Text"><text:span text:style-name="T23"> like </text:span></text:span><text:a xlink:type="simple" xlink:href="https://en.wikipedia.org/wiki/String_(computer_science)" text:style-name="Internet_20_link" text:visited-style-name="Visited_20_Internet_20_Link"><text:span text:style-name="Source_20_Text"><text:span text:style-name="T61">strings</text:span></text:span></text:a><text:span text:style-name="Source_20_Text"><text:span text:style-name="T23">, </text:span></text:span><text:a xlink:type="simple" xlink:href="https://en.wikipedia.org/wiki/List_(abstract_data_type)" text:style-name="Internet_20_link" text:visited-style-name="Visited_20_Internet_20_Link"><text:span text:style-name="Source_20_Text"><text:span text:style-name="T61">lists</text:span></text:span></text:a><text:span text:style-name="Source_20_Text"><text:span text:style-name="T23">, and </text:span></text:span><text:a xlink:type="simple" xlink:href="https://en.wikipedia.org/wiki/Hash_table" text:style-name="Internet_20_link" text:visited-style-name="Visited_20_Internet_20_Link"><text:span text:style-name="Source_20_Text"><text:span text:style-name="T61">hash tables</text:span></text:span></text:a><text:span text:style-name="Source_20_Text"><text:span text:style-name="T23"> that are either built-in or result from combining variables using </text:span></text:span><text:a xlink:type="simple" xlink:href="https://en.wikipedia.org/wiki/Pointer_(computer_programming)" text:style-name="Internet_20_link" text:visited-style-name="Visited_20_Internet_20_Link"><text:span text:style-name="Source_20_Text"><text:span text:style-name="T61">memory pointers</text:span></text:span></text:a><text:span text:style-name="Source_20_Text"><text:span text:style-name="T23">.</text:span></text:span></text:p>
      <text:list xml:id="list1059384778" text:style-name="L3">
        <text:list-header>
          <text:p text:style-name="P131"><text:span text:style-name="Source_20_Text"><text:span text:style-name="T23">Procedures – also known as functions, methods, routines, or </text:span></text:span><text:a xlink:type="simple" xlink:href="https://en.wikipedia.org/wiki/Subroutine" text:style-name="Internet_20_link" text:visited-style-name="Visited_20_Internet_20_Link"><text:span text:style-name="Source_20_Text"><text:span text:style-name="T61">subroutines</text:span></text:span></text:a><text:span text:style-name="Source_20_Text"><text:span text:style-name="T23"> – that take input, generate output, and manipulate data. Modern languages include </text:span></text:span><text:a xlink:type="simple" xlink:href="https://en.wikipedia.org/wiki/Structured_programming" text:style-name="Internet_20_link" text:visited-style-name="Visited_20_Internet_20_Link"><text:span text:style-name="Source_20_Text"><text:span text:style-name="T61">structured programming</text:span></text:span></text:a><text:span text:style-name="Source_20_Text"><text:span text:style-name="T23"> constructs like </text:span></text:span><text:a xlink:type="simple" xlink:href="https://en.wikipedia.org/wiki/Loop_(computing)" text:style-name="Internet_20_link" text:visited-style-name="Visited_20_Internet_20_Link"><text:span text:style-name="Source_20_Text"><text:span text:style-name="T61">loops</text:span></text:span></text:a><text:span text:style-name="Source_20_Text"><text:span text:style-name="T23"> and </text:span></text:span><text:a xlink:type="simple" xlink:href="https://en.wikipedia.org/wiki/Conditional_(computer_programming)" text:style-name="Internet_20_link" text:visited-style-name="Visited_20_Internet_20_Link"><text:span text:style-name="Source_20_Text"><text:span text:style-name="T61">conditionals</text:span></text:span></text:a><text:span text:style-name="Source_20_Text"><text:span text:style-name="T23">.</text:span></text:span></text:p>
        </text:list-header>
      </text:list>
      <text:p text:style-name="P38"><text:span text:style-name="Source_20_Text"><text:span text:style-name="T40"/></text:span></text:p>
      <text:p text:style-name="P38"><text:span text:style-name="Source_20_Text"><text:span text:style-name="T23">Object-oriented programming that uses classes is sometimes called </text:span></text:span><text:a xlink:type="simple" xlink:href="https://en.wikipedia.org/wiki/Class-based_programming" text:style-name="Internet_20_link" text:visited-style-name="Visited_20_Internet_20_Link"><text:span text:style-name="Source_20_Text"><text:span text:style-name="T61">class-based programming</text:span></text:span></text:a><text:span text:style-name="Source_20_Text"><text:span text:style-name="T23">, while </text:span></text:span><text:a xlink:type="simple" xlink:href="https://en.wikipedia.org/wiki/Prototype-based_programming" text:style-name="Internet_20_link" text:visited-style-name="Visited_20_Internet_20_Link"><text:span text:style-name="Source_20_Text"><text:span text:style-name="T61">prototype-based programming</text:span></text:span></text:a><text:span text:style-name="Source_20_Text"><text:span text:style-name="T23"> does not typically use classes. As a result, a significantly different yet analogous terminology is used to define the concepts of object and instance.</text:span></text:span></text:p>
      <text:p text:style-name="P38"><text:span text:style-name="Source_20_Text"><text:span text:style-name="T23">In </text:span></text:span><text:a xlink:type="simple" xlink:href="https://en.wikipedia.org/wiki/Class-based_programming" text:style-name="Internet_20_link" text:visited-style-name="Visited_20_Internet_20_Link"><text:span text:style-name="Source_20_Text"><text:span text:style-name="T61">class-based languages</text:span></text:span></text:a><text:span text:style-name="Source_20_Text"><text:span text:style-name="T23"> the classes are defined beforehand and the objects are instantiated based on the classes. If two objects apple and orange are instantiated from the class Fruit, they are inherently fruits and it is guaranteed that you may handle them in the same way; e.g. a programmer can expect the existence of the same attributes such as color or sugar_content or is_ripe.</text:span></text:span></text:p>
      <text:p text:style-name="P38"><text:span text:style-name="Source_20_Text"><text:span text:style-name="T61">Although </text:span></text:span><text:a xlink:type="simple" xlink:href="https://en.wikipedia.org/wiki/Simula" text:style-name="Internet_20_link" text:visited-style-name="Visited_20_Internet_20_Link"><text:span text:style-name="Source_20_Text">Simula</text:span></text:a><text:span text:style-name="Source_20_Text"><text:span text:style-name="T61"> introduced the class abstraction, the canonical example of a class-based language is </text:span></text:span><text:a xlink:type="simple" xlink:href="https://en.wikipedia.org/wiki/Smalltalk" text:style-name="Internet_20_link" text:visited-style-name="Visited_20_Internet_20_Link"><text:span text:style-name="Source_20_Text">Smalltalk</text:span></text:a><text:span text:style-name="Source_20_Text"><text:span text:style-name="T61">. Others include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C%2B%2B" text:style-name="Internet_20_link" text:visited-style-name="Visited_20_Internet_20_Link"><text:span text:style-name="Source_20_Text">C++</text:span></text:a><text:span text:style-name="Source_20_Text"><text:span text:style-name="T61">,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and </text:span></text:span><text:a xlink:type="simple" xlink:href="https://en.wikipedia.org/wiki/Objective-C" text:style-name="Internet_20_link" text:visited-style-name="Visited_20_Internet_20_Link"><text:span text:style-name="Source_20_Text">Objective-C</text:span></text:a><text:span text:style-name="Source_20_Text"><text:span text:style-name="T61">.</text:span></text:span></text:p>
      <text:p text:style-name="P39"><text:soft-page-break/><text:line-break/><text:span text:style-name="Source_20_Text"><text:span text:style-name="T23">In </text:span></text:span><text:a xlink:type="simple" xlink:href="https://en.wikipedia.org/wiki/Prototype-based_programming" text:style-name="Internet_20_link" text:visited-style-name="Visited_20_Internet_20_Link"><text:span text:style-name="Source_20_Text"><text:span text:style-name="T61">prototype-based languages</text:span></text:span></text:a><text:span text:style-name="Source_20_Text"><text:span text:style-name="T23"> the objects are the primary entities. No classes even exist. The prototype of an object is just another object to which the object is linked. Every object has one prototype link (and only one). New objects can be created based on already existing objects chosen as their prototype. You may call two different objects apple and orange a fruit, if the object fruit exists, and both apple and orange have fruit as their prototype. The idea of the fruit class doesn't exist explicitly, but as the </text:span></text:span><text:a xlink:type="simple" xlink:href="https://en.wikipedia.org/wiki/Equivalence_class" text:style-name="Internet_20_link" text:visited-style-name="Visited_20_Internet_20_Link"><text:span text:style-name="Source_20_Text"><text:span text:style-name="T61">equivalence class</text:span></text:span></text:a><text:span text:style-name="Source_20_Text"><text:span text:style-name="T23"> of the objects sharing the same prototype.<text:line-break/></text:span></text:span></text:p>
      <text:p text:style-name="P39"><text:span text:style-name="Source_20_Text"><text:span text:style-name="T23">Prototype-based programming uses generalized objects, which can then be cloned and extended. Using fruit as an example, a "fruit" object would represent the properties and functionality of fruit in general. A "banana" object would be cloned from the "fruit" object and general properties specific to bananas would be appended. Each individual "banana" object would be cloned from the generic "banana" object. Compare to the </text:span></text:span><text:a xlink:type="simple" xlink:href="https://en.wikipedia.org/wiki/Class-based_programming" text:style-name="Internet_20_link" text:visited-style-name="Visited_20_Internet_20_Link"><text:span text:style-name="Source_20_Text"><text:span text:style-name="T61">class-based</text:span></text:span></text:a><text:span text:style-name="Source_20_Text"><text:span text:style-name="T23"> paradigm, where a "fruit" class would be extended by a "banana" class.</text:span></text:span></text:p>
      <text:p text:style-name="P88"><text:span text:style-name="Source_20_Text"><text:span text:style-name="T23">The first prototype-oriented </text:span></text:span><text:a xlink:type="simple" xlink:href="https://en.wikipedia.org/wiki/Programming_language" text:style-name="Internet_20_link" text:visited-style-name="Visited_20_Internet_20_Link"><text:span text:style-name="Source_20_Text"><text:span text:style-name="T61">programming language</text:span></text:span></text:a><text:span text:style-name="Source_20_Text"><text:span text:style-name="T23"> was </text:span></text:span><text:a xlink:type="simple" xlink:href="https://en.wikipedia.org/wiki/Self_(programming_language)" text:style-name="Internet_20_link" text:visited-style-name="Visited_20_Internet_20_Link"><text:span text:style-name="Source_20_Text"><text:span text:style-name="T61">Self</text:span></text:span></text:a><text:span text:style-name="Source_20_Text"><text:span text:style-name="T23">, developed by </text:span></text:span><text:a xlink:type="simple" xlink:href="https://en.wikipedia.org/wiki/David_Ungar" text:style-name="Internet_20_link" text:visited-style-name="Visited_20_Internet_20_Link"><text:span text:style-name="Source_20_Text"><text:span text:style-name="T61">David Ungar</text:span></text:span></text:a><text:span text:style-name="Source_20_Text"><text:span text:style-name="T23"> and </text:span></text:span><text:a xlink:type="simple" xlink:href="http://research.sun.com/people/randy/" text:style-name="Internet_20_link" text:visited-style-name="Visited_20_Internet_20_Link"><text:span text:style-name="Source_20_Text"><text:span text:style-name="T62">Randall Smith</text:span></text:span></text:a><text:span text:style-name="Source_20_Text"><text:span text:style-name="T23"> in the mid-1980s to research topics in object-oriented language design. Since the late 1990s, the classless paradigm has grown increasingly popular.[</text:span></text:span><text:a xlink:type="simple" xlink:href="https://en.wikipedia.org/wiki/Wikipedia:Citation_needed" text:style-name="Internet_20_link" text:visited-style-name="Visited_20_Internet_20_Link"><text:span text:style-name="Source_20_Text"><text:span text:style-name="T61">citation needed</text:span></text:span></text:a><text:span text:style-name="Source_20_Text"><text:span text:style-name="T23">] Some current prototype-oriented languages are </text:span></text:span><text:a xlink:type="simple" xlink:href="https://en.wikipedia.org/wiki/JavaScript" text:style-name="Internet_20_link" text:visited-style-name="Visited_20_Internet_20_Link"><text:span text:style-name="Source_20_Text"><text:span text:style-name="T61">JavaScript</text:span></text:span></text:a><text:span text:style-name="Source_20_Text"><text:span text:style-name="T23"> (and other </text:span></text:span><text:a xlink:type="simple" xlink:href="https://en.wikipedia.org/wiki/ECMAScript" text:style-name="Internet_20_link" text:visited-style-name="Visited_20_Internet_20_Link"><text:span text:style-name="Source_20_Text"><text:span text:style-name="T61">ECMAScript</text:span></text:span></text:a><text:span text:style-name="Source_20_Text"><text:span text:style-name="T23"> implementations such as </text:span></text:span><text:a xlink:type="simple" xlink:href="https://en.wikipedia.org/wiki/JScript" text:style-name="Internet_20_link" text:visited-style-name="Visited_20_Internet_20_Link"><text:span text:style-name="Source_20_Text"><text:span text:style-name="T61">JScript</text:span></text:span></text:a><text:span text:style-name="Source_20_Text"><text:span text:style-name="T23"> and </text:span></text:span><text:a xlink:type="simple" xlink:href="https://en.wikipedia.org/wiki/Adobe_Flash" text:style-name="Internet_20_link" text:visited-style-name="Visited_20_Internet_20_Link"><text:span text:style-name="Source_20_Text"><text:span text:style-name="T61">Flash</text:span></text:span></text:a><text:span text:style-name="Source_20_Text"><text:span text:style-name="T23">'s </text:span></text:span><text:a xlink:type="simple" xlink:href="https://en.wikipedia.org/wiki/ActionScript" text:style-name="Internet_20_link" text:visited-style-name="Visited_20_Internet_20_Link"><text:span text:style-name="Source_20_Text"><text:span text:style-name="T61">ActionScript</text:span></text:span></text:a><text:span text:style-name="Source_20_Text"><text:span text:style-name="T23"> 1.0), </text:span></text:span><text:a xlink:type="simple" xlink:href="https://en.wikipedia.org/wiki/Lua_(programming_language)" text:style-name="Internet_20_link" text:visited-style-name="Visited_20_Internet_20_Link"><text:span text:style-name="Source_20_Text"><text:span text:style-name="T61">Lua</text:span></text:span></text:a><text:span text:style-name="Source_20_Text"><text:span text:style-name="T23">, </text:span></text:span><text:a xlink:type="simple" xlink:href="https://en.wikipedia.org/wiki/Cecil_(programming_language)" text:style-name="Internet_20_link" text:visited-style-name="Visited_20_Internet_20_Link"><text:span text:style-name="Source_20_Text"><text:span text:style-name="T61">Cecil</text:span></text:span></text:a><text:span text:style-name="Source_20_Text"><text:span text:style-name="T23">, </text:span></text:span><text:a xlink:type="simple" xlink:href="https://en.wikipedia.org/wiki/NewtonScript" text:style-name="Internet_20_link" text:visited-style-name="Visited_20_Internet_20_Link"><text:span text:style-name="Source_20_Text"><text:span text:style-name="T61">NewtonScript</text:span></text:span></text:a><text:span text:style-name="Source_20_Text"><text:span text:style-name="T23">, </text:span></text:span><text:a xlink:type="simple" xlink:href="https://en.wikipedia.org/wiki/Io_(programming_language)" text:style-name="Internet_20_link" text:visited-style-name="Visited_20_Internet_20_Link"><text:span text:style-name="Source_20_Text"><text:span text:style-name="T61">Io</text:span></text:span></text:a><text:span text:style-name="Source_20_Text"><text:span text:style-name="T23">, </text:span></text:span><text:a xlink:type="simple" xlink:href="https://en.wikipedia.org/wiki/Ioke_(programming_language)" text:style-name="Internet_20_link" text:visited-style-name="Visited_20_Internet_20_Link"><text:span text:style-name="Source_20_Text"><text:span text:style-name="T61">Ioke</text:span></text:span></text:a><text:span text:style-name="Source_20_Text"><text:span text:style-name="T23">, </text:span></text:span><text:a xlink:type="simple" xlink:href="https://en.wikipedia.org/wiki/MOO_(programming_language)" text:style-name="Internet_20_link" text:visited-style-name="Visited_20_Internet_20_Link"><text:span text:style-name="Source_20_Text"><text:span text:style-name="T61">MOO</text:span></text:span></text:a><text:span text:style-name="Source_20_Text"><text:span text:style-name="T23">, </text:span></text:span><text:a xlink:type="simple" xlink:href="https://en.wikipedia.org/wiki/REBOL" text:style-name="Internet_20_link" text:visited-style-name="Visited_20_Internet_20_Link"><text:span text:style-name="Source_20_Text"><text:span text:style-name="T61">REBOL</text:span></text:span></text:a><text:span text:style-name="Source_20_Text"><text:span text:style-name="T23"> and </text:span></text:span><text:a xlink:type="simple" xlink:href="https://en.wikipedia.org/wiki/AutoHotkey" text:style-name="Internet_20_link" text:visited-style-name="Visited_20_Internet_20_Link"><text:span text:style-name="Source_20_Text"><text:span text:style-name="T61">AHK</text:span></text:span></text:a><text:span text:style-name="Source_20_Text"><text:span text:style-name="T23">.</text:span></text:span></text:p>
      <text:p text:style-name="Text_20_body"><text:span text:style-name="Source_20_Text"><text:span text:style-name="T23">Cloning refers to a process whereby a new object is constructed by copying the behavior of an existing object (its prototype). The new object then carries all the qualities of the original. From this point on, the new object can be modified. In some systems the resulting child object maintains an explicit link (via </text:span></text:span><text:a xlink:type="simple" xlink:href="https://en.wikipedia.org/wiki/Delegation_(object-oriented_programming)" text:style-name="Internet_20_link" text:visited-style-name="Visited_20_Internet_20_Link"><text:span text:style-name="Source_20_Text"><text:span text:style-name="T61">delegation</text:span></text:span></text:a><text:span text:style-name="Source_20_Text"><text:span text:style-name="T23"> or </text:span></text:span><text:a xlink:type="simple" xlink:href="https://en.wikipedia.org/w/index.php?title=Resemblance_(programing)&amp;action=edit&amp;redlink=1" text:style-name="Internet_20_link" text:visited-style-name="Visited_20_Internet_20_Link"><text:span text:style-name="Source_20_Text"><text:span text:style-name="T61">resemblance</text:span></text:span></text:a><text:span text:style-name="Source_20_Text"><text:span text:style-name="T23">) to its prototype, and changes in the prototype cause corresponding changes to be apparent in its clone. Other systems, such as the </text:span></text:span><text:a xlink:type="simple" xlink:href="https://en.wikipedia.org/wiki/Forth_(programming_language)" text:style-name="Internet_20_link" text:visited-style-name="Visited_20_Internet_20_Link"><text:span text:style-name="Source_20_Text"><text:span text:style-name="T61">Forth</text:span></text:span></text:a><text:span text:style-name="Source_20_Text"><text:span text:style-name="T23">-like programming language </text:span></text:span><text:a xlink:type="simple" xlink:href="https://en.wikipedia.org/w/index.php?title=Kevo_(programming_language)&amp;action=edit&amp;redlink=1" text:style-name="Internet_20_link" text:visited-style-name="Visited_20_Internet_20_Link"><text:span text:style-name="Source_20_Text"><text:span text:style-name="T61">Kevo</text:span></text:span></text:a><text:span text:style-name="Source_20_Text"><text:span text:style-name="T23">, do not propagate change from the prototype in this fashion, and instead follow a more concatenative model where changes in cloned objects do not automatically propagate across descendants.<text:line-break/></text:span></text:span><text:line-break/><text:span text:style-name="Source_20_Text"><text:span text:style-name="T142">This example in JS 1.8.5+ </text:span></text:span></text:p>
      <text:p text:style-name="P91"><text:span text:style-name="Source_20_Text"><text:span text:style-name="T144">var</text:span></text:span><text:span text:style-name="Source_20_Text"><text:span text:style-name="T140"> foo </text:span></text:span><text:span text:style-name="Source_20_Text"><text:span text:style-name="T145">=</text:span></text:span><text:span text:style-name="Source_20_Text"><text:span text:style-name="T140"> {one</text:span></text:span><text:span text:style-name="Source_20_Text"><text:span text:style-name="T145">:</text:span></text:span><text:span text:style-name="Source_20_Text"><text:span text:style-name="T140"> </text:span></text:span><text:span text:style-name="Source_20_Text"><text:span text:style-name="T145">1</text:span></text:span><text:span text:style-name="Source_20_Text"><text:span text:style-name="T140">, two</text:span></text:span><text:span text:style-name="Source_20_Text"><text:span text:style-name="T145">:</text:span></text:span><text:span text:style-name="Source_20_Text"><text:span text:style-name="T140"> </text:span></text:span><text:span text:style-name="Source_20_Text"><text:span text:style-name="T145">2</text:span></text:span><text:span text:style-name="Source_20_Text"><text:span text:style-name="T140">};</text:span></text:span></text:p>
      <text:p text:style-name="P101"/>
      <text:p text:style-name="P102">// bar.[[prototype]] = foo</text:p>
      <text:p text:style-name="P103"><text:span text:style-name="T150">var</text:span> bar <text:span text:style-name="T151">=</text:span> <text:span text:style-name="T149">Object</text:span>.create(foo);</text:p>
      <text:p text:style-name="P101"/>
      <text:p text:style-name="P103">bar.three <text:span text:style-name="T151">=</text:span> <text:span text:style-name="T151">3</text:span>;</text:p>
      <text:p text:style-name="P101"/>
      <text:p text:style-name="P103">bar.one; <text:span text:style-name="T152">// 1</text:span></text:p>
      <text:p text:style-name="P103">bar.two; <text:span text:style-name="T152">// 2</text:span></text:p>
      <text:p text:style-name="P98">bar.three; <text:span text:style-name="T152">// 3</text:span></text:p>
      <text:p text:style-name="P89"><text:soft-page-break/><text:span text:style-name="Source_20_Text"><text:span text:style-name="T61">In prototype-based languages that use delegation, the language runtime is capable of </text:span></text:span><text:a xlink:type="simple" xlink:href="https://en.wikipedia.org/wiki/Dynamic_dispatch" text:style-name="Internet_20_link" text:visited-style-name="Visited_20_Internet_20_Link"><text:span text:style-name="Source_20_Text">dispatching</text:span></text:a><text:span text:style-name="Source_20_Text"><text:span text:style-name="T61"> the correct method or finding the right piece of data simply by following a series of delegation pointers (from object to its prototype) until a match is found. All that is required to establish this behavior-sharing between objects is the delegation pointer. Unlike the relationship between class and instance in class-based object-oriented languages, the relationship between the prototype and its offshoots does not require that the child object have a memory or structural similarity to the prototype beyond this link. As such, the child object can continue to be modified and amended over time without rearranging the structure of its associated prototype as in class-based systems. It is also important to note that not only data, but also methods can be added or changed. For this reason, some prototype-based languages refer to both data and methods as "slots" or "members".</text:span></text:span></text:p>
      <text:p text:style-name="P89"><text:span text:style-name="Source_20_Text"><text:span text:style-name="T61">Advocates of class-based object models who criticize prototype-based systems often have concerns similar to the concerns that proponents of static type systems for programming languages have of dynamic type systems (see </text:span></text:span><text:a xlink:type="simple" xlink:href="https://en.wikipedia.org/wiki/Datatype" text:style-name="Internet_20_link" text:visited-style-name="Visited_20_Internet_20_Link"><text:span text:style-name="Source_20_Text">datatype</text:span></text:a><text:span text:style-name="Source_20_Text"><text:span text:style-name="T61">). Usually, such concerns involve: </text:span></text:span><text:a xlink:type="simple" xlink:href="https://en.wikipedia.org/wiki/Correctness_(computer_science)" text:style-name="Internet_20_link" text:visited-style-name="Visited_20_Internet_20_Link"><text:span text:style-name="Source_20_Text">correctness</text:span></text:a><text:span text:style-name="Source_20_Text"><text:span text:style-name="T61">, </text:span></text:span><text:a xlink:type="simple" xlink:href="https://en.wikipedia.org/wiki/Type_safety" text:style-name="Internet_20_link" text:visited-style-name="Visited_20_Internet_20_Link"><text:span text:style-name="Source_20_Text">safety</text:span></text:a><text:span text:style-name="Source_20_Text"><text:span text:style-name="T61">, </text:span></text:span><text:a xlink:type="simple" xlink:href="https://en.wikipedia.org/wiki/Predictability" text:style-name="Internet_20_link" text:visited-style-name="Visited_20_Internet_20_Link"><text:span text:style-name="Source_20_Text">predictability</text:span></text:a><text:span text:style-name="Source_20_Text"><text:span text:style-name="T61">, </text:span></text:span><text:a xlink:type="simple" xlink:href="https://en.wikipedia.org/wiki/Algorithmic_efficiency" text:style-name="Internet_20_link" text:visited-style-name="Visited_20_Internet_20_Link"><text:span text:style-name="Source_20_Text">efficiency</text:span></text:a><text:span text:style-name="Source_20_Text"><text:span text:style-name="T61"> and programmer unfamiliarity.</text:span></text:span></text:p>
      <text:p text:style-name="P40"><text:span text:style-name="Source_20_Text"><text:span text:style-name="T61">ECMAScript 6 introduced classes as </text:span></text:span><text:a xlink:type="simple" xlink:href="https://en.wikipedia.org/wiki/Syntactic_sugar" text:style-name="Internet_20_link" text:visited-style-name="Visited_20_Internet_20_Link"><text:span text:style-name="Source_20_Text">syntactic sugar</text:span></text:a><text:span text:style-name="Source_20_Text"><text:span text:style-name="T61"> over JavaScript's existing prototype-based inheritance, providing an alternative way to create objects and deal with inheritance.</text:span></text:span><text:line-break/></text:p>
      <text:p text:style-name="P40"><text:span text:style-name="Source_20_Text"><text:span text:style-name="T61">The OOP paradigm has been criticised for a number of reasons, including not meeting its stated goals of reusability and modularity,</text:span></text:span><text:bookmark text:name="cite_ref-badprop_38-0"/><text:a xlink:type="simple" xlink:href="https://en.wikipedia.org/wiki/Object-oriented_programming#cite_note-badprop-38" text:style-name="Internet_20_link" text:visited-style-name="Visited_20_Internet_20_Link"><text:span text:style-name="Source_20_Text">[38]</text:span></text:a><text:bookmark text:name="cite_ref-armstrongjoe_39-0"/><text:a xlink:type="simple" xlink:href="https://en.wikipedia.org/wiki/Object-oriented_programming#cite_note-armstrongjoe-39" text:style-name="Internet_20_link" text:visited-style-name="Visited_20_Internet_20_Link"><text:span text:style-name="Source_20_Text">[39]</text:span></text:a><text:span text:style-name="Source_20_Text"><text:span text:style-name="T61"> and for overemphasizing one aspect of software design and modeling (data/objects) at the expense of other important aspects (computation/algorithms).</text:span></text:span></text:p>
      <text:p text:style-name="P86"><text:span text:style-name="Source_20_Text"><text:span text:style-name="T61">The OOP paradigm has been criticised for a number of reasons, including not meeting its stated goals of reusability and modularity,</text:span></text:span><text:bookmark text:name="cite_ref-badprop_38-01"/><text:a xlink:type="simple" xlink:href="https://en.wikipedia.org/wiki/Object-oriented_programming#cite_note-badprop-38" text:style-name="Internet_20_link" text:visited-style-name="Visited_20_Internet_20_Link"><text:span text:style-name="Source_20_Text">[38]</text:span></text:a><text:bookmark text:name="cite_ref-armstrongjoe_39-01"/><text:a xlink:type="simple" xlink:href="https://en.wikipedia.org/wiki/Object-oriented_programming#cite_note-armstrongjoe-39" text:style-name="Internet_20_link" text:visited-style-name="Visited_20_Internet_20_Link"><text:span text:style-name="Source_20_Text">[39]</text:span></text:a><text:span text:style-name="Source_20_Text"><text:span text:style-name="T61"> and for overemphasizing one aspect of software design and modeling (data/objects) at the expense of other important aspects (computation/algorithms).</text:span></text:span></text:p>
      <text:p text:style-name="P88"><text:a xlink:type="simple" xlink:href="https://en.wikipedia.org/wiki/Christopher_J._Date" text:style-name="Internet_20_link" text:visited-style-name="Visited_20_Internet_20_Link"><text:span text:style-name="Source_20_Text"><text:span text:style-name="T61"/></text:span></text:a></text:p>
      <text:p text:style-name="P88"><text:a xlink:type="simple" xlink:href="https://en.wikipedia.org/wiki/Christopher_J._Date" text:style-name="Internet_20_link" text:visited-style-name="Visited_20_Internet_20_Link"><text:span text:style-name="Source_20_Text">Christopher J. Date</text:span></text:a><text:span text:style-name="Source_20_Text"><text:span text:style-name="T61"> stated that critical comparison of OOP to other technologies, relational in particular, is difficult because of lack of an agreed-upon and rigorous definition of OOP;</text:span></text:span><text:bookmark text:name="cite_ref-DatePage650_43-0"/><text:a xlink:type="simple" xlink:href="https://en.wikipedia.org/wiki/Object-oriented_programming#cite_note-DatePage650-43" text:style-name="Internet_20_link" text:visited-style-name="Visited_20_Internet_20_Link"><text:span text:style-name="Source_20_Text">[43]</text:span></text:a><text:span text:style-name="Source_20_Text"><text:span text:style-name="T61"> however, Date and Darwen have proposed a theoretical foundation on OOP that uses OOP as a kind of customizable </text:span></text:span><text:a xlink:type="simple" xlink:href="https://en.wikipedia.org/wiki/Data_type" text:style-name="Internet_20_link" text:visited-style-name="Visited_20_Internet_20_Link"><text:span text:style-name="Source_20_Text">type system</text:span></text:a><text:span text:style-name="Source_20_Text"><text:span text:style-name="T61"> to support </text:span></text:span><text:a xlink:type="simple" xlink:href="https://en.wikipedia.org/wiki/RDBMS" text:style-name="Internet_20_link" text:visited-style-name="Visited_20_Internet_20_Link"><text:span text:style-name="Source_20_Text">RDBMS</text:span></text:a><text:span text:style-name="Source_20_Text"><text:span text:style-name="T61">.</text:span></text:span><text:bookmark text:name="cite_ref-ThirdManifesto_44-0"/><text:a xlink:type="simple" xlink:href="https://en.wikipedia.org/wiki/Object-oriented_programming#cite_note-ThirdManifesto-44" text:style-name="Internet_20_link" text:visited-style-name="Visited_20_Internet_20_Link"><text:span text:style-name="Source_20_Text">[44]</text:span></text:a></text:p>
      <text:p text:style-name="P90"><text:span text:style-name="Source_20_Text"><text:span text:style-name="T148">In an article Lawrence Krubner claimed that compared to other languages (LISP dialects, functional languages, etc.) OOP languages have no unique strengths, and inflict a heavy burden of unneeded complexity.</text:span></text:span></text:p>
      <text:p text:style-name="P89"><text:a xlink:type="simple" xlink:href="https://en.wikipedia.org/wiki/Paul_Graham_(computer_programmer)" text:style-name="Internet_20_link" text:visited-style-name="Visited_20_Internet_20_Link"><text:span text:style-name="Source_20_Text">Paul Graham</text:span></text:a><text:span text:style-name="Source_20_Text"><text:span text:style-name="T61"> has suggested that OOP's popularity within large companies is due to "large (and frequently changing) groups of mediocre </text:span></text:span><text:soft-page-break/><text:span text:style-name="Source_20_Text"><text:span text:style-name="T61">programmers". According to Graham, the discipline imposed by OOP prevents any one programmer from "doing too much damage".</text:span></text:span></text:p>
      <text:p text:style-name="P88"><text:a xlink:type="simple" xlink:href="https://en.wikipedia.org/wiki/Rich_Hickey" text:style-name="Internet_20_link" text:visited-style-name="Visited_20_Internet_20_Link"><text:span text:style-name="Source_20_Text">Rich Hickey</text:span></text:a><text:span text:style-name="Source_20_Text"><text:span text:style-name="T61">, creator of </text:span></text:span><text:a xlink:type="simple" xlink:href="https://en.wikipedia.org/wiki/Clojure" text:style-name="Internet_20_link" text:visited-style-name="Visited_20_Internet_20_Link"><text:span text:style-name="Source_20_Text">Clojure</text:span></text:a><text:span text:style-name="Source_20_Text"><text:span text:style-name="T61">, described object systems as overly simplistic models of the real world. He emphasized the inability of OOP to model time properly, which is getting increasingly problematic as software systems become more concurrent.</text:span></text:span><text:bookmark text:name="cite_ref-hickey_41-1"/><text:a xlink:type="simple" xlink:href="https://en.wikipedia.org/wiki/Object-oriented_programming#cite_note-hickey-41" text:style-name="Internet_20_link" text:visited-style-name="Visited_20_Internet_20_Link"><text:span text:style-name="Source_20_Text">[41]</text:span></text:a></text:p>
      <text:p text:style-name="P88"><text:a xlink:type="simple" xlink:href="https://en.wikipedia.org/wiki/Eric_S._Raymond" text:style-name="Internet_20_link" text:visited-style-name="Visited_20_Internet_20_Link"><text:span text:style-name="Source_20_Text">Eric S. Raymond</text:span></text:a><text:span text:style-name="Source_20_Text"><text:span text:style-name="T61">, a </text:span></text:span><text:a xlink:type="simple" xlink:href="https://en.wikipedia.org/wiki/Unix" text:style-name="Internet_20_link" text:visited-style-name="Visited_20_Internet_20_Link"><text:span text:style-name="Source_20_Text">Unix</text:span></text:a><text:span text:style-name="Source_20_Text"><text:span text:style-name="T61"> programmer and </text:span></text:span><text:a xlink:type="simple" xlink:href="https://en.wikipedia.org/wiki/Open-source_software" text:style-name="Internet_20_link" text:visited-style-name="Visited_20_Internet_20_Link"><text:span text:style-name="Source_20_Text">open-source software</text:span></text:a><text:span text:style-name="Source_20_Text"><text:span text:style-name="T61"> advocate, has been critical of claims that present object-oriented programming as the "One True Solution", and has written that object-oriented programming languages tend to encourage thickly layered programs that destroy transparency.</text:span></text:span><text:bookmark text:name="cite_ref-Eric_S._Raymond_2003_50-0"/><text:a xlink:type="simple" xlink:href="https://en.wikipedia.org/wiki/Object-oriented_programming#cite_note-Eric_S._Raymond_2003-50" text:style-name="Internet_20_link" text:visited-style-name="Visited_20_Internet_20_Link"><text:span text:style-name="Source_20_Text">[50]</text:span></text:a><text:span text:style-name="Source_20_Text"><text:span text:style-name="T61"> Raymond compares this unfavourably to the approach taken with Unix and the </text:span></text:span><text:a xlink:type="simple" xlink:href="https://en.wikipedia.org/wiki/C_(programming_language)" text:style-name="Internet_20_link" text:visited-style-name="Visited_20_Internet_20_Link"><text:span text:style-name="Source_20_Text">C programming language</text:span></text:a><text:span text:style-name="Source_20_Text"><text:span text:style-name="T61">.</text:span></text:span><text:bookmark text:name="cite_ref-Eric_S._Raymond_2003_50-1"/><text:a xlink:type="simple" xlink:href="https://en.wikipedia.org/wiki/Object-oriented_programming#cite_note-Eric_S._Raymond_2003-50" text:style-name="Internet_20_link" text:visited-style-name="Visited_20_Internet_20_Link"><text:span text:style-name="Source_20_Text">[50]</text:span></text:a></text:p>
      <text:p text:style-name="P88"><text:a xlink:type="simple" xlink:href="https://en.wikipedia.org/wiki/Rob_Pike" text:style-name="Internet_20_link" text:visited-style-name="Visited_20_Internet_20_Link"><text:span text:style-name="Source_20_Text">Rob Pike</text:span></text:a><text:span text:style-name="Source_20_Text"><text:span text:style-name="T61">, a programmer involved in the creation of </text:span></text:span><text:a xlink:type="simple" xlink:href="https://en.wikipedia.org/wiki/UTF-8" text:style-name="Internet_20_link" text:visited-style-name="Visited_20_Internet_20_Link"><text:span text:style-name="Source_20_Text">UTF-8</text:span></text:a><text:span text:style-name="Source_20_Text"><text:span text:style-name="T61"> and </text:span></text:span><text:a xlink:type="simple" xlink:href="https://en.wikipedia.org/wiki/Go_(programming_language)" text:style-name="Internet_20_link" text:visited-style-name="Visited_20_Internet_20_Link"><text:span text:style-name="Source_20_Text">Go</text:span></text:a><text:span text:style-name="Source_20_Text"><text:span text:style-name="T61">, has called object-oriented programming "the </text:span></text:span><text:a xlink:type="simple" xlink:href="https://en.wikipedia.org/wiki/Roman_numerals" text:style-name="Internet_20_link" text:visited-style-name="Visited_20_Internet_20_Link"><text:span text:style-name="Source_20_Text">Roman numerals</text:span></text:a><text:span text:style-name="Source_20_Text"><text:span text:style-name="T61"> of computing"</text:span></text:span><text:bookmark text:name="cite_ref-51"/><text:a xlink:type="simple" xlink:href="https://en.wikipedia.org/wiki/Object-oriented_programming#cite_note-51" text:style-name="Internet_20_link" text:visited-style-name="Visited_20_Internet_20_Link"><text:span text:style-name="Source_20_Text">[51]</text:span></text:a><text:span text:style-name="Source_20_Text"><text:span text:style-name="T61"> and has said that OOP languages frequently shift the focus from </text:span></text:span><text:a xlink:type="simple" xlink:href="https://en.wikipedia.org/wiki/Data_structure" text:style-name="Internet_20_link" text:visited-style-name="Visited_20_Internet_20_Link"><text:span text:style-name="Source_20_Text">data structures</text:span></text:a><text:span text:style-name="Source_20_Text"><text:span text:style-name="T61"> and </text:span></text:span><text:a xlink:type="simple" xlink:href="https://en.wikipedia.org/wiki/Algorithm" text:style-name="Internet_20_link" text:visited-style-name="Visited_20_Internet_20_Link"><text:span text:style-name="Source_20_Text">algorithms</text:span></text:a><text:span text:style-name="Source_20_Text"><text:span text:style-name="T61"> to </text:span></text:span><text:a xlink:type="simple" xlink:href="https://en.wikipedia.org/wiki/Data_type" text:style-name="Internet_20_link" text:visited-style-name="Visited_20_Internet_20_Link"><text:span text:style-name="Source_20_Text">types</text:span></text:a><text:span text:style-name="Source_20_Text"><text:span text:style-name="T61">.</text:span></text:span><text:bookmark text:name="cite_ref-52"/><text:a xlink:type="simple" xlink:href="https://en.wikipedia.org/wiki/Object-oriented_programming#cite_note-52" text:style-name="Internet_20_link" text:visited-style-name="Visited_20_Internet_20_Link"><text:span text:style-name="Source_20_Text">[52]</text:span></text:a><text:span text:style-name="Source_20_Text"><text:span text:style-name="T61"> Furthermore, he cites an instance of a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professor whose "idiomatic" solution to a problem was to create six new classes, rather than to simply use a </text:span></text:span><text:a xlink:type="simple" xlink:href="https://en.wikipedia.org/wiki/Lookup_table" text:style-name="Internet_20_link" text:visited-style-name="Visited_20_Internet_20_Link"><text:span text:style-name="Source_20_Text">lookup table</text:span></text:a><text:span text:style-name="Source_20_Text"><text:span text:style-name="T61">.</text:span></text:span></text:p>
      <text:p text:style-name="Text_20_body"><text:span text:style-name="Source_20_Text"><text:span text:style-name="T61"/></text:span></text:p>
      <table:table table:name="Table1" table:style-name="Table1">
        <table:table-column table:style-name="Table1.A" table:number-columns-repeated="2"/>
        <table:table-row>
          <table:table-cell table:style-name="Table1.A1" office:value-type="string">
            <text:p text:style-name="P104">Procedural</text:p>
          </table:table-cell>
          <table:table-cell table:style-name="Table1.A1" office:value-type="string">
            <text:p text:style-name="P104">Object-oriented</text:p>
          </table:table-cell>
        </table:table-row>
        <table:table-row>
          <table:table-cell table:style-name="Table1.A2" office:value-type="string">
            <text:p text:style-name="Table_20_Contents">procedure</text:p>
          </table:table-cell>
          <table:table-cell table:style-name="Table1.B2" office:value-type="string">
            <text:p text:style-name="Table_20_Contents">method</text:p>
          </table:table-cell>
        </table:table-row>
        <table:table-row>
          <table:table-cell table:style-name="Table1.A3" office:value-type="string">
            <text:p text:style-name="Table_20_Contents"><text:a xlink:type="simple" xlink:href="https://en.wikipedia.org/wiki/Record_(computer_science)" text:style-name="Internet_20_link" text:visited-style-name="Visited_20_Internet_20_Link"><text:span text:style-name="T147">record</text:span></text:a></text:p>
          </table:table-cell>
          <table:table-cell table:style-name="Table1.B3" office:value-type="string">
            <text:p text:style-name="Table_20_Contents">object</text:p>
          </table:table-cell>
        </table:table-row>
        <table:table-row>
          <table:table-cell table:style-name="Table1.A4" office:value-type="string">
            <text:p text:style-name="Table_20_Contents">module</text:p>
          </table:table-cell>
          <table:table-cell table:style-name="Table1.B4" office:value-type="string">
            <text:p text:style-name="Table_20_Contents">class</text:p>
          </table:table-cell>
        </table:table-row>
        <table:table-row>
          <table:table-cell table:style-name="Table1.A5" office:value-type="string">
            <text:p text:style-name="Table_20_Contents">procedure call</text:p>
          </table:table-cell>
          <table:table-cell table:style-name="Table1.B5" office:value-type="string">
            <text:p text:style-name="Table_20_Contents">message</text:p>
          </table:table-cell>
        </table:table-row>
      </table:table>
      <text:p text:style-name="Text_20_body"><text:span text:style-name="Source_20_Text"><text:span text:style-name="T61"/></text:span></text:p>
      <text:p text:style-name="P41"><text:span text:style-name="Source_20_Text"><text:span text:style-name="T123">Declarative Programming</text:span></text:span></text:p>
      <text:p text:style-name="P41"><text:span text:style-name="Source_20_Text"><text:span text:style-name="T61">In </text:span></text:span><text:a xlink:type="simple" xlink:href="https://en.wikipedia.org/wiki/Computer_science" text:style-name="Internet_20_link" text:visited-style-name="Visited_20_Internet_20_Link"><text:span text:style-name="Source_20_Text">computer science</text:span></text:a><text:span text:style-name="Source_20_Text"><text:span text:style-name="T61">, declarative programming is a </text:span></text:span><text:a xlink:type="simple" xlink:href="https://en.wikipedia.org/wiki/Programming_paradigm" text:style-name="Internet_20_link" text:visited-style-name="Visited_20_Internet_20_Link"><text:span text:style-name="Source_20_Text">programming paradigm</text:span></text:a><text:span text:style-name="Source_20_Text"><text:span text:style-name="T61">—a style of building the structure and elements of computer programs—that expresses the logic of a </text:span></text:span><text:a xlink:type="simple" xlink:href="https://en.wikipedia.org/wiki/Computation" text:style-name="Internet_20_link" text:visited-style-name="Visited_20_Internet_20_Link"><text:span text:style-name="Source_20_Text">computation</text:span></text:a><text:span text:style-name="Source_20_Text"><text:span text:style-name="T61"> without describing its </text:span></text:span><text:a xlink:type="simple" xlink:href="https://en.wikipedia.org/wiki/Control_flow" text:style-name="Internet_20_link" text:visited-style-name="Visited_20_Internet_20_Link"><text:span text:style-name="Source_20_Text">control flow</text:span></text:a><text:span text:style-name="Source_20_Text"><text:span text:style-name="T61">.</text:span></text:span><text:bookmark text:name="cite_ref-13"/><text:a xlink:type="simple" xlink:href="https://en.wikipedia.org/wiki/Declarative_programming#cite_note-1" text:style-name="Internet_20_link" text:visited-style-name="Visited_20_Internet_20_Link"><text:span text:style-name="Source_20_Text">[1]</text:span></text:a></text:p>
      <text:p text:style-name="P88"><text:span text:style-name="Source_20_Text"><text:span text:style-name="T61">Many languages that apply this style attempt to minimize or eliminate </text:span></text:span><text:a xlink:type="simple" xlink:href="https://en.wikipedia.org/wiki/Side_effect_(computer_science)" text:style-name="Internet_20_link" text:visited-style-name="Visited_20_Internet_20_Link"><text:span text:style-name="Source_20_Text">side effects</text:span></text:a><text:span text:style-name="Source_20_Text"><text:span text:style-name="T61"> by describing what the program must accomplish in terms of the </text:span></text:span><text:a xlink:type="simple" xlink:href="https://en.wikipedia.org/wiki/Problem_domain" text:style-name="Internet_20_link" text:visited-style-name="Visited_20_Internet_20_Link"><text:span text:style-name="Source_20_Text">problem domain</text:span></text:a><text:span text:style-name="Source_20_Text"><text:span text:style-name="T61">, rather than describe how to accomplish it as a sequence of the programming language </text:span></text:span><text:a xlink:type="simple" xlink:href="https://en.wikipedia.org/wiki/Language_primitive" text:style-name="Internet_20_link" text:visited-style-name="Visited_20_Internet_20_Link"><text:span text:style-name="Source_20_Text">primitives</text:span></text:a><text:bookmark text:name="cite_ref-2"/><text:a xlink:type="simple" xlink:href="https://en.wikipedia.org/wiki/Declarative_programming#cite_note-2" text:style-name="Internet_20_link" text:visited-style-name="Visited_20_Internet_20_Link"><text:span text:style-name="Source_20_Text">[2]</text:span></text:a><text:span text:style-name="Source_20_Text"><text:span text:style-name="T61"> (the how being left up to the language's </text:span></text:span><text:a xlink:type="simple" xlink:href="https://en.wikipedia.org/wiki/Programming_language_implementation" text:style-name="Internet_20_link" text:visited-style-name="Visited_20_Internet_20_Link"><text:span text:style-name="Source_20_Text">implementation</text:span></text:a><text:span text:style-name="Source_20_Text"><text:span text:style-name="T61">). This is in contrast with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which implements </text:span></text:span><text:a xlink:type="simple" xlink:href="https://en.wikipedia.org/wiki/Algorithm" text:style-name="Internet_20_link" text:visited-style-name="Visited_20_Internet_20_Link"><text:span text:style-name="Source_20_Text">algorithms</text:span></text:a><text:span text:style-name="Source_20_Text"><text:span text:style-name="T61"> in explicit steps.</text:span></text:span></text:p>
      <text:p text:style-name="P89"><text:span text:style-name="Source_20_Text"><text:span text:style-name="T61">Common declarative languages include those of </text:span></text:span><text:a xlink:type="simple" xlink:href="https://en.wikipedia.org/wiki/Database_query_language" text:style-name="Internet_20_link" text:visited-style-name="Visited_20_Internet_20_Link"><text:span text:style-name="Source_20_Text">database query languages</text:span></text:a><text:span text:style-name="Source_20_Text"><text:span text:style-name="T61"> (e.g., </text:span></text:span><text:a xlink:type="simple" xlink:href="https://en.wikipedia.org/wiki/SQL" text:style-name="Internet_20_link" text:visited-style-name="Visited_20_Internet_20_Link"><text:span text:style-name="Source_20_Text">SQL</text:span></text:a><text:span text:style-name="Source_20_Text"><text:span text:style-name="T61">, </text:span></text:span><text:a xlink:type="simple" xlink:href="https://en.wikipedia.org/wiki/XQuery" text:style-name="Internet_20_link" text:visited-style-name="Visited_20_Internet_20_Link"><text:span text:style-name="Source_20_Text">XQuery</text:span></text:a><text:span text:style-name="Source_20_Text"><text:span text:style-name="T61">), </text:span></text:span><text:a xlink:type="simple" xlink:href="https://en.wikipedia.org/wiki/Regular_expression" text:style-name="Internet_20_link" text:visited-style-name="Visited_20_Internet_20_Link"><text:span text:style-name="Source_20_Text">regular expressions</text:span></text:a><text:span text:style-name="Source_20_Text"><text:span text:style-name="T61">, </text:span></text:span><text:a xlink:type="simple" xlink:href="https://en.wikipedia.org/wiki/Logic_programming" text:style-name="Internet_20_link" text:visited-style-name="Visited_20_Internet_20_Link"><text:span text:style-name="Source_20_Text">logic programming</text:span></text:a><text:span text:style-name="Source_20_Text"><text:span text:style-name="T61">, </text:span></text:span><text:a xlink:type="simple" xlink:href="https://en.wikipedia.org/wiki/Functional_programming" text:style-name="Internet_20_link" text:visited-style-name="Visited_20_Internet_20_Link"><text:span text:style-name="Source_20_Text">functional programming</text:span></text:a><text:span text:style-name="Source_20_Text"><text:span text:style-name="T61">, and </text:span></text:span><text:a xlink:type="simple" xlink:href="https://en.wikipedia.org/wiki/Configuration_management" text:style-name="Internet_20_link" text:visited-style-name="Visited_20_Internet_20_Link"><text:span text:style-name="Source_20_Text">configuration management</text:span></text:a><text:span text:style-name="Source_20_Text"><text:span text:style-name="T61"> systems.</text:span></text:span></text:p>
      <text:p text:style-name="P42"><text:span text:style-name="Source_20_Text"><text:span text:style-name="T61">The following are the types of Declarative Language Progamming Paradigms: Functional (Functional Logic, Purely Functional), Logic, Constraint, Dataflow (flow-based, Reactive), Ontology.</text:span></text:span></text:p>
      <text:p text:style-name="P42"><text:soft-page-break/><text:span text:style-name="Source_20_Text"><text:span text:style-name="T61">In a </text:span></text:span><text:a xlink:type="simple" xlink:href="https://en.wikipedia.org/wiki/Pure_functional_language" text:style-name="Internet_20_link" text:visited-style-name="Visited_20_Internet_20_Link"><text:span text:style-name="Source_20_Text">pure functional language</text:span></text:a><text:span text:style-name="Source_20_Text"><text:span text:style-name="T61">, such as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61">, all functions are </text:span></text:span><text:a xlink:type="simple" xlink:href="https://en.wikipedia.org/wiki/Pure_function" text:style-name="Internet_20_link" text:visited-style-name="Visited_20_Internet_20_Link"><text:span text:style-name="Source_20_Text">without side effects</text:span></text:a><text:span text:style-name="Source_20_Text"><text:span text:style-name="T61">, and state changes are only represented as functions that transform the state, which is explicitly represented as a </text:span></text:span><text:a xlink:type="simple" xlink:href="https://en.wikipedia.org/wiki/First-class_citizen" text:style-name="Internet_20_link" text:visited-style-name="Visited_20_Internet_20_Link"><text:span text:style-name="Source_20_Text">first class</text:span></text:a><text:span text:style-name="Source_20_Text"><text:span text:style-name="T61"> object in the program. Although pure functional languages are non-imperative, they often provide a facility for describing the effect of a function as a series of steps. Other functional languages, such as </text:span></text:span><text:a xlink:type="simple" xlink:href="https://en.wikipedia.org/wiki/Lisp_(programming_language)" text:style-name="Internet_20_link" text:visited-style-name="Visited_20_Internet_20_Link"><text:span text:style-name="Source_20_Text">Lisp</text:span></text:a><text:span text:style-name="Source_20_Text"><text:span text:style-name="T61">, </text:span></text:span><text:a xlink:type="simple" xlink:href="https://en.wikipedia.org/wiki/OCaml" text:style-name="Internet_20_link" text:visited-style-name="Visited_20_Internet_20_Link"><text:span text:style-name="Source_20_Text">OCaml</text:span></text:a><text:span text:style-name="Source_20_Text"><text:span text:style-name="T61"> and </text:span></text:span><text:a xlink:type="simple" xlink:href="https://en.wikipedia.org/wiki/Erlang_(programming_language)" text:style-name="Internet_20_link" text:visited-style-name="Visited_20_Internet_20_Link"><text:span text:style-name="Source_20_Text">Erlang</text:span></text:a><text:span text:style-name="Source_20_Text"><text:span text:style-name="T61">, support a mixture of procedural and functional programming.</text:span></text:span></text:p>
      <text:p text:style-name="P89"><text:span text:style-name="Source_20_Text"><text:span text:style-name="T61">Some </text:span></text:span><text:a xlink:type="simple" xlink:href="https://en.wikipedia.org/wiki/Logic_programming" text:style-name="Internet_20_link" text:visited-style-name="Visited_20_Internet_20_Link"><text:span text:style-name="Source_20_Text">logical programming languages</text:span></text:a><text:span text:style-name="Source_20_Text"><text:span text:style-name="T61">, such as </text:span></text:span><text:a xlink:type="simple" xlink:href="https://en.wikipedia.org/wiki/Prolog" text:style-name="Internet_20_link" text:visited-style-name="Visited_20_Internet_20_Link"><text:span text:style-name="Source_20_Text">Prolog</text:span></text:a><text:span text:style-name="Source_20_Text"><text:span text:style-name="T61">, and </text:span></text:span><text:a xlink:type="simple" xlink:href="https://en.wikipedia.org/wiki/Database_query_language" text:style-name="Internet_20_link" text:visited-style-name="Visited_20_Internet_20_Link"><text:span text:style-name="Source_20_Text">database query languages</text:span></text:a><text:span text:style-name="Source_20_Text"><text:span text:style-name="T61">, such as </text:span></text:span><text:a xlink:type="simple" xlink:href="https://en.wikipedia.org/wiki/SQL" text:style-name="Internet_20_link" text:visited-style-name="Visited_20_Internet_20_Link"><text:span text:style-name="Source_20_Text">SQL</text:span></text:a><text:span text:style-name="Source_20_Text"><text:span text:style-name="T61">, while declarative in principle, also support a procedural style of programming.</text:span></text:span></text:p>
      <text:p text:style-name="P43"><text:span text:style-name="Source_20_Text"><text:span text:style-name="T101"/></text:span></text:p>
      <text:p text:style-name="P43"><text:span text:style-name="Source_20_Text"><text:span text:style-name="T101">Functional Programming:</text:span></text:span></text:p>
      <text:p text:style-name="P44"><text:span text:style-name="Source_20_Text"><text:span text:style-name="T61">Functional programming has its origins in </text:span></text:span><text:a xlink:type="simple" xlink:href="https://en.wikipedia.org/wiki/Lambda_calculus" text:style-name="Internet_20_link" text:visited-style-name="Visited_20_Internet_20_Link"><text:span text:style-name="Source_20_Text">lambda calculus</text:span></text:a><text:span text:style-name="Source_20_Text"><text:span text:style-name="T61">, a </text:span></text:span><text:a xlink:type="simple" xlink:href="https://en.wikipedia.org/wiki/Formal_system" text:style-name="Internet_20_link" text:visited-style-name="Visited_20_Internet_20_Link"><text:span text:style-name="Source_20_Text">formal system</text:span></text:a><text:span text:style-name="Source_20_Text"><text:span text:style-name="T61"> developed in the 1930s to investigate </text:span></text:span><text:a xlink:type="simple" xlink:href="https://en.wikipedia.org/wiki/Computability" text:style-name="Internet_20_link" text:visited-style-name="Visited_20_Internet_20_Link"><text:span text:style-name="Source_20_Text">computability</text:span></text:a><text:span text:style-name="Source_20_Text"><text:span text:style-name="T61">, the </text:span></text:span><text:a xlink:type="simple" xlink:href="https://en.wikipedia.org/wiki/Entscheidungsproblem" text:style-name="Internet_20_link" text:visited-style-name="Visited_20_Internet_20_Link"><text:span text:style-name="Source_20_Text">Entscheidungsproblem</text:span></text:a><text:span text:style-name="Source_20_Text"><text:span text:style-name="T61">, function definition, </text:span></text:span><text:a xlink:type="simple" xlink:href="https://en.wikipedia.org/wiki/Function_application" text:style-name="Internet_20_link" text:visited-style-name="Visited_20_Internet_20_Link"><text:span text:style-name="Source_20_Text">function application</text:span></text:a><text:span text:style-name="Source_20_Text"><text:span text:style-name="T61">, and </text:span></text:span><text:a xlink:type="simple" xlink:href="https://en.wikipedia.org/wiki/Recursion" text:style-name="Internet_20_link" text:visited-style-name="Visited_20_Internet_20_Link"><text:span text:style-name="Source_20_Text">recursion</text:span></text:a><text:span text:style-name="Source_20_Text"><text:span text:style-name="T61">. Many functional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61"> can be viewed as elaborations on the lambda calculus. Another well-known declarative programming paradigm, </text:span></text:span><text:a xlink:type="simple" xlink:href="https://en.wikipedia.org/wiki/Logic_programming" text:style-name="Internet_20_link" text:visited-style-name="Visited_20_Internet_20_Link"><text:span text:style-name="Source_20_Text">logic programming</text:span></text:a><text:span text:style-name="Source_20_Text"><text:span text:style-name="T61">, is based on </text:span></text:span><text:a xlink:type="simple" xlink:href="https://en.wikipedia.org/wiki/Relation_(logic)" text:style-name="Internet_20_link" text:visited-style-name="Visited_20_Internet_20_Link"><text:span text:style-name="Source_20_Text">relations</text:span></text:a><text:span text:style-name="Source_20_Text"><text:span text:style-name="T61">.</text:span></text:span></text:p>
      <text:p text:style-name="P44"><text:span text:style-name="Source_20_Text"><text:span text:style-name="T61">In contrast,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changes state with statements in the </text:span></text:span><text:a xlink:type="simple" xlink:href="https://en.wikipedia.org/wiki/Source_code" text:style-name="Internet_20_link" text:visited-style-name="Visited_20_Internet_20_Link"><text:span text:style-name="Source_20_Text">source code</text:span></text:a><text:span text:style-name="Source_20_Text"><text:span text:style-name="T61">, the simplest example being </text:span></text:span><text:a xlink:type="simple" xlink:href="https://en.wikipedia.org/wiki/Assignment_(computer_science)" text:style-name="Internet_20_link" text:visited-style-name="Visited_20_Internet_20_Link"><text:span text:style-name="Source_20_Text">assignment</text:span></text:a><text:span text:style-name="Source_20_Text"><text:span text:style-name="T61">.</text:span></text:span></text:p>
      <text:p text:style-name="P16"><text:span text:style-name="Source_20_Text"><text:span text:style-name="T61">Functional programming languages have largely been emphasized in </text:span></text:span><text:a xlink:type="simple" xlink:href="https://en.wikipedia.org/wiki/Academic" text:style-name="Internet_20_link" text:visited-style-name="Visited_20_Internet_20_Link"><text:span text:style-name="Source_20_Text">academia</text:span></text:a><text:span text:style-name="Source_20_Text"><text:span text:style-name="T61"> rather than industry settings. However, programming languages that support functional programming have been used in industry, including </text:span></text:span><text:a xlink:type="simple" xlink:href="https://en.wikipedia.org/wiki/Common_Lisp" text:style-name="Internet_20_link" text:visited-style-name="Visited_20_Internet_20_Link"><text:span text:style-name="Source_20_Text">Common Lisp</text:span></text:a><text:span text:style-name="Source_20_Text"><text:span text:style-name="T61">,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61">,</text:span></text:span><text:bookmark text:name="cite_ref-clinger1987_3-0"/><text:a xlink:type="simple" xlink:href="https://en.wikipedia.org/wiki/Functional_programming#cite_note-clinger1987-3" text:style-name="Internet_20_link" text:visited-style-name="Visited_20_Internet_20_Link"><text:span text:style-name="Source_20_Text">[3]</text:span></text:a><text:bookmark text:name="cite_ref-hartheimer1987_4-0"/><text:a xlink:type="simple" xlink:href="https://en.wikipedia.org/wiki/Functional_programming#cite_note-hartheimer1987-4" text:style-name="Internet_20_link" text:visited-style-name="Visited_20_Internet_20_Link"><text:span text:style-name="Source_20_Text">[4]</text:span></text:a><text:bookmark text:name="cite_ref-kidd2007_5-0"/><text:a xlink:type="simple" xlink:href="https://en.wikipedia.org/wiki/Functional_programming#cite_note-kidd2007-5" text:style-name="Internet_20_link" text:visited-style-name="Visited_20_Internet_20_Link"><text:span text:style-name="Source_20_Text">[5]</text:span></text:a><text:bookmark text:name="cite_ref-cleis2006_6-0"/><text:a xlink:type="simple" xlink:href="https://en.wikipedia.org/wiki/Functional_programming#cite_note-cleis2006-6" text:style-name="Internet_20_link" text:visited-style-name="Visited_20_Internet_20_Link"><text:span text:style-name="Source_20_Text">[6]</text:span></text:a><text:span text:style-name="Source_20_Text"><text:span text:style-name="T61"> </text:span></text:span><text:a xlink:type="simple" xlink:href="https://en.wikipedia.org/wiki/Clojure" text:style-name="Internet_20_link" text:visited-style-name="Visited_20_Internet_20_Link"><text:span text:style-name="Source_20_Text">Clojure</text:span></text:a><text:span text:style-name="Source_20_Text"><text:span text:style-name="T61">, </text:span></text:span><text:a xlink:type="simple" xlink:href="https://en.wikipedia.org/wiki/Wolfram_Language" text:style-name="Internet_20_link" text:visited-style-name="Visited_20_Internet_20_Link"><text:span text:style-name="Source_20_Text">Wolfram Language</text:span></text:a><text:span text:style-name="Source_20_Text"><text:span text:style-name="T61">,</text:span></text:span><text:bookmark text:name="cite_ref-reference.wolfram.com_7-0"/><text:a xlink:type="simple" xlink:href="https://en.wikipedia.org/wiki/Functional_programming#cite_note-reference.wolfram.com-7" text:style-name="Internet_20_link" text:visited-style-name="Visited_20_Internet_20_Link"><text:span text:style-name="Source_20_Text">[7]</text:span></text:a><text:bookmark text:name="cite_ref-Amath-CO_8-0"/><text:a xlink:type="simple" xlink:href="https://en.wikipedia.org/wiki/Functional_programming#cite_note-Amath-CO-8" text:style-name="Internet_20_link" text:visited-style-name="Visited_20_Internet_20_Link"><text:span text:style-name="Source_20_Text">[8]</text:span></text:a><text:span text:style-name="Source_20_Text"><text:span text:style-name="T61"> </text:span></text:span><text:a xlink:type="simple" xlink:href="https://en.wikipedia.org/wiki/Racket_(programming_language)" text:style-name="Internet_20_link" text:visited-style-name="Visited_20_Internet_20_Link"><text:span text:style-name="Source_20_Text">Racket</text:span></text:a><text:span text:style-name="Source_20_Text"><text:span text:style-name="T61">,</text:span></text:span><text:bookmark text:name="cite_ref-racket-video-games_9-0"/><text:a xlink:type="simple" xlink:href="https://en.wikipedia.org/wiki/Functional_programming#cite_note-racket-video-games-9" text:style-name="Internet_20_link" text:visited-style-name="Visited_20_Internet_20_Link"><text:span text:style-name="Source_20_Text">[9]</text:span></text:a><text:span text:style-name="Source_20_Text"><text:span text:style-name="T61"> </text:span></text:span><text:a xlink:type="simple" xlink:href="https://en.wikipedia.org/wiki/Erlang_(programming_language)" text:style-name="Internet_20_link" text:visited-style-name="Visited_20_Internet_20_Link"><text:span text:style-name="Source_20_Text">Erlang</text:span></text:a><text:span text:style-name="Source_20_Text"><text:span text:style-name="T61">,</text:span></text:span><text:bookmark text:name="cite_ref-erlang-faq_10-0"/><text:a xlink:type="simple" xlink:href="https://en.wikipedia.org/wiki/Functional_programming#cite_note-erlang-faq-10" text:style-name="Internet_20_link" text:visited-style-name="Visited_20_Internet_20_Link"><text:span text:style-name="Source_20_Text">[10]</text:span></text:a><text:bookmark text:name="cite_ref-armstrong2007_11-0"/><text:a xlink:type="simple" xlink:href="https://en.wikipedia.org/wiki/Functional_programming#cite_note-armstrong2007-11" text:style-name="Internet_20_link" text:visited-style-name="Visited_20_Internet_20_Link"><text:span text:style-name="Source_20_Text">[11]</text:span></text:a><text:bookmark text:name="cite_ref-larson2009_12-0"/><text:a xlink:type="simple" xlink:href="https://en.wikipedia.org/wiki/Functional_programming#cite_note-larson2009-12" text:style-name="Internet_20_link" text:visited-style-name="Visited_20_Internet_20_Link"><text:span text:style-name="Source_20_Text">[12]</text:span></text:a><text:span text:style-name="Source_20_Text"><text:span text:style-name="T61"> </text:span></text:span><text:a xlink:type="simple" xlink:href="https://en.wikipedia.org/wiki/OCaml" text:style-name="Internet_20_link" text:visited-style-name="Visited_20_Internet_20_Link"><text:span text:style-name="Source_20_Text">OCaml</text:span></text:a><text:span text:style-name="Source_20_Text"><text:span text:style-name="T61">,</text:span></text:span><text:bookmark text:name="cite_ref-minksy2008_13-0"/><text:a xlink:type="simple" xlink:href="https://en.wikipedia.org/wiki/Functional_programming#cite_note-minksy2008-13" text:style-name="Internet_20_link" text:visited-style-name="Visited_20_Internet_20_Link"><text:span text:style-name="Source_20_Text">[13]</text:span></text:a><text:bookmark text:name="cite_ref-leroy2007_14-0"/><text:a xlink:type="simple" xlink:href="https://en.wikipedia.org/wiki/Functional_programming#cite_note-leroy2007-14" text:style-name="Internet_20_link" text:visited-style-name="Visited_20_Internet_20_Link"><text:span text:style-name="Source_20_Text">[14]</text:span></text:a><text:span text:style-name="Source_20_Text"><text:span text:style-name="T61">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61">,</text:span></text:span><text:bookmark text:name="cite_ref-haskell-industry_15-0"/><text:a xlink:type="simple" xlink:href="https://en.wikipedia.org/wiki/Functional_programming#cite_note-haskell-industry-15" text:style-name="Internet_20_link" text:visited-style-name="Visited_20_Internet_20_Link"><text:span text:style-name="Source_20_Text">[15]</text:span></text:a><text:bookmark text:name="cite_ref-hudak2007_16-0"/><text:a xlink:type="simple" xlink:href="https://en.wikipedia.org/wiki/Functional_programming#cite_note-hudak2007-16" text:style-name="Internet_20_link" text:visited-style-name="Visited_20_Internet_20_Link"><text:span text:style-name="Source_20_Text">[16]</text:span></text:a><text:span text:style-name="Source_20_Text"><text:span text:style-name="T61"> and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61">.</text:span></text:span></text:p>
      <text:p text:style-name="P44"><text:span text:style-name="Source_20_Text"><text:span text:style-name="T61"/></text:span></text:p>
      <text:p text:style-name="P44"><text:span text:style-name="Source_20_Text"><text:span text:style-name="T143">P</text:span></text:span><text:span text:style-name="Source_20_Text"><text:span text:style-name="T61">rogramming in a functional style can be accomplished in languages that are not specifically designed for functional programming, such as with </text:span></text:span><text:a xlink:type="simple" xlink:href="https://en.wikipedia.org/wiki/Perl" text:style-name="Internet_20_link" text:visited-style-name="Visited_20_Internet_20_Link"><text:span text:style-name="Source_20_Text">Perl</text:span></text:a><text:span text:style-name="Source_20_Text"><text:span text:style-name="T61">,</text:span></text:span><text:bookmark text:name="cite_ref-27"/><text:a xlink:type="simple" xlink:href="https://en.wikipedia.org/wiki/Functional_programming#cite_note-27" text:style-name="Internet_20_link" text:visited-style-name="Visited_20_Internet_20_Link"><text:span text:style-name="Source_20_Text">[27]</text:span></text:a><text:span text:style-name="Source_20_Text"><text:span text:style-name="T61"> </text:span></text:span><text:a xlink:type="simple" xlink:href="https://en.wikipedia.org/wiki/PHP" text:style-name="Internet_20_link" text:visited-style-name="Visited_20_Internet_20_Link"><text:span text:style-name="Source_20_Text">PHP</text:span></text:a><text:span text:style-name="Source_20_Text"><text:span text:style-name="T61">,</text:span></text:span><text:bookmark text:name="cite_ref-28"/><text:a xlink:type="simple" xlink:href="https://en.wikipedia.org/wiki/Functional_programming#cite_note-28" text:style-name="Internet_20_link" text:visited-style-name="Visited_20_Internet_20_Link"><text:span text:style-name="Source_20_Text">[28]</text:span></text:a><text:span text:style-name="Source_20_Text"><text:span text:style-name="T61"> </text:span></text:span><text:a xlink:type="simple" xlink:href="https://en.wikipedia.org/wiki/C%2B%2B11" text:style-name="Internet_20_link" text:visited-style-name="Visited_20_Internet_20_Link"><text:span text:style-name="Source_20_Text">C++11</text:span></text:a><text:span text:style-name="Source_20_Text"><text:span text:style-name="T61">, and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61">.</text:span></text:span><text:bookmark text:name="cite_ref-:0_29-0"/><text:a xlink:type="simple" xlink:href="https://en.wikipedia.org/wiki/Functional_programming#cite_note-:0-29" text:style-name="Internet_20_link" text:visited-style-name="Visited_20_Internet_20_Link"><text:span text:style-name="Source_20_Text">[29]</text:span></text:a><text:span text:style-name="Source_20_Text"><text:span text:style-name="T61"> An interesting case is that of </text:span></text:span><text:a xlink:type="simple" xlink:href="https://en.wikipedia.org/wiki/Scala_(programming_language)" text:style-name="Internet_20_link" text:visited-style-name="Visited_20_Internet_20_Link"><text:span text:style-name="Source_20_Text">Scala</text:span></text:a><text:bookmark text:name="cite_ref-effective-scala_30-0"/><text:a xlink:type="simple" xlink:href="https://en.wikipedia.org/wiki/Functional_programming#cite_note-effective-scala-30" text:style-name="Internet_20_link" text:visited-style-name="Visited_20_Internet_20_Link"><text:span text:style-name="Source_20_Text">[30]</text:span></text:a><text:span text:style-name="Source_20_Text"><text:span text:style-name="T61"> – it is frequently written in a functional style, but the presence of side effects and mutable state place it in a grey area between imperative and functional languages.</text:span></text:span></text:p>
      <text:p text:style-name="P86"><text:span text:style-name="Source_20_Text"><text:span text:style-name="T61">An early functional-flavored language was </text:span></text:span><text:a xlink:type="simple" xlink:href="https://en.wikipedia.org/wiki/Lisp_(programming_language)" text:style-name="Internet_20_link" text:visited-style-name="Visited_20_Internet_20_Link"><text:span text:style-name="Source_20_Text">Lisp</text:span></text:a><text:span text:style-name="Source_20_Text"><text:span text:style-name="T61">, developed in the late 1950s for the </text:span></text:span><text:a xlink:type="simple" xlink:href="https://en.wikipedia.org/wiki/IBM_700/7000_series#Scientific_Architecture" text:style-name="Internet_20_link" text:visited-style-name="Visited_20_Internet_20_Link"><text:span text:style-name="Source_20_Text">IBM 700/7000 series</text:span></text:a><text:span text:style-name="Source_20_Text"><text:span text:style-name="T61"> scientific computers by </text:span></text:span><text:a xlink:type="simple" xlink:href="https://en.wikipedia.org/wiki/John_McCarthy_(computer_scientist)" text:style-name="Internet_20_link" text:visited-style-name="Visited_20_Internet_20_Link"><text:span text:style-name="Source_20_Text">John McCarthy</text:span></text:a><text:span text:style-name="Source_20_Text"><text:span text:style-name="T61"> while at </text:span></text:span><text:a xlink:type="simple" xlink:href="https://en.wikipedia.org/wiki/Massachusetts_Institute_of_Technology" text:style-name="Internet_20_link" text:visited-style-name="Visited_20_Internet_20_Link"><text:span text:style-name="Source_20_Text">Massachusetts Institute of Technology</text:span></text:a><text:span text:style-name="Source_20_Text"><text:span text:style-name="T61"> (MIT).</text:span></text:span><text:bookmark text:name="cite_ref-32"/><text:a xlink:type="simple" xlink:href="https://en.wikipedia.org/wiki/Functional_programming#cite_note-32" text:style-name="Internet_20_link" text:visited-style-name="Visited_20_Internet_20_Link"><text:span text:style-name="Source_20_Text">[32]</text:span></text:a><text:span text:style-name="Source_20_Text"><text:span text:style-name="T61"> Lisp first introduced many paradigmatic features of functional programming, though early Lisps were </text:span></text:span><text:a xlink:type="simple" xlink:href="https://en.wikipedia.org/wiki/Programming_paradigm#Multi-paradigm" text:style-name="Internet_20_link" text:visited-style-name="Visited_20_Internet_20_Link"><text:span text:style-name="Source_20_Text">multi-paradigm languages</text:span></text:a><text:span text:style-name="Source_20_Text"><text:span text:style-name="T61">, and incorporated support for numerous programming styles as new paradigms evolved. Later dialects, such as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61"> and </text:span></text:span><text:a xlink:type="simple" xlink:href="https://en.wikipedia.org/wiki/Clojure" text:style-name="Internet_20_link" text:visited-style-name="Visited_20_Internet_20_Link"><text:span text:style-name="Source_20_Text">Clojure</text:span></text:a><text:span text:style-name="Source_20_Text"><text:span text:style-name="T61">, and offshoots such as </text:span></text:span><text:a xlink:type="simple" xlink:href="https://en.wikipedia.org/wiki/Dylan_(programming_language)" text:style-name="Internet_20_link" text:visited-style-name="Visited_20_Internet_20_Link"><text:span text:style-name="Source_20_Text">Dylan</text:span></text:a><text:span text:style-name="Source_20_Text"><text:span text:style-name="T61"> and </text:span></text:span><text:a xlink:type="simple" xlink:href="https://en.wikipedia.org/wiki/Julia_(programming_language)" text:style-name="Internet_20_link" text:visited-style-name="Visited_20_Internet_20_Link"><text:span text:style-name="Source_20_Text">Julia</text:span></text:a><text:span text:style-name="Source_20_Text"><text:span text:style-name="T61">, sought to simplify and rationalise Lisp around a cleanly functional core, while </text:span></text:span><text:a xlink:type="simple" xlink:href="https://en.wikipedia.org/wiki/Common_Lisp" text:style-name="Internet_20_link" text:visited-style-name="Visited_20_Internet_20_Link"><text:span text:style-name="Source_20_Text">Common Lisp</text:span></text:a><text:span text:style-name="Source_20_Text"><text:span text:style-name="T61"> was designed to preserve and update the paradigmatic features of the numerous older dialects it replaced.</text:span></text:span></text:p>
      <text:p text:style-name="P45"><text:soft-page-break/><text:span text:style-name="Source_20_Text"><text:span text:style-name="T61"><text:line-break/>A number of concepts and paradigms are specific to functional programming, and generally foreign to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including </text:span></text:span><text:a xlink:type="simple" xlink:href="https://en.wikipedia.org/wiki/Object-oriented_programming" text:style-name="Internet_20_link" text:visited-style-name="Visited_20_Internet_20_Link"><text:span text:style-name="Source_20_Text">object-oriented programming</text:span></text:a><text:span text:style-name="Source_20_Text"><text:span text:style-name="T61">). However, programming languages often cater to several programming paradigms, so programmers using "mostly imperative" languages may have utilized some of these concepts.<text:line-break/><text:line-break/></text:span></text:span><text:bookmark text:name="Functional_programming_in_non-functional_languages"/><text:span text:style-name="Source_20_Text"><text:span text:style-name="T101">Functional programming in non-functional languages[</text:span></text:span><text:a xlink:type="simple" xlink:href="https://en.wikipedia.org/w/index.php?title=Functional_programming&amp;action=edit&amp;section=9" text:style-name="Internet_20_link" text:visited-style-name="Visited_20_Internet_20_Link"><text:span text:style-name="Source_20_Text">edit</text:span></text:a><text:span text:style-name="Source_20_Text"><text:span text:style-name="T101">]</text:span></text:span></text:p>
      <text:p text:style-name="P88"><text:span text:style-name="Source_20_Text"><text:span text:style-name="T61">It is possible to use a functional style of programming in languages that are not traditionally considered functional languages.</text:span></text:span><text:bookmark text:name="cite_ref-58"/><text:a xlink:type="simple" xlink:href="https://en.wikipedia.org/wiki/Functional_programming#cite_note-58" text:style-name="Internet_20_link" text:visited-style-name="Visited_20_Internet_20_Link"><text:span text:style-name="Source_20_Text">[58]</text:span></text:a><text:span text:style-name="Source_20_Text"><text:span text:style-name="T61"> For example, both </text:span></text:span><text:a xlink:type="simple" xlink:href="https://en.wikipedia.org/wiki/D_(programming_language)" text:style-name="Internet_20_link" text:visited-style-name="Visited_20_Internet_20_Link"><text:span text:style-name="Source_20_Text">D</text:span></text:a><text:bookmark text:name="cite_ref-59"/><text:a xlink:type="simple" xlink:href="https://en.wikipedia.org/wiki/Functional_programming#cite_note-59" text:style-name="Internet_20_link" text:visited-style-name="Visited_20_Internet_20_Link"><text:span text:style-name="Source_20_Text">[59]</text:span></text:a><text:span text:style-name="Source_20_Text"><text:span text:style-name="T61"> and </text:span></text:span><text:a xlink:type="simple" xlink:href="https://en.wikipedia.org/wiki/Fortran_95" text:style-name="Internet_20_link" text:visited-style-name="Visited_20_Internet_20_Link"><text:span text:style-name="Source_20_Text">Fortran 95</text:span></text:a><text:bookmark text:name="cite_ref-fortran95_44-1"/><text:a xlink:type="simple" xlink:href="https://en.wikipedia.org/wiki/Functional_programming#cite_note-fortran95-44" text:style-name="Internet_20_link" text:visited-style-name="Visited_20_Internet_20_Link"><text:span text:style-name="Source_20_Text">[44]</text:span></text:a><text:span text:style-name="Source_20_Text"><text:span text:style-name="T61"> explicitly support pure functions.</text:span></text:span></text:p>
      <text:p text:style-name="P88"><text:a xlink:type="simple" xlink:href="https://en.wikipedia.org/wiki/JavaScript" text:style-name="Internet_20_link" text:visited-style-name="Visited_20_Internet_20_Link"><text:span text:style-name="Source_20_Text">JavaScript</text:span></text:a><text:span text:style-name="Source_20_Text"><text:span text:style-name="T61">, </text:span></text:span><text:a xlink:type="simple" xlink:href="https://en.wikipedia.org/wiki/Lua_(programming_language)" text:style-name="Internet_20_link" text:visited-style-name="Visited_20_Internet_20_Link"><text:span text:style-name="Source_20_Text">Lua</text:span></text:a><text:bookmark text:name="cite_ref-60"/><text:a xlink:type="simple" xlink:href="https://en.wikipedia.org/wiki/Functional_programming#cite_note-60" text:style-name="Internet_20_link" text:visited-style-name="Visited_20_Internet_20_Link"><text:span text:style-name="Source_20_Text">[60]</text:span></text:a><text:span text:style-name="Source_20_Text"><text:span text:style-name="T61"> and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had </text:span></text:span><text:a xlink:type="simple" xlink:href="https://en.wikipedia.org/wiki/First-class_function" text:style-name="Internet_20_link" text:visited-style-name="Visited_20_Internet_20_Link"><text:span text:style-name="Source_20_Text">first class functions</text:span></text:a><text:span text:style-name="Source_20_Text"><text:span text:style-name="T61"> from their inception.</text:span></text:span><text:bookmark text:name="cite_ref-61"/><text:a xlink:type="simple" xlink:href="https://en.wikipedia.org/wiki/Functional_programming#cite_note-61" text:style-name="Internet_20_link" text:visited-style-name="Visited_20_Internet_20_Link"><text:span text:style-name="Source_20_Text">[61]</text:span></text:a><text:span text:style-name="Source_20_Text"><text:span text:style-name="T61"> Python had support for "</text:span></text:span><text:a xlink:type="simple" xlink:href="https://en.wikipedia.org/wiki/Anonymous_function" text:style-name="Internet_20_link" text:visited-style-name="Visited_20_Internet_20_Link"><text:span text:style-name="Source_20_Text">lambda</text:span></text:a><text:span text:style-name="Source_20_Text"><text:span text:style-name="T61">", "</text:span></text:span><text:a xlink:type="simple" xlink:href="https://en.wikipedia.org/wiki/Map_(higher-order_function)" text:style-name="Internet_20_link" text:visited-style-name="Visited_20_Internet_20_Link"><text:span text:style-name="Source_20_Text">map</text:span></text:a><text:span text:style-name="Source_20_Text"><text:span text:style-name="T61">", "</text:span></text:span><text:a xlink:type="simple" xlink:href="https://en.wikipedia.org/wiki/Fold_(higher-order_function)" text:style-name="Internet_20_link" text:visited-style-name="Visited_20_Internet_20_Link"><text:span text:style-name="Source_20_Text">reduce</text:span></text:a><text:span text:style-name="Source_20_Text"><text:span text:style-name="T61">", and "</text:span></text:span><text:a xlink:type="simple" xlink:href="https://en.wikipedia.org/wiki/Filter_(higher-order_function)" text:style-name="Internet_20_link" text:visited-style-name="Visited_20_Internet_20_Link"><text:span text:style-name="Source_20_Text">filter</text:span></text:a><text:span text:style-name="Source_20_Text"><text:span text:style-name="T61">" in 1994, as well as closures in Python 2.2,</text:span></text:span><text:bookmark text:name="cite_ref-62"/><text:a xlink:type="simple" xlink:href="https://en.wikipedia.org/wiki/Functional_programming#cite_note-62" text:style-name="Internet_20_link" text:visited-style-name="Visited_20_Internet_20_Link"><text:span text:style-name="Source_20_Text">[62]</text:span></text:a><text:span text:style-name="Source_20_Text"><text:span text:style-name="T61"> though Python 3 relegated "reduce" to the </text:span></text:span><text:span text:style-name="Source_20_Text"><text:span text:style-name="T63">functools</text:span></text:span><text:span text:style-name="Source_20_Text"><text:span text:style-name="T61"> standard library module.</text:span></text:span><text:bookmark text:name="cite_ref-63"/><text:a xlink:type="simple" xlink:href="https://en.wikipedia.org/wiki/Functional_programming#cite_note-63" text:style-name="Internet_20_link" text:visited-style-name="Visited_20_Internet_20_Link"><text:span text:style-name="Source_20_Text">[63]</text:span></text:a><text:span text:style-name="Source_20_Text"><text:span text:style-name="T61"> First-class functions have been introduced into other mainstream languages such as </text:span></text:span><text:a xlink:type="simple" xlink:href="https://en.wikipedia.org/wiki/PHP" text:style-name="Internet_20_link" text:visited-style-name="Visited_20_Internet_20_Link"><text:span text:style-name="Source_20_Text">PHP</text:span></text:a><text:span text:style-name="Source_20_Text"><text:span text:style-name="T61"> 5.3,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61"> 9,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3.0, </text:span></text:span><text:a xlink:type="simple" xlink:href="https://en.wikipedia.org/wiki/C%2B%2B11" text:style-name="Internet_20_link" text:visited-style-name="Visited_20_Internet_20_Link"><text:span text:style-name="Source_20_Text">C++11</text:span></text:a><text:span text:style-name="Source_20_Text"><text:span text:style-name="T61">, and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61">.</text:span></text:span><text:bookmark text:name="cite_ref-:0_29-1"/><text:a xlink:type="simple" xlink:href="https://en.wikipedia.org/wiki/Functional_programming#cite_note-:0-29" text:style-name="Internet_20_link" text:visited-style-name="Visited_20_Internet_20_Link"><text:span text:style-name="Source_20_Text">[29]</text:span></text:a><text:span text:style-name="Source_20_Text"><text:span text:style-name="T61">[</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61">]</text:span></text:span></text:p>
      <text:p text:style-name="P89"><text:span text:style-name="Source_20_Text"><text:span text:style-name="T61">In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and lambdas are fully supported. Libraries and language extensions for immutable data structures are being developed to aid programming in the functional style.</text:span></text:span></text:p>
      <text:p text:style-name="P88"><text:span text:style-name="Source_20_Text"><text:span text:style-name="T61">In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can sometimes be used to simulate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text:span></text:span><text:bookmark text:name="cite_ref-64"/><text:a xlink:type="simple" xlink:href="https://en.wikipedia.org/wiki/Functional_programming#cite_note-64" text:style-name="Internet_20_link" text:visited-style-name="Visited_20_Internet_20_Link"><text:span text:style-name="Source_20_Text">[64]</text:span></text:a><text:span text:style-name="Source_20_Text"><text:span text:style-name="T61"> however, anonymous classes are not always proper replacements to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because they have more limited capabilities.</text:span></text:span><text:bookmark text:name="cite_ref-65"/><text:a xlink:type="simple" xlink:href="https://en.wikipedia.org/wiki/Functional_programming#cite_note-65" text:style-name="Internet_20_link" text:visited-style-name="Visited_20_Internet_20_Link"><text:span text:style-name="Source_20_Text">[65]</text:span></text:a><text:span text:style-name="Source_20_Text"><text:span text:style-name="T61"> Java 8 supports lambda expressions as a replacement for some anonymous classes.</text:span></text:span><text:bookmark text:name="cite_ref-66"/><text:a xlink:type="simple" xlink:href="https://en.wikipedia.org/wiki/Functional_programming#cite_note-66" text:style-name="Internet_20_link" text:visited-style-name="Visited_20_Internet_20_Link"><text:span text:style-name="Source_20_Text">[66]</text:span></text:a><text:span text:style-name="Source_20_Text"><text:span text:style-name="T61"> However, the presence of checked exceptions in Java can make functional programming inconvenient, because it can be necessary to catch checked exceptions and then rethrow them—a problem that does not occur in other JVM languages that do not have checked exceptions, such as Scala.[</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61">]</text:span></text:span></text:p>
      <text:p text:style-name="P89"><text:span text:style-name="Source_20_Text"><text:span text:style-name="T61">In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are not necessary, because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and lambdas are fully supported. Libraries and language extensions for immutable data structures are being developed to aid programming in the functional style in C#.</text:span></text:span></text:p>
      <text:p text:style-name="P89"><text:span text:style-name="Source_20_Text"><text:span text:style-name="T61">Many </text:span></text:span><text:a xlink:type="simple" xlink:href="https://en.wikipedia.org/wiki/Object-oriented" text:style-name="Internet_20_link" text:visited-style-name="Visited_20_Internet_20_Link"><text:span text:style-name="Source_20_Text">object-oriented</text:span></text:a><text:span text:style-name="Source_20_Text"><text:span text:style-name="T61"> </text:span></text:span><text:a xlink:type="simple" xlink:href="https://en.wikipedia.org/wiki/Design_pattern_(computer_science)" text:style-name="Internet_20_link" text:visited-style-name="Visited_20_Internet_20_Link"><text:span text:style-name="Source_20_Text">design patterns</text:span></text:a><text:span text:style-name="Source_20_Text"><text:span text:style-name="T61"> are expressible in functional programming terms: for example, the </text:span></text:span><text:a xlink:type="simple" xlink:href="https://en.wikipedia.org/wiki/Strategy_pattern" text:style-name="Internet_20_link" text:visited-style-name="Visited_20_Internet_20_Link"><text:span text:style-name="Source_20_Text">strategy pattern</text:span></text:a><text:span text:style-name="Source_20_Text"><text:span text:style-name="T61"> simply dictates use of a higher-order function, and the </text:span></text:span><text:a xlink:type="simple" xlink:href="https://en.wikipedia.org/wiki/Visitor_(design_pattern)" text:style-name="Internet_20_link" text:visited-style-name="Visited_20_Internet_20_Link"><text:span text:style-name="Source_20_Text">visitor</text:span></text:a><text:span text:style-name="Source_20_Text"><text:span text:style-name="T61"> pattern roughly corresponds to a </text:span></text:span><text:a xlink:type="simple" xlink:href="https://en.wikipedia.org/wiki/Catamorphism" text:style-name="Internet_20_link" text:visited-style-name="Visited_20_Internet_20_Link"><text:span text:style-name="Source_20_Text">catamorphism</text:span></text:a><text:span text:style-name="Source_20_Text"><text:span text:style-name="T61">, or </text:span></text:span><text:a xlink:type="simple" xlink:href="https://en.wikipedia.org/wiki/Fold_(higher-order_function)" text:style-name="Internet_20_link" text:visited-style-name="Visited_20_Internet_20_Link"><text:span text:style-name="Source_20_Text">fold</text:span></text:a><text:span text:style-name="Source_20_Text"><text:span text:style-name="T61">.</text:span></text:span></text:p>
      <text:p text:style-name="P88"><text:span text:style-name="Source_20_Text"><text:span text:style-name="T61">Similarly, the idea of immutable data from functional programming is often included in imperative programming languages,</text:span></text:span><text:bookmark text:name="cite_ref-67"/><text:a xlink:type="simple" xlink:href="https://en.wikipedia.org/wiki/Functional_programming#cite_note-67" text:style-name="Internet_20_link" text:visited-style-name="Visited_20_Internet_20_Link"><text:span text:style-name="Source_20_Text">[67]</text:span></text:a><text:span text:style-name="Source_20_Text"><text:span text:style-name="T61"> for example the tuple in Python, which is an immutable array.</text:span></text:span></text:p>
      <text:p text:style-name="Text_20_body"><text:span text:style-name="Source_20_Text"><text:span text:style-name="T61"><text:line-break/><text:line-break/></text:span></text:span></text:p>
      <text:p text:style-name="Text_20_body"><text:soft-page-break/><text:span text:style-name="Source_20_Text"><text:span text:style-name="T61"><text:line-break/></text:span></text:span><text:span text:style-name="Source_20_Text"><text:span text:style-name="T124">Type Systems:</text:span></text:span></text:p>
      <text:p text:style-name="Text_20_body"><text:span text:style-name="Source_20_Text"><text:span text:style-name="T64">In 1974, </text:span></text:span><text:a xlink:type="simple" xlink:href="https://en.wikipedia.org/wiki/Barbara_Liskov" text:style-name="Internet_20_link" text:visited-style-name="Visited_20_Internet_20_Link"><text:span text:style-name="Source_20_Text">Liskov</text:span></text:a><text:span text:style-name="Source_20_Text"><text:span text:style-name="T64"> and Zilles defined a strongly-typed language as one in which "whenever an object is passed from a calling function to a called function, its type must be compatible with the type declared in the called function."</text:span></text:span></text:p>
      <text:p text:style-name="Text_20_body"><text:span text:style-name="Source_20_Text"><text:span text:style-name="T64">Generally, a strongly typed language has stricter typing rules at compile time, which implies that errors and exceptions are more likely to happen during compilation. However, dynamically typed languages (where type checking happens at run time) can also be strongly typed. Most of these rules affect variable assignment, return values and function calling. On the other hand, a weakly typed language has looser typing rules and may produce unpredictable results or may perform implicit type conversion at runtime.</text:span></text:span></text:p>
      <text:p text:style-name="P46"><text:span text:style-name="Source_20_Text"><text:span text:style-name="T61">Some programming languages make it easy to use a value of one type as if it were a value of another type. This is sometimes described as "weak typing". </text:span></text:span></text:p>
      <text:p text:style-name="P47"><text:span text:style-name="Source_20_Text"><text:span text:style-name="T61">In a </text:span></text:span><text:span text:style-name="Source_20_Text"><text:span text:style-name="T119">strongly typed language</text:span></text:span><text:span text:style-name="Source_20_Text"><text:span text:style-name="T61">, you are simply not allowed to do anything that's incompatible with the type of data you're working with. For example, in a weakly typed language you can typically do 3 + 5 + 7 and get the result 15, because numbers can be added; similarly, you can often do 'Hello' + 'And' + 'Goodbye' and get the result "HelloAndGoodBye", because strings support concatenation. But in a strongly-typed language you </text:span></text:span><text:span text:style-name="Source_20_Text"><text:span text:style-name="T119">can't</text:span></text:span><text:span text:style-name="Source_20_Text"><text:span text:style-name="T61"> do 'Hello' + 5 + 'Goodbye', because there's no defined way to "add" strings and numbers to each other. In a weakly typed language, the compiler or interpreter can perform behind-the-scenes conversions to make these types of operations work; for example, a weakly typed language might give you the string "Hello5Goodbye" as a result for 'Hello' + 5 + 'Goodbye'. The advantage to a strongly typed language is that you can trust what's going on: if you do something wrong, your program will generate a type error telling you where you went wrong, and you don't have to memorize a lot of arcane type-conversion rules or try to debug a situation where your variables have been silently changed without your knowledge.</text:span></text:span></text:p>
      <text:p text:style-name="P48"><text:span text:style-name="Source_20_Text"><text:span text:style-name="T65">In a Strongly Typed System, automatic conversations are only allowed as long as there is no loss of information.</text:span></text:span></text:p>
      <text:p text:style-name="P49"><text:span text:style-name="Source_20_Text"><text:span text:style-name="T61">A str</text:span></text:span><text:span text:style-name="Source_20_Text"><text:span text:style-name="T66">ongly-typed language is one in which variables are bound to specific data types, and will result in type errors if the types do not match up as expected in the expression.</text:span></text:span></text:p>
      <text:p text:style-name="P49"><text:span text:style-name="Source_20_Text"><text:span text:style-name="T66">For e.g. In Python</text:span></text:span></text:p>
      <text:p text:style-name="P49"><text:span text:style-name="Source_20_Text"><text:span text:style-name="T61">temp = “hel</text:span></text:span><text:span text:style-name="Source_20_Text"><text:span text:style-name="T66">lo”</text:span></text:span></text:p>
      <text:p text:style-name="P49"><text:span text:style-name="Source_20_Text"><text:span text:style-name="T66">temp = temp + 10</text:span></text:span></text:p>
      <text:p text:style-name="P49"><text:span text:style-name="Source_20_Text"><text:span text:style-name="T66">the above will throw a type error because of trying to add an int type to a string type.</text:span></text:span></text:p>
      <text:p text:style-name="P50"><text:soft-page-break/><text:span text:style-name="Source_20_Text"><text:span text:style-name="T67">So, basically, in a strongly typed language, variables are bound to a particular data type.</text:span></text:span></text:p>
      <text:p text:style-name="P51"><text:span text:style-name="Source_20_Text"><text:span text:style-name="T68">A weakly-typed language is one in which the variable are not bound to a specific data type; they still have a type, but type safety constraints are lower compared to that of a stringly-typed language.</text:span></text:span></text:p>
      <text:p text:style-name="P51"><text:span text:style-name="Source_20_Text"><text:span text:style-name="T68">For e.g. In PHP</text:span></text:span></text:p>
      <text:p text:style-name="P51"><text:span text:style-name="Source_20_Text"><text:span text:style-name="T68">$temp = “hello”;</text:span></text:span></text:p>
      <text:p text:style-name="P51"><text:span text:style-name="Source_20_Text"><text:span text:style-name="T61">$temp = $temp + </text:span></text:span><text:span text:style-name="Source_20_Text"><text:span text:style-name="T68">10;</text:span></text:span></text:p>
      <text:p text:style-name="P51"><text:span text:style-name="Source_20_Text"><text:span text:style-name="T61">echo $t</text:span></text:span><text:span text:style-name="Source_20_Text"><text:span text:style-name="T68">emp;</text:span></text:span></text:p>
      <text:p text:style-name="P51"><text:span text:style-name="Source_20_Text"><text:span text:style-name="T61">the a</text:span></text:span><text:span text:style-name="Source_20_Text"><text:span text:style-name="T68">bove program will not throw any error because PHP is a weakly typed language, so is C and a few others.</text:span></text:span></text:p>
      <text:p text:style-name="P52"><text:span text:style-name="Source_20_Text"><text:span text:style-name="T61">And, a typeless programming language is one where you do not have any data types such int, char, float do not exist. You can assign values to literals but can’</text:span></text:span><text:span text:style-name="Source_20_Text"><text:span text:style-name="T69">t assign any type to it.</text:span></text:span></text:p>
      <text:p text:style-name="P52"><text:span text:style-name="Source_20_Text"><text:span text:style-name="T61"/></text:span></text:p>
      <text:p text:style-name="P53"><text:span text:style-name="Source_20_Text"><text:span text:style-name="T102">Type Checking</text:span></text:span></text:p>
      <text:p text:style-name="P54"><text:span text:style-name="Source_20_Text"><text:span text:style-name="T61">The process of verifying and enforcing the constraints of the type is called type checking. If it happens at compile-time then it is called static type checking &amp; if it happens at </text:span></text:span><text:span text:style-name="Source_20_Text"><text:span text:style-name="T70">run-time then it is called a dynamic type check.</text:span></text:span></text:p>
      <text:p text:style-name="P55"><text:span text:style-name="Source_20_Text"><text:span text:style-name="T70">Static type checking is the process of verifying the </text:span></text:span><text:a xlink:type="simple" xlink:href="https://en.wikipedia.org/wiki/Type_safety" text:style-name="Internet_20_link" text:visited-style-name="Visited_20_Internet_20_Link"><text:span text:style-name="Source_20_Text">type safety</text:span></text:a><text:span text:style-name="Source_20_Text"><text:span text:style-name="T70"> of a program based on analysis of a program's text (source code).</text:span></text:span></text:p>
      <text:p text:style-name="P55"><text:span text:style-name="Source_20_Text"><text:span text:style-name="T70">A number of useful and common programming language features cannot be checked statically, such as </text:span></text:span><text:a xlink:type="simple" xlink:href="https://en.wikipedia.org/wiki/Downcasting" text:style-name="Internet_20_link" text:visited-style-name="Visited_20_Internet_20_Link"><text:span text:style-name="Source_20_Text">downcasting</text:span></text:a><text:span text:style-name="Source_20_Text"><text:span text:style-name="T70">. Thus, many languages will have both static and dynamic type checking; the static type checker verifies what it can, and dynamic checks verify the rest.</text:span></text:span></text:p>
      <text:p text:style-name="P55"><text:span text:style-name="Source_20_Text"><text:span text:style-name="T70">Many languages with static type checking provide a way to bypass the type checker. Some languages allow programmers to choose between static and dynamic type safety. For example,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70"> distinguishes between </text:span></text:span><text:span text:style-name="Source_20_Text"><text:span text:style-name="T130">statically-typed</text:span></text:span><text:span text:style-name="Source_20_Text"><text:span text:style-name="T70"> and </text:span></text:span><text:span text:style-name="Source_20_Text"><text:span text:style-name="T130">dynamically-typed</text:span></text:span><text:span text:style-name="Source_20_Text"><text:span text:style-name="T70"> variables. Uses of the former are checked statically, whereas uses of the latter are checked dynamically. Other languages allow writing code that is not type-safe; for example, in </text:span></text:span><text:a xlink:type="simple" xlink:href="https://en.wikipedia.org/wiki/C_(programming_language)" text:style-name="Internet_20_link" text:visited-style-name="Visited_20_Internet_20_Link"><text:span text:style-name="Source_20_Text">C</text:span></text:a><text:span text:style-name="Source_20_Text"><text:span text:style-name="T70">, programmers can freely cast a value between any two types that have the same size, effectively subverting the type concept. </text:span></text:span></text:p>
      <text:p text:style-name="P56"><text:span text:style-name="Source_20_Text"><text:span text:style-name="T70">Dynamic type checking is the process of verifying the type safety of a program at runtime.</text:span></text:span></text:p>
      <text:p text:style-name="P56"><text:span text:style-name="Source_20_Text"><text:span text:style-name="T70">Most type-safe languages include some form of dynamic type checking, even if they also have a static type checker.[</text:span></text:span><text:a xlink:type="simple" xlink:href="https://en.wikipedia.org/wiki/Wikipedia:Citation_needed" text:style-name="Internet_20_link" text:visited-style-name="Visited_20_Internet_20_Link"><text:span text:style-name="Source_20_Text"><text:span text:style-name="T130">citation needed</text:span></text:span></text:a><text:span text:style-name="Source_20_Text"><text:span text:style-name="T70">] The reason for this is that many useful features or properties are difficult or impossible to verify statically. For example, suppose that a program defines two types, A and B, where B is a subtype of A. If the program tries to convert a value of type A to type B, which is known as </text:span></text:span><text:soft-page-break/><text:a xlink:type="simple" xlink:href="https://en.wikipedia.org/wiki/Downcasting" text:style-name="Internet_20_link" text:visited-style-name="Visited_20_Internet_20_Link"><text:span text:style-name="Source_20_Text">downcasting</text:span></text:a><text:span text:style-name="Source_20_Text"><text:span text:style-name="T70">, then the operation is legal only if the value being converted is actually a value of type B. Thus, a dynamic check is needed to verify that the operation is safe. This requirement is one of the criticisms of downcasting. </text:span></text:span></text:p>
      <text:p text:style-name="Text_20_body"><text:span text:style-name="Source_20_Text"><text:span text:style-name="T70">By definition, dynamic type checking may cause a program to fail at runtime. In some programming languages, it is possible to anticipate and recover from these failures. In others, type-checking errors are considered fatal. </text:span></text:span></text:p>
      <text:p text:style-name="Text_20_body"><text:span text:style-name="Source_20_Text"><text:span text:style-name="T70">Programming languages that include dynamic type checking but not static type checking are often called "dynamically typed programming languages".</text:span></text:span></text:p>
      <text:p text:style-name="P56"><text:span text:style-name="Source_20_Text"><text:span text:style-name="T103">Combining static and dynamic type checking</text:span></text:span><text:span text:style-name="Source_20_Text"><text:span text:style-name="T70"> </text:span></text:span></text:p>
      <text:p text:style-name="P56"><text:span text:style-name="Source_20_Text"><text:span text:style-name="T70">Some languages allow both static and dynamic typing. For example, Java and some other ostensibly statically typed languages support </text:span></text:span><text:a xlink:type="simple" xlink:href="https://en.wikipedia.org/wiki/Downcasting" text:style-name="Internet_20_link" text:visited-style-name="Visited_20_Internet_20_Link"><text:span text:style-name="Source_20_Text">downcasting</text:span></text:a><text:span text:style-name="Source_20_Text"><text:span text:style-name="T70"> types to their </text:span></text:span><text:a xlink:type="simple" xlink:href="https://en.wikipedia.org/wiki/Subtypes" text:style-name="Internet_20_link" text:visited-style-name="Visited_20_Internet_20_Link"><text:span text:style-name="Source_20_Text">subtypes</text:span></text:a><text:span text:style-name="Source_20_Text"><text:span text:style-name="T70">, querying an object to discover its dynamic type, and other type operations that depend on runtime type information. Another example is </text:span></text:span><text:a xlink:type="simple" xlink:href="https://en.wikipedia.org/wiki/Run-time_type_information" text:style-name="Internet_20_link" text:visited-style-name="Visited_20_Internet_20_Link"><text:span text:style-name="Source_20_Text">C++ RTTI</text:span></text:a><text:span text:style-name="Source_20_Text"><text:span text:style-name="T70">. More generally, most programming languages include mechanisms for dispatching over different 'kinds' of data, such as </text:span></text:span><text:a xlink:type="simple" xlink:href="https://en.wikipedia.org/wiki/Disjoint_union" text:style-name="Internet_20_link" text:visited-style-name="Visited_20_Internet_20_Link"><text:span text:style-name="Source_20_Text">disjoint unions</text:span></text:a><text:span text:style-name="Source_20_Text"><text:span text:style-name="T70">, </text:span></text:span><text:a xlink:type="simple" xlink:href="https://en.wikipedia.org/wiki/Dynamic_dispatch" text:style-name="Internet_20_link" text:visited-style-name="Visited_20_Internet_20_Link"><text:span text:style-name="Source_20_Text">runtime polymorphism</text:span></text:a><text:span text:style-name="Source_20_Text"><text:span text:style-name="T70">, and </text:span></text:span><text:a xlink:type="simple" xlink:href="https://en.wikipedia.org/wiki/Variant_type" text:style-name="Internet_20_link" text:visited-style-name="Visited_20_Internet_20_Link"><text:span text:style-name="Source_20_Text">variant types</text:span></text:a><text:span text:style-name="Source_20_Text"><text:span text:style-name="T70">. Even when not interacting with type annotations or type checking, such mechanisms are materially similar to dynamic typing implementations.</text:span></text:span></text:p>
      <text:p text:style-name="P56"><text:span text:style-name="Source_20_Text"><text:span text:style-name="T70">Certain languages, for example </text:span></text:span><text:a xlink:type="simple" xlink:href="https://en.wikipedia.org/wiki/Clojure" text:style-name="Internet_20_link" text:visited-style-name="Visited_20_Internet_20_Link"><text:span text:style-name="Source_20_Text">Clojure</text:span></text:a><text:span text:style-name="Source_20_Text"><text:span text:style-name="T70">, </text:span></text:span><text:a xlink:type="simple" xlink:href="https://en.wikipedia.org/wiki/Common_Lisp" text:style-name="Internet_20_link" text:visited-style-name="Visited_20_Internet_20_Link"><text:span text:style-name="Source_20_Text">Common Lisp</text:span></text:a><text:span text:style-name="Source_20_Text"><text:span text:style-name="T70">, or </text:span></text:span><text:a xlink:type="simple" xlink:href="https://en.wikipedia.org/wiki/Cython" text:style-name="Internet_20_link" text:visited-style-name="Visited_20_Internet_20_Link"><text:span text:style-name="Source_20_Text">Cython</text:span></text:a><text:span text:style-name="Source_20_Text"><text:span text:style-name="T70"> are dynamically type-checked by default, but allow programs to opt into static type checking by providing optional annotations. One reason to use such hints would be to optimize the performance of critical sections of a program.</text:span></text:span></text:p>
      <text:p text:style-name="P56"><text:span text:style-name="Source_20_Text"><text:span text:style-name="T70">Conversely, as of version 4.0, the C# language provides a way to indicate that a variable should not be statically type-checked. A variable whose type is </text:span></text:span><text:span text:style-name="Source_20_Text"><text:span text:style-name="T137">dynamic</text:span></text:span><text:span text:style-name="Source_20_Text"><text:span text:style-name="T70"> will not be subject to static type checking. Instead, the program relies on runtime type information to determine how the variable may be used.</text:span></text:span></text:p>
      <text:p text:style-name="P57"><text:span text:style-name="Source_20_Text"><text:span text:style-name="T104"/></text:span></text:p>
      <text:p text:style-name="P57"><text:span text:style-name="Source_20_Text"><text:span text:style-name="T104">Static and Dynamic type checking in practice</text:span></text:span></text:p>
      <text:p text:style-name="P57"><text:span text:style-name="Source_20_Text"><text:span text:style-name="T71">The choice between static and dynamic typing requires certain </text:span></text:span><text:a xlink:type="simple" xlink:href="https://en.wikipedia.org/wiki/Trade-off" text:style-name="Internet_20_link" text:visited-style-name="Visited_20_Internet_20_Link"><text:span text:style-name="Source_20_Text">trade-offs</text:span></text:a><text:span text:style-name="Source_20_Text"><text:span text:style-name="T71">. </text:span></text:span></text:p>
      <text:p text:style-name="P17"><text:span text:style-name="Source_20_Text"><text:span text:style-name="T71">Static typing can find type errors reliably at compile time, which should increase the reliability of the delivered program. However, programmers disagree over how commonly type errors occur, resulting in further disagreements over the proportion of those bugs that are coded that would be caught by appropriately representing the designed types in code.</text:span></text:span><text:bookmark text:name="cite_ref-101"/><text:a xlink:type="simple" xlink:href="https://en.wikipedia.org/wiki/Type_system#cite_note-10" text:style-name="Internet_20_link" text:visited-style-name="Visited_20_Internet_20_Link"><text:span text:style-name="Source_20_Text">[9]</text:span></text:a><text:bookmark text:name="cite_ref-111"/><text:a xlink:type="simple" xlink:href="https://en.wikipedia.org/wiki/Type_system#cite_note-11" text:style-name="Internet_20_link" text:visited-style-name="Visited_20_Internet_20_Link"><text:span text:style-name="Source_20_Text">[10]</text:span></text:a><text:span text:style-name="Source_20_Text"><text:span text:style-name="T71"> Static typing advocates[</text:span></text:span><text:a xlink:type="simple" xlink:href="https://en.wikipedia.org/wiki/Wikipedia:Manual_of_Style/Words_to_watch#Unsupported_attributions" text:style-name="Internet_20_link" text:visited-style-name="Visited_20_Internet_20_Link"><text:span text:style-name="Source_20_Text"><text:span text:style-name="T131">who?</text:span></text:span></text:a><text:span text:style-name="Source_20_Text"><text:span text:style-name="T71">] believe programs are more reliable when they have been well type-checked, whereas dynamic-typing advocates[</text:span></text:span><text:a xlink:type="simple" xlink:href="https://en.wikipedia.org/wiki/Wikipedia:Manual_of_Style/Words_to_watch#Unsupported_attributions" text:style-name="Internet_20_link" text:visited-style-name="Visited_20_Internet_20_Link"><text:span text:style-name="Source_20_Text"><text:span text:style-name="T131">who?</text:span></text:span></text:a><text:span text:style-name="Source_20_Text"><text:span text:style-name="T71">] point to distributed code that has proven reliable and to small bug databases.</text:span></text:span></text:p>
      <text:p text:style-name="P57"><text:soft-page-break/><text:span text:style-name="Source_20_Text"><text:span text:style-name="T71"/></text:span></text:p>
      <text:p text:style-name="P57"><text:span text:style-name="Source_20_Text"><text:span text:style-name="T71">Static typing usually results in compiled code that executes faster. When the compiler knows the exact data types that are in use (which is necessary for static verification, either through declaration or inference) it can produce optimized machine code. Some dynamically typed languages such as </text:span></text:span><text:a xlink:type="simple" xlink:href="https://en.wikipedia.org/wiki/Common_Lisp" text:style-name="Internet_20_link" text:visited-style-name="Visited_20_Internet_20_Link"><text:span text:style-name="Source_20_Text">Common Lisp</text:span></text:a><text:span text:style-name="Source_20_Text"><text:span text:style-name="T71"> allow optional type declarations for optimization for this reason.</text:span></text:span></text:p>
      <text:p text:style-name="P57"><text:span text:style-name="Source_20_Text"><text:span text:style-name="T71">By contrast, dynamic typing may allow compilers to run faster and </text:span></text:span><text:a xlink:type="simple" xlink:href="https://en.wikipedia.org/wiki/Interpreter_(computing)" text:style-name="Internet_20_link" text:visited-style-name="Visited_20_Internet_20_Link"><text:span text:style-name="Source_20_Text">interpreters</text:span></text:a><text:span text:style-name="Source_20_Text"><text:span text:style-name="T71"> to dynamically load new code, because changes to source code in dynamically typed languages may result in less checking to perform and less code to revisit.[</text:span></text:span><text:a xlink:type="simple" xlink:href="https://en.wikipedia.org/wiki/Wikipedia:Please_clarify" text:style-name="Internet_20_link" text:visited-style-name="Visited_20_Internet_20_Link"><text:span text:style-name="Source_20_Text"><text:span text:style-name="T131">clarification needed</text:span></text:span></text:a><text:span text:style-name="Source_20_Text"><text:span text:style-name="T71">] This too may reduce the edit-compile-test-debug cycle.</text:span></text:span></text:p>
      <text:p text:style-name="P57"><text:span text:style-name="Source_20_Text"><text:span text:style-name="T71">Statically typed languages that lack </text:span></text:span><text:a xlink:type="simple" xlink:href="https://en.wikipedia.org/wiki/Type_inference" text:style-name="Internet_20_link" text:visited-style-name="Visited_20_Internet_20_Link"><text:span text:style-name="Source_20_Text">type inference</text:span></text:a><text:span text:style-name="Source_20_Text"><text:span text:style-name="T71"> (such as </text:span></text:span><text:a xlink:type="simple" xlink:href="https://en.wikipedia.org/wiki/C_(programming_language)" text:style-name="Internet_20_link" text:visited-style-name="Visited_20_Internet_20_Link"><text:span text:style-name="Source_20_Text">C</text:span></text:a><text:span text:style-name="Source_20_Text"><text:span text:style-name="T71"> and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71"> prior to </text:span></text:span><text:a xlink:type="simple" xlink:href="https://en.wikipedia.org/wiki/Java_version_history#Java_SE_10" text:style-name="Internet_20_link" text:visited-style-name="Visited_20_Internet_20_Link"><text:span text:style-name="Source_20_Text">version 10</text:span></text:a><text:span text:style-name="Source_20_Text"><text:span text:style-name="T71">) require that programmers declare the types that a method or function must use. This can serve as added program documentation, that is active and dynamic, instead of static. This allows a compiler to prevent it from drifting out of synchrony, and from being ignored by programmers. However, a language can be statically typed without requiring type declarations (examples include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71">,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71">, </text:span></text:span><text:a xlink:type="simple" xlink:href="https://en.wikipedia.org/wiki/OCaml" text:style-name="Internet_20_link" text:visited-style-name="Visited_20_Internet_20_Link"><text:span text:style-name="Source_20_Text">OCaml</text:span></text:a><text:span text:style-name="Source_20_Text"><text:span text:style-name="T71">,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71">, and to a lesser extent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71"> and </text:span></text:span><text:a xlink:type="simple" xlink:href="https://en.wikipedia.org/wiki/C%2B%2B" text:style-name="Internet_20_link" text:visited-style-name="Visited_20_Internet_20_Link"><text:span text:style-name="Source_20_Text">C++</text:span></text:a><text:span text:style-name="Source_20_Text"><text:span text:style-name="T71">), so explicit type declaration is not a necessary requirement for static typing in all languages.</text:span></text:span></text:p>
      <text:p text:style-name="P57"><text:span text:style-name="Source_20_Text"><text:span text:style-name="T71">Dynamic typing typically allows </text:span></text:span><text:a xlink:type="simple" xlink:href="https://en.wikipedia.org/wiki/Duck_typing" text:style-name="Internet_20_link" text:visited-style-name="Visited_20_Internet_20_Link"><text:span text:style-name="Source_20_Text">duck typing</text:span></text:a><text:span text:style-name="Source_20_Text"><text:span text:style-name="T71"> (which enables </text:span></text:span><text:a xlink:type="simple" xlink:href="https://en.wikipedia.org/wiki/Duck_typing#Comparison_with_other_type_systems" text:style-name="Internet_20_link" text:visited-style-name="Visited_20_Internet_20_Link"><text:span text:style-name="Source_20_Text">easier code reuse</text:span></text:a><text:span text:style-name="Source_20_Text"><text:span text:style-name="T71">). Many[</text:span></text:span><text:a xlink:type="simple" xlink:href="https://en.wikipedia.org/wiki/Wikipedia:Citing_sources" text:style-name="Internet_20_link" text:visited-style-name="Visited_20_Internet_20_Link"><text:span text:style-name="Source_20_Text"><text:span text:style-name="T131">specify</text:span></text:span></text:a><text:span text:style-name="Source_20_Text"><text:span text:style-name="T71">] languages with static typing also feature </text:span></text:span><text:a xlink:type="simple" xlink:href="https://en.wikipedia.org/wiki/Duck_typing#In_statically_typed_languages" text:style-name="Internet_20_link" text:visited-style-name="Visited_20_Internet_20_Link"><text:span text:style-name="Source_20_Text">duck typing</text:span></text:a><text:span text:style-name="Source_20_Text"><text:span text:style-name="T71"> or other mechanisms like </text:span></text:span><text:a xlink:type="simple" xlink:href="https://en.wikipedia.org/wiki/Generic_programming" text:style-name="Internet_20_link" text:visited-style-name="Visited_20_Internet_20_Link"><text:span text:style-name="Source_20_Text">generic programming</text:span></text:a><text:span text:style-name="Source_20_Text"><text:span text:style-name="T71"> that also enable easier code reuse.</text:span></text:span></text:p>
      <text:p text:style-name="P58"><text:span text:style-name="Source_20_Text"><text:span text:style-name="T105"/></text:span></text:p>
      <text:p text:style-name="P58"><text:span text:style-name="Source_20_Text"><text:span text:style-name="T105">Type Safety and Memory Safety</text:span></text:span></text:p>
      <text:p text:style-name="P58"><text:span text:style-name="Source_20_Text"><text:span text:style-name="T72">Computer scientists use the term </text:span></text:span><text:span text:style-name="Source_20_Text"><text:span text:style-name="T132">memory-safe language</text:span></text:span><text:span text:style-name="Source_20_Text"><text:span text:style-name="T72"> (or just </text:span></text:span><text:span text:style-name="Source_20_Text"><text:span text:style-name="T132">safe language</text:span></text:span><text:span text:style-name="Source_20_Text"><text:span text:style-name="T72">) to describe languages that do not allow programs to access memory that has not been assigned for their use. For example, a memory-safe language will </text:span></text:span><text:a xlink:type="simple" xlink:href="https://en.wikipedia.org/wiki/Bounds_checking" text:style-name="Internet_20_link" text:visited-style-name="Visited_20_Internet_20_Link"><text:span text:style-name="Source_20_Text">check array bounds</text:span></text:a><text:span text:style-name="Source_20_Text"><text:span text:style-name="T72">, or else statically guarantee (i.e., at compile time before execution) that array accesses out of the array boundaries will cause compile-time and perhaps runtime errors. </text:span></text:span></text:p>
      <text:p text:style-name="P58"><text:span text:style-name="Source_20_Text"><text:span text:style-name="T72">In general, type-safety and memory-safety go hand in hand. For example, a language that supports pointer arithmetic and number-to-pointer conversions (like C) is neither memory-safe nor type-safe, because it allows arbitrary memory to be accessed as if it were valid memory of any type.</text:span></text:span></text:p>
      <text:p text:style-name="P58"><text:span text:style-name="Source_20_Text"><text:span text:style-name="T72"/></text:span></text:p>
      <text:p text:style-name="P59"><text:span text:style-name="Source_20_Text"><text:span text:style-name="T106">Variale levels of type checking</text:span></text:span></text:p>
      <text:p text:style-name="P59"><text:span text:style-name="Source_20_Text"><text:span text:style-name="T73">Some languages allow different levels of checking to apply to different regions of code. Examples include: </text:span></text:span></text:p>
      <text:list xml:id="list3074995242" text:style-name="L4">
        <text:list-item>
          <text:p text:style-name="P121"><text:soft-page-break/><text:span text:style-name="Source_20_Text"><text:span text:style-name="T73">The use strict directive in </text:span></text:span><text:a xlink:type="simple" xlink:href="https://en.wikipedia.org/wiki/JavaScript" text:style-name="Internet_20_link" text:visited-style-name="Visited_20_Internet_20_Link"><text:span text:style-name="Source_20_Text">JavaScript</text:span></text:a><text:bookmark text:name="cite_ref-14"/><text:a xlink:type="simple" xlink:href="https://en.wikipedia.org/wiki/Type_system#cite_note-14" text:style-name="Internet_20_link" text:visited-style-name="Visited_20_Internet_20_Link"><text:span text:style-name="Source_20_Text">[13]</text:span></text:a><text:bookmark text:name="cite_ref-15"/><text:a xlink:type="simple" xlink:href="https://en.wikipedia.org/wiki/Type_system#cite_note-15" text:style-name="Internet_20_link" text:visited-style-name="Visited_20_Internet_20_Link"><text:span text:style-name="Source_20_Text">[14]</text:span></text:a><text:bookmark text:name="cite_ref-16"/><text:a xlink:type="simple" xlink:href="https://en.wikipedia.org/wiki/Type_system#cite_note-16" text:style-name="Internet_20_link" text:visited-style-name="Visited_20_Internet_20_Link"><text:span text:style-name="Source_20_Text">[15]</text:span></text:a><text:span text:style-name="Source_20_Text"><text:span text:style-name="T73"> and </text:span></text:span><text:a xlink:type="simple" xlink:href="https://en.wikipedia.org/wiki/Perl" text:style-name="Internet_20_link" text:visited-style-name="Visited_20_Internet_20_Link"><text:span text:style-name="Source_20_Text">Perl</text:span></text:a><text:span text:style-name="Source_20_Text"><text:span text:style-name="T73"> applies stronger checking. </text:span></text:span></text:p>
        </text:list-item>
        <text:list-item>
          <text:p text:style-name="P121"><text:span text:style-name="Source_20_Text"><text:span text:style-name="T73">The declare(strict_types=1) in </text:span></text:span><text:a xlink:type="simple" xlink:href="https://en.wikipedia.org/wiki/PHP" text:style-name="Internet_20_link" text:visited-style-name="Visited_20_Internet_20_Link"><text:span text:style-name="Source_20_Text">PHP</text:span></text:a><text:bookmark text:name="cite_ref-17"/><text:a xlink:type="simple" xlink:href="https://en.wikipedia.org/wiki/Type_system#cite_note-17" text:style-name="Internet_20_link" text:visited-style-name="Visited_20_Internet_20_Link"><text:span text:style-name="Source_20_Text">[16]</text:span></text:a><text:span text:style-name="Source_20_Text"><text:span text:style-name="T73"> on a per-file basis allows only a variable of exact type of the type declaration will be accepted, or a TypeError will be thrown. </text:span></text:span></text:p>
        </text:list-item>
        <text:list-item>
          <text:p text:style-name="P108"><text:span text:style-name="Source_20_Text"><text:span text:style-name="T73">The Option Strict On in </text:span></text:span><text:a xlink:type="simple" xlink:href="https://en.wikipedia.org/wiki/VB.NET" text:style-name="Internet_20_link" text:visited-style-name="Visited_20_Internet_20_Link"><text:span text:style-name="Source_20_Text">VB.NET</text:span></text:a><text:span text:style-name="Source_20_Text"><text:span text:style-name="T73"> allows the compiler to require a conversion between objects.</text:span></text:span></text:p>
        </text:list-item>
      </text:list>
      <text:p text:style-name="Text_20_body"><text:span text:style-name="Source_20_Text"><text:span text:style-name="T73">Additional tools such as </text:span></text:span><text:a xlink:type="simple" xlink:href="https://en.wikipedia.org/wiki/Lint_(software)" text:style-name="Internet_20_link" text:visited-style-name="Visited_20_Internet_20_Link"><text:span text:style-name="Source_20_Text">lint</text:span></text:a><text:span text:style-name="Source_20_Text"><text:span text:style-name="T73"> and </text:span></text:span><text:a xlink:type="simple" xlink:href="https://en.wikipedia.org/wiki/IBM_Rational_Purify" text:style-name="Internet_20_link" text:visited-style-name="Visited_20_Internet_20_Link"><text:span text:style-name="Source_20_Text">IBM Rational Purify</text:span></text:a><text:span text:style-name="Source_20_Text"><text:span text:style-name="T73"> can also be used to achieve a higher level of strictness. </text:span></text:span></text:p>
      <text:p text:style-name="P59"><text:span text:style-name="Source_20_Text"><text:span text:style-name="T73"/></text:span></text:p>
      <text:p text:style-name="P60"><text:span text:style-name="Source_20_Text"><text:span text:style-name="T107">Duck Typing</text:span></text:span></text:p>
      <text:p text:style-name="P60"><text:span text:style-name="Source_20_Text"><text:span text:style-name="T73">It is a term used in </text:span></text:span><text:a xlink:type="simple" xlink:href="http://en.wikipedia.org/wiki/Dynamic_programming_language" text:style-name="Internet_20_link" text:visited-style-name="Visited_20_Internet_20_Link"><text:span text:style-name="Source_20_Text">dynamic languages</text:span></text:a><text:span text:style-name="Source_20_Text"><text:span text:style-name="T73"> that do not have </text:span></text:span><text:a xlink:type="simple" xlink:href="http://en.wikipedia.org/wiki/Strong_typing" text:style-name="Internet_20_link" text:visited-style-name="Visited_20_Internet_20_Link"><text:span text:style-name="Source_20_Text">strong typing</text:span></text:a><text:span text:style-name="Source_20_Text"><text:span text:style-name="T73">.</text:span></text:span></text:p>
      <text:p text:style-name="Text_20_body"><text:span text:style-name="Source_20_Text"><text:span text:style-name="T73">The idea is that you don't need a type in order to invoke an existing method on an object - if a method is defined on it, you can invoke it.</text:span></text:span></text:p>
      <text:p text:style-name="Text_20_body"><text:span text:style-name="Source_20_Text"><text:span text:style-name="T73">The name comes from the phrase "If it looks like a duck and quacks like a duck, it's a duck".</text:span></text:span></text:p>
      <text:p text:style-name="P60"><text:span text:style-name="Source_20_Text"><text:span text:style-name="T73">This is a simple example in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73"> 3 that demonstrates how any object may be used in any context, up until it is used in a way that it does not support. </text:span></text:span></text:p>
      <text:p text:style-name="P105">class Duck:</text:p>
      <text:p text:style-name="P105"><text:s text:c="4"/>def fly(self):</text:p>
      <text:p text:style-name="P105"><text:s text:c="8"/>print("Duck flying")</text:p>
      <text:p text:style-name="P105"/>
      <text:p text:style-name="P105">class Airplane:</text:p>
      <text:p text:style-name="P105"><text:s text:c="4"/>def fly(self):</text:p>
      <text:p text:style-name="P105"><text:s text:c="8"/>print("Airplane flying")</text:p>
      <text:p text:style-name="P105"/>
      <text:p text:style-name="P105">class Whale:</text:p>
      <text:p text:style-name="P105"><text:s text:c="4"/>def swim(self):</text:p>
      <text:p text:style-name="P105"><text:s text:c="8"/>print("Whale swimming")</text:p>
      <text:p text:style-name="P105"/>
      <text:p text:style-name="P105">for animal in Duck(), Airplane(), Whale():</text:p>
      <text:p text:style-name="P100"><text:s text:c="4"/>animal.fly()</text:p>
      <text:p text:style-name="Text_20_body">Output: </text:p>
      <text:p text:style-name="Preformatted_20_Text">Duck flying</text:p>
      <text:p text:style-name="Preformatted_20_Text">Airplane flying</text:p>
      <text:p text:style-name="P99">AttributeError: 'Whale' object has no attribute 'fly'</text:p>
      <text:p text:style-name="P61"><text:span text:style-name="Source_20_Text"><text:span text:style-name="T74"/></text:span></text:p>
      <text:p text:style-name="P62"><text:span text:style-name="Source_20_Text"><text:span text:style-name="T127">9.</text:span></text:span><text:span text:style-name="Source_20_Text"><text:span text:style-name="T125">Parallel vs Distributed vs Concurrent Programming/Processing</text:span></text:span></text:p>
      <text:p text:style-name="P62"><text:span text:style-name="Source_20_Text"><text:span text:style-name="T75">The concept of concurrent computing is frequently confused with the related but distinct concept of </text:span></text:span><text:a xlink:type="simple" xlink:href="https://en.wikipedia.org/wiki/Parallel_computing" text:style-name="Internet_20_link" text:visited-style-name="Visited_20_Internet_20_Link"><text:span text:style-name="Source_20_Text">parallel computing</text:span></text:a><text:span text:style-name="Source_20_Text"><text:span text:style-name="T75">,</text:span></text:span><text:bookmark text:name="cite_ref-waza_2-0"/><text:a xlink:type="simple" xlink:href="https://en.wikipedia.org/wiki/Concurrent_computing#cite_note-waza-2" text:style-name="Internet_20_link" text:visited-style-name="Visited_20_Internet_20_Link"><text:span text:style-name="Source_20_Text">[2]</text:span></text:a><text:bookmark text:name="cite_ref-33"/><text:a xlink:type="simple" xlink:href="https://en.wikipedia.org/wiki/Concurrent_computing#cite_note-3" text:style-name="Internet_20_link" text:visited-style-name="Visited_20_Internet_20_Link"><text:span text:style-name="Source_20_Text">[3]</text:span></text:a><text:span text:style-name="Source_20_Text"><text:span text:style-name="T75"> although both can be described as "multiple processes executing </text:span></text:span><text:span text:style-name="Source_20_Text"><text:span text:style-name="T133">during the same period of time</text:span></text:span><text:span text:style-name="Source_20_Text"><text:span text:style-name="T75">". In parallel computing, execution occurs at the same physical instant: for example, on separate </text:span></text:span><text:a xlink:type="simple" xlink:href="https://en.wikipedia.org/wiki/Central_processing_unit" text:style-name="Internet_20_link" text:visited-style-name="Visited_20_Internet_20_Link"><text:span text:style-name="Source_20_Text">processors</text:span></text:a><text:span text:style-name="Source_20_Text"><text:span text:style-name="T75"> of a </text:span></text:span><text:a xlink:type="simple" xlink:href="https://en.wikipedia.org/wiki/Multi-processor" text:style-name="Internet_20_link" text:visited-style-name="Visited_20_Internet_20_Link"><text:span text:style-name="Source_20_Text">multi-processor</text:span></text:a><text:span text:style-name="Source_20_Text"><text:span text:style-name="T75"> machine, with the goal of speeding up computations—parallel </text:span></text:span><text:soft-page-break/><text:span text:style-name="Source_20_Text"><text:span text:style-name="T75">computing is impossible on a (</text:span></text:span><text:a xlink:type="simple" xlink:href="https://en.wikipedia.org/wiki/Multi-core_processor" text:style-name="Internet_20_link" text:visited-style-name="Visited_20_Internet_20_Link"><text:span text:style-name="Source_20_Text">one-core</text:span></text:a><text:span text:style-name="Source_20_Text"><text:span text:style-name="T75">) single processor, as only one computation can occur at any instant (during any single clock cycle).</text:span></text:span><text:bookmark text:name="cite_ref-42"/><text:a xlink:type="simple" xlink:href="https://en.wikipedia.org/wiki/Concurrent_computing#cite_note-4" text:style-name="Internet_20_link" text:visited-style-name="Visited_20_Internet_20_Link"><text:span text:style-name="Source_20_Text">[a]</text:span></text:a><text:span text:style-name="Source_20_Text"><text:span text:style-name="T75"> By contrast, concurrent computing consists of process </text:span></text:span><text:span text:style-name="Source_20_Text"><text:span text:style-name="T133">lifetimes</text:span></text:span><text:span text:style-name="Source_20_Text"><text:span text:style-name="T75"> overlapping, but execution need not happen at the same instant. The goal here is to model processes in the outside world that happen concurrently, such as multiple clients accessing a server at the same time. Structuring software systems as composed of multiple concurrent, communicating parts can be useful for tackling complexity, regardless of whether the parts can be executed in parallel.</text:span></text:span><text:bookmark text:name="cite_ref-5"/><text:a xlink:type="simple" xlink:href="https://en.wikipedia.org/wiki/Concurrent_computing#cite_note-5" text:style-name="Internet_20_link" text:visited-style-name="Visited_20_Internet_20_Link"><text:span text:style-name="Source_20_Text">[4]</text:span></text:a><text:span text:style-name="Source_20_Text"><text:span text:style-name="T75">:1 </text:span></text:span></text:p>
      <text:p text:style-name="Text_20_body"><text:span text:style-name="Source_20_Text"><text:span text:style-name="T75">For example, concurrent processes can be executed on one core by interleaving the execution steps of each process via </text:span></text:span><text:a xlink:type="simple" xlink:href="https://en.wikipedia.org/wiki/Time-sharing" text:style-name="Internet_20_link" text:visited-style-name="Visited_20_Internet_20_Link"><text:span text:style-name="Source_20_Text">time-sharing</text:span></text:a><text:span text:style-name="Source_20_Text"><text:span text:style-name="T75"> slices: only one process runs at a time, and if it does not complete during its time slice, it is paused, another process begins or resumes, and then later the original process is resumed. In this way, multiple processes are part-way through execution at a single instant, but only one process is being executed at that instant.[</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75">] </text:span></text:span></text:p>
      <text:p text:style-name="Text_20_body"><text:span text:style-name="Source_20_Text"><text:span text:style-name="T75">Concurrent computations may be executed in parallel,</text:span></text:span><text:bookmark text:name="cite_ref-waza_2-1"/><text:a xlink:type="simple" xlink:href="https://en.wikipedia.org/wiki/Concurrent_computing#cite_note-waza-2" text:style-name="Internet_20_link" text:visited-style-name="Visited_20_Internet_20_Link"><text:span text:style-name="Source_20_Text">[2]</text:span></text:a><text:bookmark text:name="cite_ref-benari2006_6-0"/><text:a xlink:type="simple" xlink:href="https://en.wikipedia.org/wiki/Concurrent_computing#cite_note-benari2006-6" text:style-name="Internet_20_link" text:visited-style-name="Visited_20_Internet_20_Link"><text:span text:style-name="Source_20_Text">[5]</text:span></text:a><text:span text:style-name="Source_20_Text"><text:span text:style-name="T75"> for example, by assigning each process to a separate processor or processor core, or </text:span></text:span><text:a xlink:type="simple" xlink:href="https://en.wikipedia.org/wiki/Distributed_computing" text:style-name="Internet_20_link" text:visited-style-name="Visited_20_Internet_20_Link"><text:span text:style-name="Source_20_Text">distributing</text:span></text:a><text:span text:style-name="Source_20_Text"><text:span text:style-name="T75"> a computation across a network. In general, however, the languages, tools, and techniques for parallel programming might not be suitable for concurrent programming, and vice versa.</text:span></text:span></text:p>
      <text:p text:style-name="P18"><text:span text:style-name="Source_20_Text"><text:span text:style-name="T75">Parallel computing is closely related to </text:span></text:span><text:a xlink:type="simple" xlink:href="https://en.wikipedia.org/wiki/Concurrent_computing" text:style-name="Internet_20_link" text:visited-style-name="Visited_20_Internet_20_Link"><text:span text:style-name="Source_20_Text">concurrent computing</text:span></text:a><text:span text:style-name="Source_20_Text"><text:span text:style-name="T75">—they are frequently used together, and often conflated, though the two are distinct: it is possible to have parallelism without concurrency (such as </text:span></text:span><text:a xlink:type="simple" xlink:href="https://en.wikipedia.org/wiki/Bit-level_parallelism" text:style-name="Internet_20_link" text:visited-style-name="Visited_20_Internet_20_Link"><text:span text:style-name="Source_20_Text">bit-level parallelism</text:span></text:a><text:span text:style-name="Source_20_Text"><text:span text:style-name="T75">), and concurrency without parallelism (such as multitasking by </text:span></text:span><text:a xlink:type="simple" xlink:href="https://en.wikipedia.org/wiki/Time-sharing" text:style-name="Internet_20_link" text:visited-style-name="Visited_20_Internet_20_Link"><text:span text:style-name="Source_20_Text">time-sharing</text:span></text:a><text:span text:style-name="Source_20_Text"><text:span text:style-name="T75"> on a single-core CPU).</text:span></text:span><text:bookmark text:name="cite_ref-waza_5-0"/><text:a xlink:type="simple" xlink:href="https://en.wikipedia.org/wiki/Parallel_computing#cite_note-waza-5" text:style-name="Internet_20_link" text:visited-style-name="Visited_20_Internet_20_Link"><text:span text:style-name="Source_20_Text">[5]</text:span></text:a><text:bookmark text:name="cite_ref-6"/><text:a xlink:type="simple" xlink:href="https://en.wikipedia.org/wiki/Parallel_computing#cite_note-6" text:style-name="Internet_20_link" text:visited-style-name="Visited_20_Internet_20_Link"><text:span text:style-name="Source_20_Text">[6]</text:span></text:a><text:span text:style-name="Source_20_Text"><text:span text:style-name="T75"> In parallel computing, a computational task is typically broken down into several, often many, very similar sub-tasks that can be processed independently and whose results are combined afterwards, upon completion. In contrast, in concurrent computing, the various processes often do not address related tasks; when they do, as is typical in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75">, the separate tasks may have a varied nature and often require some </text:span></text:span><text:a xlink:type="simple" xlink:href="https://en.wikipedia.org/wiki/Inter-process_communication" text:style-name="Internet_20_link" text:visited-style-name="Visited_20_Internet_20_Link"><text:span text:style-name="Source_20_Text">inter-process communication</text:span></text:a><text:span text:style-name="Source_20_Text"><text:span text:style-name="T75"> during execution. </text:span></text:span></text:p>
      <text:p text:style-name="P62"><text:span text:style-name="Source_20_Text"><text:span text:style-name="T75"/></text:span></text:p>
      <text:p text:style-name="P62"><text:span text:style-name="Source_20_Text"><text:span text:style-name="T75">The word </text:span></text:span><text:span text:style-name="Source_20_Text"><text:span text:style-name="T133">distributed</text:span></text:span><text:span text:style-name="Source_20_Text"><text:span text:style-name="T75"> in terms such as "distributed system", "distributed programming", and "</text:span></text:span><text:a xlink:type="simple" xlink:href="https://en.wikipedia.org/wiki/Distributed_algorithm" text:style-name="Internet_20_link" text:visited-style-name="Visited_20_Internet_20_Link"><text:span text:style-name="Source_20_Text">distributed algorithm</text:span></text:a><text:span text:style-name="Source_20_Text"><text:span text:style-name="T75">" originally referred to computer networks where individual computers were physically distributed within some geographical area.</text:span></text:span></text:p>
      <text:p text:style-name="P62"><text:span text:style-name="Source_20_Text"><text:span text:style-name="T75">While there is no single definition of a distributed system,</text:span></text:span><text:bookmark text:name="cite_ref-harvtxt|Ghosh|2007_7-0"/><text:a xlink:type="simple" xlink:href="https://en.wikipedia.org/wiki/Distributed_computing#cite_note-harvtxt%7CGhosh%7C2007-7" text:style-name="Internet_20_link" text:visited-style-name="Visited_20_Internet_20_Link"><text:span text:style-name="Source_20_Text">[7]</text:span></text:a><text:span text:style-name="Source_20_Text"><text:span text:style-name="T75"> the following defining properties are commonly used as: </text:span></text:span></text:p>
      <text:list xml:id="list378053862" text:style-name="L5">
        <text:list-item>
          <text:p text:style-name="P122"><text:span text:style-name="Source_20_Text"><text:span text:style-name="T75">There are several autonomous computational entities (computers or </text:span></text:span><text:a xlink:type="simple" xlink:href="https://en.wikipedia.org/wiki/Node_(networking)" text:style-name="Internet_20_link" text:visited-style-name="Visited_20_Internet_20_Link"><text:span text:style-name="Source_20_Text">nodes</text:span></text:a><text:span text:style-name="Source_20_Text"><text:span text:style-name="T75">), each of which has its own local </text:span></text:span><text:a xlink:type="simple" xlink:href="https://en.wikipedia.org/wiki/Memory_(computers)" text:style-name="Internet_20_link" text:visited-style-name="Visited_20_Internet_20_Link"><text:span text:style-name="Source_20_Text">memory</text:span></text:a><text:span text:style-name="Source_20_Text"><text:span text:style-name="T75">.</text:span></text:span><text:bookmark text:name="cite_ref-8"/><text:a xlink:type="simple" xlink:href="https://en.wikipedia.org/wiki/Distributed_computing#cite_note-8" text:style-name="Internet_20_link" text:visited-style-name="Visited_20_Internet_20_Link"><text:span text:style-name="Source_20_Text">[8]</text:span></text:a><text:span text:style-name="Source_20_Text"><text:span text:style-name="T75"> </text:span></text:span></text:p>
        </text:list-item>
        <text:list-item>
          <text:p text:style-name="P109"><text:span text:style-name="Source_20_Text"><text:span text:style-name="T75">The entities communicate with each other by </text:span></text:span><text:a xlink:type="simple" xlink:href="https://en.wikipedia.org/wiki/Message_passing" text:style-name="Internet_20_link" text:visited-style-name="Visited_20_Internet_20_Link"><text:span text:style-name="Source_20_Text">message passing</text:span></text:a><text:span text:style-name="Source_20_Text"><text:span text:style-name="T75">.</text:span></text:span><text:bookmark text:name="cite_ref-91"/></text:p>
        </text:list-item>
      </text:list>
      <text:p text:style-name="P62"><text:span text:style-name="Source_20_Text"><text:span text:style-name="T75"/></text:span></text:p>
      <text:p text:style-name="P62"><text:span text:style-name="Source_20_Text"><text:span text:style-name="T75">Other typical properties of distributed systems include the following: </text:span></text:span></text:p>
      <text:list xml:id="list579075086" text:style-name="L6">
        <text:list-item>
          <text:p text:style-name="P123"><text:soft-page-break/><text:span text:style-name="Source_20_Text"><text:span text:style-name="T75">The system has to </text:span></text:span><text:a xlink:type="simple" xlink:href="https://en.wikipedia.org/wiki/Fault_tolerance" text:style-name="Internet_20_link" text:visited-style-name="Visited_20_Internet_20_Link"><text:span text:style-name="Source_20_Text">tolerate failures</text:span></text:a><text:span text:style-name="Source_20_Text"><text:span text:style-name="T75"> in individual computers.</text:span></text:span><text:bookmark text:name="cite_ref-12"/><text:a xlink:type="simple" xlink:href="https://en.wikipedia.org/wiki/Distributed_computing#cite_note-12" text:style-name="Internet_20_link" text:visited-style-name="Visited_20_Internet_20_Link"><text:span text:style-name="Source_20_Text">[12]</text:span></text:a><text:span text:style-name="Source_20_Text"><text:span text:style-name="T75"> </text:span></text:span></text:p>
        </text:list-item>
        <text:list-item>
          <text:p text:style-name="P123"><text:span text:style-name="Source_20_Text"><text:span text:style-name="T75">The structure of the system (network topology, network latency, number of computers) is not known in advance, the system may consist of different kinds of computers and network links, and the system may change during the execution of a distributed program.</text:span></text:span></text:p>
        </text:list-item>
        <text:list-item>
          <text:p text:style-name="P110"><text:span text:style-name="Source_20_Text"><text:span text:style-name="T75">Each computer has only a limited, incomplete view of the system. Each computer may know only one part of the input.</text:span></text:span></text:p>
        </text:list-item>
      </text:list>
      <text:p text:style-name="P62"><text:span text:style-name="Source_20_Text"><text:span text:style-name="T76">I</text:span></text:span><text:span text:style-name="Source_20_Text"><text:span text:style-name="T75">t is possible to roughly classify concurrent systems as "parallel" or "distributed" using the following criteria: </text:span></text:span></text:p>
      <text:list xml:id="list3494313717" text:style-name="L7">
        <text:list-item>
          <text:p text:style-name="P124"><text:span text:style-name="Source_20_Text"><text:span text:style-name="T75">In parallel computing, all processors may have access to a </text:span></text:span><text:a xlink:type="simple" xlink:href="https://en.wikipedia.org/wiki/Shared_memory_architecture" text:style-name="Internet_20_link" text:visited-style-name="Visited_20_Internet_20_Link"><text:span text:style-name="Source_20_Text">shared memory</text:span></text:a><text:span text:style-name="Source_20_Text"><text:span text:style-name="T75"> to exchange information between processors.</text:span></text:span><text:bookmark text:name="cite_ref-18"/><text:a xlink:type="simple" xlink:href="https://en.wikipedia.org/wiki/Distributed_computing#cite_note-18" text:style-name="Internet_20_link" text:visited-style-name="Visited_20_Internet_20_Link"><text:span text:style-name="Source_20_Text">[18]</text:span></text:a><text:span text:style-name="Source_20_Text"><text:span text:style-name="T75"> </text:span></text:span></text:p>
        </text:list-item>
        <text:list-item>
          <text:p text:style-name="P111"><text:span text:style-name="Source_20_Text"><text:span text:style-name="T75">In distributed computing, each processor has its own private memory (</text:span></text:span><text:a xlink:type="simple" xlink:href="https://en.wikipedia.org/wiki/Distributed_memory" text:style-name="Internet_20_link" text:visited-style-name="Visited_20_Internet_20_Link"><text:span text:style-name="Source_20_Text">distributed memory</text:span></text:a><text:span text:style-name="Source_20_Text"><text:span text:style-name="T75">). Information is exchanged by passing messages between the processors.</text:span></text:span></text:p>
        </text:list-item>
      </text:list>
      <text:p text:style-name="P62"><text:span text:style-name="Source_20_Text"><text:span text:style-name="T75"/></text:span></text:p>
      <text:p text:style-name="P63"><text:span text:style-name="Source_20_Text"><text:span text:style-name="T128">10.</text:span></text:span><text:span text:style-name="Source_20_Text"><text:span text:style-name="T126">Service Oriented Architecture</text:span></text:span></text:p>
      <text:p text:style-name="P19"><text:span text:style-name="Source_20_Text"><text:span text:style-name="T77">SOA is the philosophy of encapsulating application logic in services with a uniformly defined interface and making these publicly available via discovery mechanisms. Th</text:span></text:span><text:span text:style-name="Source_20_Text"><text:span text:style-name="T83">is is primarily based on the</text:span></text:span><text:span text:style-name="Source_20_Text"><text:span text:style-name="T77"> notion of complexity-hiding and reuse, but also the concept of loosely coupling services.</text:span></text:span></text:p>
      <text:p text:style-name="P19"><text:span text:style-name="Source_20_Text"><text:span text:style-name="T77"/></text:span></text:p>
      <text:p text:style-name="P19"><text:span text:style-name="Source_20_Text"><text:span text:style-name="T77">Service-oriented architecture can be implemented with </text:span></text:span><text:a xlink:type="simple" xlink:href="https://en.wikipedia.org/wiki/Web_service" text:style-name="Internet_20_link" text:visited-style-name="Visited_20_Internet_20_Link"><text:span text:style-name="Source_20_Text">web services</text:span></text:a><text:span text:style-name="Source_20_Text"><text:span text:style-name="T77">.</text:span></text:span><text:bookmark text:name="cite_ref-21"/></text:p>
      <text:p text:style-name="P63"><text:span text:style-name="Source_20_Text"><text:span text:style-name="T77">This is done to make the functional building-blocks accessible over standard Internet protocols that are independent of platforms and programming languages. These services can represent either new applications or just wrappers around existing legacy systems to make them network-enabled.</text:span></text:span></text:p>
      <text:p text:style-name="P64"><text:span text:style-name="Source_20_Text"><text:span text:style-name="T78">Architectures can operate independently of specific technologies and can therefore be implemented using a wide range of technologies, including: </text:span></text:span></text:p>
      <text:list xml:id="list4040813454" text:style-name="L8">
        <text:list-item>
          <text:p text:style-name="P125"><text:a xlink:type="simple" xlink:href="https://en.wikipedia.org/wiki/Web_services" text:style-name="Internet_20_link" text:visited-style-name="Visited_20_Internet_20_Link"><text:span text:style-name="Source_20_Text">Web services</text:span></text:a><text:span text:style-name="Source_20_Text"><text:span text:style-name="T77"> based on WSDL and </text:span></text:span><text:a xlink:type="simple" xlink:href="https://en.wikipedia.org/wiki/SOAP" text:style-name="Internet_20_link" text:visited-style-name="Visited_20_Internet_20_Link"><text:span text:style-name="Source_20_Text">SOAP</text:span></text:a><text:span text:style-name="Source_20_Text"><text:span text:style-name="T77"> </text:span></text:span></text:p>
        </text:list-item>
        <text:list-item>
          <text:p text:style-name="P125"><text:span text:style-name="Source_20_Text"><text:span text:style-name="T77">Messaging, e.g., with ActiveMQ, JMS, RabbitMQ </text:span></text:span></text:p>
        </text:list-item>
        <text:list-item>
          <text:p text:style-name="P125"><text:span text:style-name="Source_20_Text"><text:span text:style-name="T77">RESTful HTTP, with </text:span></text:span><text:a xlink:type="simple" xlink:href="https://en.wikipedia.org/wiki/Representational_state_transfer" text:style-name="Internet_20_link" text:visited-style-name="Visited_20_Internet_20_Link"><text:span text:style-name="Source_20_Text">Representational state transfer</text:span></text:a><text:span text:style-name="Source_20_Text"><text:span text:style-name="T77"> (REST) constituting its own constraints-based architectural style </text:span></text:span></text:p>
        </text:list-item>
        <text:list-item>
          <text:p text:style-name="P125"><text:a xlink:type="simple" xlink:href="https://en.wikipedia.org/wiki/OPC_Unified_Architecture" text:style-name="Internet_20_link" text:visited-style-name="Visited_20_Internet_20_Link"><text:span text:style-name="Source_20_Text">OPC-UA</text:span></text:a><text:span text:style-name="Source_20_Text"><text:span text:style-name="T77"> </text:span></text:span></text:p>
        </text:list-item>
        <text:list-item>
          <text:p text:style-name="P125"><text:a xlink:type="simple" xlink:href="https://en.wikipedia.org/wiki/Windows_Communication_Foundation" text:style-name="Internet_20_link" text:visited-style-name="Visited_20_Internet_20_Link"><text:span text:style-name="Source_20_Text">WCF</text:span></text:a><text:span text:style-name="Source_20_Text"><text:span text:style-name="T77"> (Microsoft's implementation of Web services, forming a part of WCF) </text:span></text:span></text:p>
        </text:list-item>
        <text:list-item>
          <text:p text:style-name="P125"><text:a xlink:type="simple" xlink:href="https://en.wikipedia.org/wiki/Apache_Thrift" text:style-name="Internet_20_link" text:visited-style-name="Visited_20_Internet_20_Link"><text:span text:style-name="Source_20_Text">Apache Thrift</text:span></text:a><text:span text:style-name="Source_20_Text"><text:span text:style-name="T77"> </text:span></text:span></text:p>
        </text:list-item>
        <text:list-item>
          <text:p text:style-name="P125"><text:a xlink:type="simple" xlink:href="https://en.wikipedia.org/wiki/GRPC" text:style-name="Internet_20_link" text:visited-style-name="Visited_20_Internet_20_Link"><text:span text:style-name="Source_20_Text">gRPC</text:span></text:a><text:span text:style-name="Source_20_Text"><text:span text:style-name="T77"> </text:span></text:span></text:p>
        </text:list-item>
        <text:list-item>
          <text:p text:style-name="P112"><text:a xlink:type="simple" xlink:href="https://en.wikipedia.org/wiki/SORCER" text:style-name="Internet_20_link" text:visited-style-name="Visited_20_Internet_20_Link"><text:span text:style-name="Source_20_Text"><text:span text:style-name="T77">SORCER</text:span></text:span></text:a></text:p>
        </text:list-item>
      </text:list>
      <text:p text:style-name="P64"><text:span text:style-name="Source_20_Text"><text:span text:style-name="T108">The key is independent services with defined interfaces that can be called to perform their tasks in a standard way, without a service having foreknowledge of the calling application, and without the application having or needing knowledge of how the service actually </text:span></text:span><text:soft-page-break/><text:span text:style-name="Source_20_Text"><text:span text:style-name="T108">performs its tasks. SOA enables the development of applications that are built by combining loosely coupled and </text:span></text:span><text:a xlink:type="simple" xlink:href="https://en.wikipedia.org/wiki/Interoperable" text:style-name="Internet_20_link" text:visited-style-name="Visited_20_Internet_20_Link"><text:span text:style-name="Source_20_Text">interoperable</text:span></text:a><text:span text:style-name="Source_20_Text"><text:span text:style-name="T108"> services.</text:span></text:span></text:p>
      <text:p text:style-name="P64"><text:span text:style-name="Source_20_Text"><text:span text:style-name="T77">These services inter-operate based on a formal definition (or contract, e.g., WSDL) that is independent of the underlying platform and programming language. The interface definition </text:span></text:span><text:a xlink:type="simple" xlink:href="https://en.wikipedia.org/wiki/Information_hiding" text:style-name="Internet_20_link" text:visited-style-name="Visited_20_Internet_20_Link"><text:span text:style-name="Source_20_Text">hides the implementation</text:span></text:a><text:span text:style-name="Source_20_Text"><text:span text:style-name="T77"> of the language-specific service. SOA-based systems can therefore function independently of development technologies and platforms (such as Java, .NET, etc.). Services written in C# running on .NET platforms and services written in Java running on </text:span></text:span><text:a xlink:type="simple" xlink:href="https://en.wikipedia.org/wiki/Java_Platform,_Enterprise_Edition" text:style-name="Internet_20_link" text:visited-style-name="Visited_20_Internet_20_Link"><text:span text:style-name="Source_20_Text">Java EE</text:span></text:a><text:span text:style-name="Source_20_Text"><text:span text:style-name="T77"> platforms, for example, can both be consumed by a common composite application (or client). Applications running on either platform can also consume services running on the other as web services that facilitate reuse. Managed environments can also wrap COBOL legacy systems and present them as software services.</text:span></text:span></text:p>
      <text:p text:style-name="P64"><text:span text:style-name="Source_20_Text"><text:span text:style-name="T77">A manifesto was published for service-oriented architecture in October, 2009. This came up with six core values which are listed as follows:</text:span></text:span><text:bookmark text:name="cite_ref-81"/><text:a xlink:type="simple" xlink:href="https://en.wikipedia.org/wiki/Service-oriented_architecture#cite_note-8" text:style-name="Internet_20_link" text:visited-style-name="Visited_20_Internet_20_Link"><text:span text:style-name="Source_20_Text">[8]</text:span></text:a><text:span text:style-name="Source_20_Text"><text:span text:style-name="T77"> </text:span></text:span></text:p>
      <text:list xml:id="list1200761580" text:style-name="L9">
        <text:list-item>
          <text:p text:style-name="P126"><text:span text:style-name="Source_20_Text"><text:span text:style-name="T77">Business value is given more importance than technical strategy. </text:span></text:span></text:p>
        </text:list-item>
        <text:list-item>
          <text:p text:style-name="P126"><text:span text:style-name="Source_20_Text"><text:span text:style-name="T77">Strategic goals are given more importance than project-specific benefits. </text:span></text:span></text:p>
        </text:list-item>
        <text:list-item>
          <text:p text:style-name="P126"><text:span text:style-name="Source_20_Text"><text:span text:style-name="T77">Intrinsic inter-operability is given more importance than custom integration. </text:span></text:span></text:p>
        </text:list-item>
        <text:list-item>
          <text:p text:style-name="P126"><text:span text:style-name="Source_20_Text"><text:span text:style-name="T77">Shared services are given more importance than specific-purpose implementations. </text:span></text:span></text:p>
        </text:list-item>
        <text:list-item>
          <text:p text:style-name="P126"><text:span text:style-name="Source_20_Text"><text:span text:style-name="T77">Flexibility is given more importance than optimization. </text:span></text:span></text:p>
        </text:list-item>
        <text:list-item>
          <text:p text:style-name="P113"><text:span text:style-name="Source_20_Text"><text:span text:style-name="T77">Evolutionary refinement is given more importance than pursuit of initial perfection.</text:span></text:span></text:p>
        </text:list-item>
      </text:list>
      <text:p text:style-name="P64"><text:span text:style-name="Source_20_Text"><text:span text:style-name="T77"/></text:span></text:p>
      <text:p text:style-name="P63"><text:span text:style-name="Source_20_Text"><text:span text:style-name="T77">SOA promises to simplify testing indirectly. Services are autonomous, stateless, with fully documented interfaces, and separate from the cross-cutting concerns of the implementation.</text:span></text:span></text:p>
      <text:p text:style-name="P65"><text:span text:style-name="Source_20_Text"><text:span text:style-name="T109"/></text:span></text:p>
      <text:p text:style-name="P66"><text:span text:style-name="Source_20_Text"><text:span text:style-name="T129">Extensions and Variants of SOA</text:span></text:span></text:p>
      <text:p text:style-name="P67"><text:span text:style-name="Source_20_Text"><text:span text:style-name="T110">Event-driven architecture</text:span></text:span><text:span text:style-name="Source_20_Text"><text:span text:style-name="T79">: </text:span></text:span></text:p>
      <text:p text:style-name="P68"><text:span text:style-name="Source_20_Text"><text:span text:style-name="T80">It is a software architecture paradigm which is basically based on reaction to events/ </text:span></text:span><text:span text:style-name="Source_20_Text"><text:span text:style-name="T82">state changes</text:span></text:span><text:span text:style-name="Source_20_Text"><text:span text:style-name="T80"> strategy.</text:span></text:span></text:p>
      <text:p text:style-name="P20"><text:span text:style-name="Source_20_Text"><text:span text:style-name="T80">An </text:span></text:span><text:span text:style-name="Source_20_Text"><text:span text:style-name="T134">event</text:span></text:span><text:span text:style-name="Source_20_Text"><text:span text:style-name="T80"> can be defined as "a significant change in </text:span></text:span><text:a xlink:type="simple" xlink:href="https://en.wikipedia.org/wiki/State_(computer_science)" text:style-name="Internet_20_link" text:visited-style-name="Visited_20_Internet_20_Link"><text:span text:style-name="Source_20_Text">state</text:span></text:a><text:span text:style-name="Source_20_Text"><text:span text:style-name="T80">".</text:span></text:span><text:bookmark text:name="cite_ref-19"/><text:a xlink:type="simple" xlink:href="https://en.wikipedia.org/wiki/Event-driven_architecture#cite_note-1" text:style-name="Internet_20_link" text:visited-style-name="Visited_20_Internet_20_Link"><text:span text:style-name="Source_20_Text">[1]</text:span></text:a><text:span text:style-name="Source_20_Text"><text:span text:style-name="T80"> For example, when a consumer purchases a car, the car's state changes from "for sale" to "sold". A car dealer's system architecture may treat this state change as an event whose occurrence can be made known to other applications within the architecture. From a formal perspective, what is produced, published, propagated, detected or consumed is a (typically asynchronous) message called the event notification, and not the event itself, which is the state change that triggered the message emission. Events do not travel, they just occur. However, the term </text:span></text:span><text:span text:style-name="Source_20_Text"><text:span text:style-name="T134">event</text:span></text:span><text:span text:style-name="Source_20_Text"><text:span text:style-name="T80"> is often </text:span></text:span><text:soft-page-break/><text:span text:style-name="Source_20_Text"><text:span text:style-name="T80">used </text:span></text:span><text:a xlink:type="simple" xlink:href="https://en.wikipedia.org/wiki/Metonymy" text:style-name="Internet_20_link" text:visited-style-name="Visited_20_Internet_20_Link"><text:span text:style-name="Source_20_Text">metonymically</text:span></text:a><text:span text:style-name="Source_20_Text"><text:span text:style-name="T80"> to denote the notification message itself, which may lead to some confusion. This is due to Event-Driven architectures often being designed atop </text:span></text:span><text:span text:style-name="Source_20_Text"><text:span text:style-name="T120">message-driven architectures</text:span></text:span><text:span text:style-name="Source_20_Text"><text:span text:style-name="T80">, where such communication pattern requires one of the inputs to be text-only, the message, to differentiate how each communication should be handled. </text:span></text:span></text:p>
      <text:p text:style-name="P68"><text:span text:style-name="Source_20_Text"><text:span text:style-name="T80"/></text:span></text:p>
      <text:p text:style-name="P69"><text:span text:style-name="Source_20_Text"><text:span text:style-name="T80">Event-driven architecture can complement </text:span></text:span><text:a xlink:type="simple" xlink:href="https://en.wikipedia.org/wiki/Service-oriented_architecture" text:style-name="Internet_20_link" text:visited-style-name="Visited_20_Internet_20_Link"><text:span text:style-name="Source_20_Text">service-oriented architecture</text:span></text:a><text:span text:style-name="Source_20_Text"><text:span text:style-name="T80"> (SOA) because services can be activated by triggers fired on incoming events.</text:span></text:span></text:p>
      <text:p text:style-name="P70"><text:span text:style-name="Source_20_Text"><text:span text:style-name="T80">An event-driven system typically consists of event emitters (or agents), event consumers (or sinks), and event channels. Emitters have the responsibility to detect, gather, and transfer events. An Event Emitter does not know the consumers of the event, it does not even know if a consumer exists, and in case it exists, it does not know how the event is used or further processed. Sinks have the responsibility of applying a reaction as soon as an event is presented. The reaction might or might not be completely provided by the sink itself. For instance, the sink might just have the responsibility to filter, transform and forward the event to another component or it might provide a self-contained reaction to such event. Event channels are conduits in which events are transmitted from event emitters to event consumers. The knowledge of the correct distribution of events is exclusively present within the event channel.[</text:span></text:span><text:a xlink:type="simple" xlink:href="https://en.wikipedia.org/wiki/Wikipedia:Citation_needed" text:style-name="Internet_20_link" text:visited-style-name="Visited_20_Internet_20_Link"><text:span text:style-name="Source_20_Text"><text:span text:style-name="T134">citation needed</text:span></text:span></text:a><text:span text:style-name="Source_20_Text"><text:span text:style-name="T80">] The physical implementation of event channels can be based on traditional components such as </text:span></text:span><text:a xlink:type="simple" xlink:href="https://en.wikipedia.org/wiki/Message-oriented_middleware" text:style-name="Internet_20_link" text:visited-style-name="Visited_20_Internet_20_Link"><text:span text:style-name="Source_20_Text">message-oriented middleware</text:span></text:a><text:span text:style-name="Source_20_Text"><text:span text:style-name="T146">.</text:span></text:span></text:p>
      <text:p text:style-name="P71"><text:span text:style-name="Source_20_Text"><text:span text:style-name="T111"/></text:span></text:p>
      <text:p text:style-name="P71"><text:span text:style-name="Source_20_Text"><text:span text:style-name="T111">Microservices</text:span></text:span></text:p>
      <text:p text:style-name="P71"><text:span text:style-name="Source_20_Text"><text:span text:style-name="T81">Microservices are a modern interpretation of service-oriented architectures used to build </text:span></text:span><text:a xlink:type="simple" xlink:href="https://en.wikipedia.org/wiki/Distributed_computing" text:style-name="Internet_20_link" text:visited-style-name="Visited_20_Internet_20_Link"><text:span text:style-name="Source_20_Text">distributed software systems</text:span></text:a><text:span text:style-name="Source_20_Text"><text:span text:style-name="T81">.</text:span></text:span></text:p>
      <text:p text:style-name="P71"><text:span text:style-name="Source_20_Text"><text:span text:style-name="T81">Microservices are a new realisation and implementation approach to SOA.</text:span></text:span></text:p>
      <text:p text:style-name="P71"><text:span text:style-name="Source_20_Text"><text:span text:style-name="T81">There is no single commonly agreed definition of microservices. The following characteristics and principles can be found in the literature: </text:span></text:span></text:p>
      <text:list xml:id="list2400252827" text:style-name="L10">
        <text:list-item>
          <text:p text:style-name="P127"><text:span text:style-name="Source_20_Text"><text:span text:style-name="T81">fine-grained interfaces (to independently deployable services), </text:span></text:span></text:p>
        </text:list-item>
        <text:list-item>
          <text:p text:style-name="P127"><text:span text:style-name="Source_20_Text"><text:span text:style-name="T81">business-driven development (e.g. domain-driven design), </text:span></text:span></text:p>
        </text:list-item>
        <text:list-item>
          <text:p text:style-name="P127"><text:span text:style-name="Source_20_Text"><text:span text:style-name="T81">IDEAL cloud application architectures, </text:span></text:span></text:p>
        </text:list-item>
        <text:list-item>
          <text:p text:style-name="P127"><text:span text:style-name="Source_20_Text"><text:span text:style-name="T81">polyglot programming and persistence, </text:span></text:span></text:p>
        </text:list-item>
        <text:list-item>
          <text:p text:style-name="P127"><text:span text:style-name="Source_20_Text"><text:span text:style-name="T81">lightweight container deployment, </text:span></text:span></text:p>
        </text:list-item>
        <text:list-item>
          <text:p text:style-name="P127"><text:span text:style-name="Source_20_Text"><text:span text:style-name="T81">decentralized continuous delivery, and </text:span></text:span></text:p>
        </text:list-item>
        <text:list-item>
          <text:p text:style-name="P114"><text:span text:style-name="Source_20_Text"><text:span text:style-name="T81">DevOps with holistic service monitoring.</text:span></text:span></text:p>
        </text:list-item>
      </text:list>
      <text:p text:style-name="P71"><text:soft-page-break/><text:span text:style-name="Source_20_Text"><text:span text:style-name="T81">Even though there is no official definition of what microservices are, a consensus view has evolved over time, in the industry. Some of the defining characteristics that are frequently cited include: </text:span></text:span></text:p>
      <text:list xml:id="list3309260341" text:style-name="L11">
        <text:list-item>
          <text:p text:style-name="P128"><text:span text:style-name="Source_20_Text"><text:span text:style-name="T81">Services in a microservice architecture (MSA) are often </text:span></text:span><text:a xlink:type="simple" xlink:href="https://en.wikipedia.org/wiki/Process_(computing)" text:style-name="Internet_20_link" text:visited-style-name="Visited_20_Internet_20_Link"><text:span text:style-name="Source_20_Text">processes</text:span></text:a><text:span text:style-name="Source_20_Text"><text:span text:style-name="T81"> that communicate over a </text:span></text:span><text:a xlink:type="simple" xlink:href="https://en.wikipedia.org/wiki/Computer_network" text:style-name="Internet_20_link" text:visited-style-name="Visited_20_Internet_20_Link"><text:span text:style-name="Source_20_Text">network</text:span></text:a><text:span text:style-name="Source_20_Text"><text:span text:style-name="T81"> to fulfill a goal using technology-agnostic </text:span></text:span><text:a xlink:type="simple" xlink:href="https://en.wikipedia.org/wiki/Communications_protocol" text:style-name="Internet_20_link" text:visited-style-name="Visited_20_Internet_20_Link"><text:span text:style-name="Source_20_Text">protocols</text:span></text:a><text:span text:style-name="Source_20_Text"><text:span text:style-name="T81"> such as HTTP.</text:span></text:span><text:bookmark text:name="cite_ref-martinfowler_6-0"/><text:a xlink:type="simple" xlink:href="https://en.wikipedia.org/wiki/Microservices#cite_note-martinfowler-6" text:style-name="Internet_20_link" text:visited-style-name="Visited_20_Internet_20_Link"><text:span text:style-name="Source_20_Text">[6]</text:span></text:a><text:bookmark text:name="cite_ref-7"/><text:a xlink:type="simple" xlink:href="https://en.wikipedia.org/wiki/Microservices#cite_note-7" text:style-name="Internet_20_link" text:visited-style-name="Visited_20_Internet_20_Link"><text:span text:style-name="Source_20_Text">[7]</text:span></text:a><text:bookmark text:name="cite_ref-82"/><text:a xlink:type="simple" xlink:href="https://en.wikipedia.org/wiki/Microservices#cite_note-8" text:style-name="Internet_20_link" text:visited-style-name="Visited_20_Internet_20_Link"><text:span text:style-name="Source_20_Text">[8]</text:span></text:a><text:span text:style-name="Source_20_Text"><text:span text:style-name="T81"> </text:span></text:span></text:p>
        </text:list-item>
        <text:list-item>
          <text:p text:style-name="P128"><text:span text:style-name="Source_20_Text"><text:span text:style-name="T81">Services in a microservice architecture are independently deployable</text:span></text:span><text:bookmark text:name="cite_ref-NMMA16_9-0"/><text:a xlink:type="simple" xlink:href="https://en.wikipedia.org/wiki/Microservices#cite_note-NMMA16-9" text:style-name="Internet_20_link" text:visited-style-name="Visited_20_Internet_20_Link"><text:span text:style-name="Source_20_Text">[9]</text:span></text:a><text:bookmark text:name="cite_ref-Micro_Chen_2-1"/><text:a xlink:type="simple" xlink:href="https://en.wikipedia.org/wiki/Microservices#cite_note-Micro_Chen-2" text:style-name="Internet_20_link" text:visited-style-name="Visited_20_Internet_20_Link"><text:span text:style-name="Source_20_Text">[2]</text:span></text:a><text:span text:style-name="Source_20_Text"><text:span text:style-name="T81">. </text:span></text:span></text:p>
        </text:list-item>
        <text:list-item>
          <text:p text:style-name="P128"><text:span text:style-name="Source_20_Text"><text:span text:style-name="T81">Services are organized around business capabilities. </text:span></text:span><text:bookmark text:name="cite_ref-ieeeswi2_10-0"/><text:a xlink:type="simple" xlink:href="https://en.wikipedia.org/wiki/Microservices#cite_note-ieeeswi2-10" text:style-name="Internet_20_link" text:visited-style-name="Visited_20_Internet_20_Link"><text:span text:style-name="Source_20_Text">[10]</text:span></text:a><text:span text:style-name="Source_20_Text"><text:span text:style-name="T81"> </text:span></text:span></text:p>
        </text:list-item>
        <text:list-item>
          <text:p text:style-name="P128"><text:span text:style-name="Source_20_Text"><text:span text:style-name="T81">Services can be implemented using different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81">, </text:span></text:span><text:a xlink:type="simple" xlink:href="https://en.wikipedia.org/wiki/Database" text:style-name="Internet_20_link" text:visited-style-name="Visited_20_Internet_20_Link"><text:span text:style-name="Source_20_Text">databases</text:span></text:a><text:span text:style-name="Source_20_Text"><text:span text:style-name="T81">, hardware and software environment, depending on what fits best.</text:span></text:span><text:bookmark text:name="cite_ref-Micro_Chen_2-2"/><text:a xlink:type="simple" xlink:href="https://en.wikipedia.org/wiki/Microservices#cite_note-Micro_Chen-2" text:style-name="Internet_20_link" text:visited-style-name="Visited_20_Internet_20_Link"><text:span text:style-name="Source_20_Text">[2]</text:span></text:a><text:span text:style-name="Source_20_Text"><text:span text:style-name="T81"> This does not mean that a single microservice is written in a patchwork of programming languages. While it is almost certainly the case that different components that the service is composed of will require different languages or APIs (example, the web server layer may be in Java or Javascript, but the database may use SQL to communicate to an RDBMS), this is really reflective of a comparison to the monolithic architecture style. If a monolithic application were to be re-implemented as a set of microservices, then the individual services could pick their own implementation languages. So one microservice could pick Java for the web layer, and another microservice could pick a </text:span></text:span><text:a xlink:type="simple" xlink:href="https://en.wikipedia.org/wiki/Node.js" text:style-name="Internet_20_link" text:visited-style-name="Visited_20_Internet_20_Link"><text:span text:style-name="Source_20_Text">Node.js</text:span></text:a><text:span text:style-name="Source_20_Text"><text:span text:style-name="T81">-based implementation, but within each microservice component, the implementation language would be uniform. </text:span></text:span></text:p>
        </text:list-item>
        <text:list-item>
          <text:p text:style-name="P115"><text:span text:style-name="Source_20_Text"><text:span text:style-name="T81">Service development and operations requires a </text:span></text:span><text:a xlink:type="simple" xlink:href="https://en.wikipedia.org/wiki/DevOps" text:style-name="Internet_20_link" text:visited-style-name="Visited_20_Internet_20_Link"><text:span text:style-name="Source_20_Text">DevOps</text:span></text:a><text:span text:style-name="Source_20_Text"><text:span text:style-name="T81"> approach, for instance to achieve observability</text:span></text:span><text:bookmark text:name="cite_ref-112"/></text:p>
        </text:list-item>
      </text:list>
      <text:p text:style-name="P71"><text:span text:style-name="Source_20_Text"><text:span text:style-name="T81">In summary, services are small in size, messaging-enabled, bounded by contexts, autonomously developed, independently deployable, decentralized and </text:span></text:span><text:a xlink:type="simple" xlink:href="https://en.wikipedia.org/wiki/Build_automation" text:style-name="Internet_20_link" text:visited-style-name="Visited_20_Internet_20_Link"><text:span text:style-name="Source_20_Text">built</text:span></text:a><text:span text:style-name="Source_20_Text"><text:span text:style-name="T81"> and </text:span></text:span><text:a xlink:type="simple" xlink:href="https://en.wikipedia.org/wiki/Application_release_automation" text:style-name="Internet_20_link" text:visited-style-name="Visited_20_Internet_20_Link"><text:span text:style-name="Source_20_Text">released with automated processes</text:span></text:a><text:span text:style-name="Source_20_Text"><text:span text:style-name="T81">.</text:span></text:span></text:p>
      <text:p text:style-name="P21"><text:span text:style-name="Source_20_Text"><text:span text:style-name="T81">A microservice is </text:span></text:span><text:span text:style-name="Source_20_Text"><text:span text:style-name="T135">not</text:span></text:span><text:span text:style-name="Source_20_Text"><text:span text:style-name="T81"> a layer within a monolithic application (example, the web controller, or the backend-for-frontend</text:span></text:span><text:bookmark text:name="cite_ref-121"/><text:a xlink:type="simple" xlink:href="https://en.wikipedia.org/wiki/Microservices#cite_note-12" text:style-name="Internet_20_link" text:visited-style-name="Visited_20_Internet_20_Link"><text:span text:style-name="Source_20_Text">[12]</text:span></text:a><text:span text:style-name="Source_20_Text"><text:span text:style-name="T81">). Rather it is a self-contained piece of business functionality with clear interfaces, and may, through its own internal components, implement a layered architecture. From a strategy perspective, microservices architecture essentially follows the </text:span></text:span><text:a xlink:type="simple" xlink:href="https://en.wikipedia.org/wiki/Unix_philosophy" text:style-name="Internet_20_link" text:visited-style-name="Visited_20_Internet_20_Link"><text:span text:style-name="Source_20_Text">Unix philosophy</text:span></text:a><text:span text:style-name="Source_20_Text"><text:span text:style-name="T81"> of "Do one thing and do it well".</text:span></text:span></text:p>
      <text:p text:style-name="P70"><text:span text:style-name="Source_20_Text"><text:span text:style-name="T81"/></text:span></text:p>
      <text:p text:style-name="P21"><text:span text:style-name="Source_20_Text"><text:span text:style-name="T81">It is quite common for microservices architectures to be adopted for </text:span></text:span><text:a xlink:type="simple" xlink:href="https://en.wikipedia.org/wiki/Cloud_application" text:style-name="Internet_20_link" text:visited-style-name="Visited_20_Internet_20_Link"><text:span text:style-name="Source_20_Text">cloud-native applications</text:span></text:a><text:span text:style-name="Source_20_Text"><text:span text:style-name="T81">, and applications using lightweight </text:span></text:span><text:soft-page-break/><text:a xlink:type="simple" xlink:href="https://en.wikipedia.org/wiki/Operating-system-level_virtualization" text:style-name="Internet_20_link" text:visited-style-name="Visited_20_Internet_20_Link"><text:span text:style-name="Source_20_Text">container</text:span></text:a><text:span text:style-name="Source_20_Text"><text:span text:style-name="T81"> deployment. As explained</text:span></text:span><text:bookmark text:name="cite_ref-171"/><text:a xlink:type="simple" xlink:href="https://en.wikipedia.org/wiki/Microservices#cite_note-17" text:style-name="Internet_20_link" text:visited-style-name="Visited_20_Internet_20_Link"><text:span text:style-name="Source_20_Text">[17]</text:span></text:a><text:span text:style-name="Source_20_Text"><text:span text:style-name="T81"> by Martin Fowler, because of the large number (when compared to monolithic application implementations) of services, decentralized continuous delivery and </text:span></text:span><text:a xlink:type="simple" xlink:href="https://en.wikipedia.org/wiki/DevOps" text:style-name="Internet_20_link" text:visited-style-name="Visited_20_Internet_20_Link"><text:span text:style-name="Source_20_Text">DevOps</text:span></text:a><text:span text:style-name="Source_20_Text"><text:span text:style-name="T81"> with holistic service monitoring are necessary to effectively develop, maintain, and operate such applications. A consequence of (and rationale for) following this approach is that the individual microservices can be individually scaled. In the monolithic approach, an application supporting three functions would have to be scaled in its entirety even if only one of these functions had a resource constraint.</text:span></text:span><text:bookmark text:name="cite_ref-181"/><text:a xlink:type="simple" xlink:href="https://en.wikipedia.org/wiki/Microservices#cite_note-18" text:style-name="Internet_20_link" text:visited-style-name="Visited_20_Internet_20_Link"><text:span text:style-name="Source_20_Text">[18]</text:span></text:a><text:span text:style-name="Source_20_Text"><text:span text:style-name="T81"> With microservices, only the microservice supporting the function with resource constraints needs to be scaled out, thus providing resource and cost optimization benefits.</text:span></text:span></text:p>
      <text:p text:style-name="P70"><text:span text:style-name="Source_20_Text"><text:span text:style-name="T81"/></text:span></text:p>
      <text:p text:style-name="P21"><text:span text:style-name="Source_20_Text"><text:span text:style-name="T81">Microservices is a specialization of an implementation approach for </text:span></text:span><text:a xlink:type="simple" xlink:href="https://en.wikipedia.org/wiki/Service-oriented_architecture" text:style-name="Internet_20_link" text:visited-style-name="Visited_20_Internet_20_Link"><text:span text:style-name="Source_20_Text">service-oriented architectures</text:span></text:a><text:span text:style-name="Source_20_Text"><text:span text:style-name="T81"> (SOA) used to build flexible, independently deployable </text:span></text:span><text:a xlink:type="simple" xlink:href="https://en.wikipedia.org/wiki/Distributed_software" text:style-name="Internet_20_link" text:visited-style-name="Visited_20_Internet_20_Link"><text:span text:style-name="Source_20_Text">software systems</text:span></text:a><text:span text:style-name="Source_20_Text"><text:span text:style-name="T81">.</text:span></text:span><text:bookmark text:name="cite_ref-ieeeswi2_10-1"/><text:a xlink:type="simple" xlink:href="https://en.wikipedia.org/wiki/Microservices#cite_note-ieeeswi2-10" text:style-name="Internet_20_link" text:visited-style-name="Visited_20_Internet_20_Link"><text:span text:style-name="Source_20_Text">[10]</text:span></text:a><text:span text:style-name="Source_20_Text"><text:span text:style-name="T81"> The microservices approach is a first realisation of SOA that followed the introduction of </text:span></text:span><text:a xlink:type="simple" xlink:href="https://en.wikipedia.org/wiki/DevOps" text:style-name="Internet_20_link" text:visited-style-name="Visited_20_Internet_20_Link"><text:span text:style-name="Source_20_Text">DevOps</text:span></text:a><text:span text:style-name="Source_20_Text"><text:span text:style-name="T81"> and is becoming more popular for building </text:span></text:span><text:a xlink:type="simple" xlink:href="https://en.wikipedia.org/wiki/Continuous_deployment" text:style-name="Internet_20_link" text:visited-style-name="Visited_20_Internet_20_Link"><text:span text:style-name="Source_20_Text">continuously deployed</text:span></text:a><text:span text:style-name="Source_20_Text"><text:span text:style-name="T81"> systems.</text:span></text:span></text:p>
      <text:p text:style-name="P70"><text:span text:style-name="Source_20_Text"><text:span text:style-name="T81"/></text:span></text:p>
      <text:p text:style-name="P70"><text:span text:style-name="Source_20_Text"><text:span text:style-name="T81">A key step in defining a microservice architecture is figuring out how big an individual microservice has to be. There is no consensus or litmus test for this, as the right answer depends on the business and organizational context.</text:span></text:span><text:bookmark text:name="cite_ref-30"/><text:a xlink:type="simple" xlink:href="https://en.wikipedia.org/wiki/Microservices#cite_note-30" text:style-name="Internet_20_link" text:visited-style-name="Visited_20_Internet_20_Link"><text:span text:style-name="Source_20_Text">[30]</text:span></text:a><text:span text:style-name="Source_20_Text"><text:span text:style-name="T81"> For instance, </text:span></text:span><text:a xlink:type="simple" xlink:href="https://en.wikipedia.org/wiki/Amazon_(company)" text:style-name="Internet_20_link" text:visited-style-name="Visited_20_Internet_20_Link"><text:span text:style-name="Source_20_Text">Amazon</text:span></text:a><text:span text:style-name="Source_20_Text"><text:span text:style-name="T81">'s policy is that the team implementing a microservice should be small enough that they can be fed by two pizzas.</text:span></text:span><text:bookmark text:name="cite_ref-martinfowler_6-2"/><text:a xlink:type="simple" xlink:href="https://en.wikipedia.org/wiki/Microservices#cite_note-martinfowler-6" text:style-name="Internet_20_link" text:visited-style-name="Visited_20_Internet_20_Link"><text:span text:style-name="Source_20_Text">[6]</text:span></text:a><text:span text:style-name="Source_20_Text"><text:span text:style-name="T81"> Many organizations choose smaller "squads" - typically 6 to 8 developers. But the key decision hinges around how "clean" the service boundary can be. </text:span></text:span></text:p>
      <text:p text:style-name="Text_20_body"><text:span text:style-name="Source_20_Text"><text:span text:style-name="T81">On the opposite side of the spectrum, it is considered a bad practice to make the service too small, as then the runtime overhead and the operational complexity can overwhelm the benefits of the approach. When things get too fine-grained, alternative approaches must be considered - such as packaging the function as a library or moving the function into other microservices.</text:span></text:span></text:p>
      <text:p text:style-name="P79"><text:span text:style-name="Source_20_Text"><text:span text:style-name="T91">Most importantly, a micro-service apart from being independently deployable that work together with other services, should also be modelled around a business domain.</text:span></text:span></text:p>
      <text:p text:style-name="P84"><text:span text:style-name="Source_20_Text"><text:span text:style-name="T98">And, generally, each microservice should have it’s own db and caching. </text:span></text:span><text:span text:style-name="Source_20_Text"><text:span text:style-name="T99">That is when you can scale each service on it’s own.</text:span></text:span></text:p>
      <text:p text:style-name="P84"><text:span text:style-name="Source_20_Text"><text:span text:style-name="T99"/></text:span></text:p>
      <text:p text:style-name="P79"><text:soft-page-break/><text:span text:style-name="Source_20_Text"><text:span text:style-name="T117">Strategies for decomposing micro services</text:span></text:span><text:span text:style-name="Source_20_Text"><text:span text:style-name="T115"> :</text:span></text:span></text:p>
      <text:p text:style-name="P82"><text:span text:style-name="Source_20_Text"><text:span text:style-name="T96">a. Verb or usecase – e.g. Checkout UI</text:span></text:span></text:p>
      <text:p text:style-name="P82"><text:span text:style-name="Source_20_Text"><text:span text:style-name="T96">b. N</text:span></text:span><text:span text:style-name="Source_20_Text"><text:span text:style-name="T97">o</text:span></text:span><text:span text:style-name="Source_20_Text"><text:span text:style-name="T96">un – e.g. Catalog product Service</text:span></text:span></text:p>
      <text:p text:style-name="P83"><text:span text:style-name="Source_20_Text"><text:span text:style-name="T97">c. single responsibility principle</text:span></text:span></text:p>
      <text:p text:style-name="P79"><text:span text:style-name="Source_20_Text"><text:span text:style-name="T115"/></text:span></text:p>
      <text:p text:style-name="P72"><text:span text:style-name="Source_20_Text"><text:span text:style-name="T112">Crticism </text:span></text:span><text:span text:style-name="Source_20_Text"><text:span text:style-name="T113">for Microservices</text:span></text:span></text:p>
      <text:p text:style-name="P72"><text:span text:style-name="Source_20_Text"><text:span text:style-name="T84">Inter-service calls over a network have a higher cost in terms of network latency and message processing time than in-process </text:span></text:span><text:a xlink:type="simple" xlink:href="https://en.wikipedia.org/wiki/Function_call" text:style-name="Internet_20_link" text:visited-style-name="Visited_20_Internet_20_Link"><text:span text:style-name="Source_20_Text">calls</text:span></text:a><text:span text:style-name="Source_20_Text"><text:span text:style-name="T84"> within a </text:span></text:span><text:a xlink:type="simple" xlink:href="https://en.wikipedia.org/wiki/Monolithic_system" text:style-name="Internet_20_link" text:visited-style-name="Visited_20_Internet_20_Link"><text:span text:style-name="Source_20_Text">monolithic</text:span></text:a><text:span text:style-name="Source_20_Text"><text:span text:style-name="T84"> service process.</text:span></text:span><text:bookmark text:name="cite_ref-martinfowler_6-3"/><text:a xlink:type="simple" xlink:href="https://en.wikipedia.org/wiki/Microservices#cite_note-martinfowler-6" text:style-name="Internet_20_link" text:visited-style-name="Visited_20_Internet_20_Link"><text:span text:style-name="Source_20_Text">[6]</text:span></text:a><text:span text:style-name="Source_20_Text"><text:span text:style-name="T84"> </text:span></text:span></text:p>
      <text:list xml:id="list1332446746" text:style-name="L12">
        <text:list-item>
          <text:p text:style-name="P129"><text:a xlink:type="simple" xlink:href="https://en.wikipedia.org/wiki/Software_testing" text:style-name="Internet_20_link" text:visited-style-name="Visited_20_Internet_20_Link"><text:span text:style-name="Source_20_Text">Testing</text:span></text:a><text:span text:style-name="Source_20_Text"><text:span text:style-name="T84"> and </text:span></text:span><text:a xlink:type="simple" xlink:href="https://en.wikipedia.org/wiki/Software_deployment" text:style-name="Internet_20_link" text:visited-style-name="Visited_20_Internet_20_Link"><text:span text:style-name="Source_20_Text">deployment</text:span></text:a><text:span text:style-name="Source_20_Text"><text:span text:style-name="T84"> are more complicated.</text:span></text:span><text:bookmark text:name="cite_ref-infoqbook_35-0"/><text:a xlink:type="simple" xlink:href="https://en.wikipedia.org/wiki/Microservices#cite_note-infoqbook-35" text:style-name="Internet_20_link" text:visited-style-name="Visited_20_Internet_20_Link"><text:span text:style-name="Source_20_Text">[35]</text:span></text:a><text:span text:style-name="Source_20_Text"><text:span text:style-name="T84"> </text:span></text:span></text:p>
        </text:list-item>
      </text:list>
      <text:list xml:id="list282325186" text:style-name="L13">
        <text:list-item>
          <text:p text:style-name="P116"><text:span text:style-name="Source_20_Text"><text:span text:style-name="T84">Moving responsibilities between services is more difficult.</text:span></text:span><text:bookmark text:name="cite_ref-Micro_Chen_2-3"/><text:a xlink:type="simple" xlink:href="https://en.wikipedia.org/wiki/Microservices#cite_note-Micro_Chen-2" text:style-name="Internet_20_link" text:visited-style-name="Visited_20_Internet_20_Link"><text:span text:style-name="Source_20_Text">[2]</text:span></text:a><text:span text:style-name="Source_20_Text"><text:span text:style-name="T84"> It may involve communication between different teams, rewriting the functionality in another language or fitting it into a different infrastructure</text:span></text:span></text:p>
        </text:list-item>
        <text:list-item>
          <text:p text:style-name="P116"><text:span text:style-name="Source_20_Text"><text:span text:style-name="T84">Two-phased commits are regarded as an anti-pattern in microservices-based architectures as this results in a tighter coupling of all the participants within the transaction. However, lack of this technology causes awkward dances which have to be implemented by all the transaction participants in order to maintain data consistency.</text:span></text:span><text:bookmark text:name="cite_ref-37"/><text:a xlink:type="simple" xlink:href="https://en.wikipedia.org/wiki/Microservices#cite_note-37" text:style-name="Internet_20_link" text:visited-style-name="Visited_20_Internet_20_Link"><text:span text:style-name="Source_20_Text">[37]</text:span></text:a><text:span text:style-name="Source_20_Text"><text:span text:style-name="T84"> </text:span></text:span></text:p>
        </text:list-item>
      </text:list>
      <text:list xml:id="list3630341612" text:style-name="L14">
        <text:list-item>
          <text:p text:style-name="P117"><text:span text:style-name="Source_20_Text"><text:span text:style-name="T84">Development and support of many services is more challenging if they are built with different tools and technologies - this is especially a problem if engineers move between projects frequently.</text:span></text:span></text:p>
        </text:list-item>
      </text:list>
      <text:p text:style-name="P72"><text:span text:style-name="Source_20_Text"><text:span text:style-name="T84">The architecture introduces additional complexity and new problems to deal with, such as </text:span></text:span><text:a xlink:type="simple" xlink:href="https://en.wikipedia.org/wiki/Network_latency" text:style-name="Internet_20_link" text:visited-style-name="Visited_20_Internet_20_Link"><text:span text:style-name="Source_20_Text">network latency</text:span></text:a><text:span text:style-name="Source_20_Text"><text:span text:style-name="T84">, </text:span></text:span><text:a xlink:type="simple" xlink:href="https://en.wikipedia.org/wiki/Message_format" text:style-name="Internet_20_link" text:visited-style-name="Visited_20_Internet_20_Link"><text:span text:style-name="Source_20_Text">message format</text:span></text:a><text:span text:style-name="Source_20_Text"><text:span text:style-name="T84"> design</text:span></text:span><text:bookmark text:name="cite_ref-ieeeswmsip2_38-0"/><text:a xlink:type="simple" xlink:href="https://en.wikipedia.org/wiki/Microservices#cite_note-ieeeswmsip2-38" text:style-name="Internet_20_link" text:visited-style-name="Visited_20_Internet_20_Link"><text:span text:style-name="Source_20_Text">[38]</text:span></text:a><text:span text:style-name="Source_20_Text"><text:span text:style-name="T84">, </text:span></text:span><text:a xlink:type="simple" xlink:href="https://en.wikipedia.org/wiki/Backup" text:style-name="Internet_20_link" text:visited-style-name="Visited_20_Internet_20_Link"><text:span text:style-name="Source_20_Text">Backup</text:span></text:a><text:span text:style-name="Source_20_Text"><text:span text:style-name="T84">/Availability/Consistency (BAC)</text:span></text:span><text:bookmark text:name="cite_ref-ieeeccbac_39-0"/><text:a xlink:type="simple" xlink:href="https://en.wikipedia.org/wiki/Microservices#cite_note-ieeeccbac-39" text:style-name="Internet_20_link" text:visited-style-name="Visited_20_Internet_20_Link"><text:span text:style-name="Source_20_Text">[39]</text:span></text:a><text:span text:style-name="Source_20_Text"><text:span text:style-name="T84">, </text:span></text:span><text:a xlink:type="simple" xlink:href="https://en.wikipedia.org/wiki/Load_balancing_(computing)" text:style-name="Internet_20_link" text:visited-style-name="Visited_20_Internet_20_Link"><text:span text:style-name="Source_20_Text">load balancing</text:span></text:a><text:span text:style-name="Source_20_Text"><text:span text:style-name="T84"> and </text:span></text:span><text:a xlink:type="simple" xlink:href="https://en.wikipedia.org/wiki/Fault_tolerance" text:style-name="Internet_20_link" text:visited-style-name="Visited_20_Internet_20_Link"><text:span text:style-name="Source_20_Text">fault tolerance</text:span></text:a><text:span text:style-name="Source_20_Text"><text:span text:style-name="T84">.</text:span></text:span><text:bookmark text:name="cite_ref-infoqbook_35-1"/><text:a xlink:type="simple" xlink:href="https://en.wikipedia.org/wiki/Microservices#cite_note-infoqbook-35" text:style-name="Internet_20_link" text:visited-style-name="Visited_20_Internet_20_Link"><text:span text:style-name="Source_20_Text">[35]</text:span></text:a><text:span text:style-name="Source_20_Text"><text:span text:style-name="T84"> All of these problems have to be addressed at scale. </text:span></text:span></text:p>
      <text:p text:style-name="Text_20_body"><text:span text:style-name="Source_20_Text"><text:span text:style-name="T84">The complexity of a </text:span></text:span><text:a xlink:type="simple" xlink:href="https://en.wikipedia.org/wiki/Monolithic_application" text:style-name="Internet_20_link" text:visited-style-name="Visited_20_Internet_20_Link"><text:span text:style-name="Source_20_Text">monolithic application</text:span></text:a><text:span text:style-name="Source_20_Text"><text:span text:style-name="T84"> doesn't disappear if it gets re-implemented as a set of microservice applications. Some of the complexity gets translated into operational complexity.</text:span></text:span><text:bookmark text:name="cite_ref-40"/><text:a xlink:type="simple" xlink:href="https://en.wikipedia.org/wiki/Microservices#cite_note-40" text:style-name="Internet_20_link" text:visited-style-name="Visited_20_Internet_20_Link"><text:span text:style-name="Source_20_Text">[40]</text:span></text:a><text:span text:style-name="Source_20_Text"><text:span text:style-name="T84"> Other places where the complexity manifests itself is in the increased network traffic and resulting slower performance. Also, an application made up of any number of microservices has a larger number of interface points to access its respective </text:span></text:span><text:a xlink:type="simple" xlink:href="https://en.wikipedia.org/wiki/Software_ecosystem" text:style-name="Internet_20_link" text:visited-style-name="Visited_20_Internet_20_Link"><text:span text:style-name="Source_20_Text">ecosystem</text:span></text:a><text:span text:style-name="Source_20_Text"><text:span text:style-name="T84">, which increases the architectural complexity.</text:span></text:span><text:bookmark text:name="cite_ref-411"/><text:a xlink:type="simple" xlink:href="https://en.wikipedia.org/wiki/Microservices#cite_note-41" text:style-name="Internet_20_link" text:visited-style-name="Visited_20_Internet_20_Link"><text:span text:style-name="Source_20_Text">[41]</text:span></text:a><text:span text:style-name="Source_20_Text"><text:span text:style-name="T84"> Various organizing principles (such as </text:span></text:span><text:a xlink:type="simple" xlink:href="https://en.wikipedia.org/wiki/HATEOAS" text:style-name="Internet_20_link" text:visited-style-name="Visited_20_Internet_20_Link"><text:span text:style-name="Source_20_Text">HATEOAS</text:span></text:a><text:span text:style-name="Source_20_Text"><text:span text:style-name="T84">, </text:span></text:span><text:soft-page-break/><text:span text:style-name="Source_20_Text"><text:span text:style-name="T84">interface and data model documentation captured via </text:span></text:span><text:a xlink:type="simple" xlink:href="https://en.wikipedia.org/wiki/Swagger_(software)" text:style-name="Internet_20_link" text:visited-style-name="Visited_20_Internet_20_Link"><text:span text:style-name="Source_20_Text">Swagger</text:span></text:a><text:span text:style-name="Source_20_Text"><text:span text:style-name="T84">, etc.) have been applied to reduce the impact of such additional complexity. </text:span></text:span></text:p>
      <text:p text:style-name="P72"><text:span text:style-name="Source_20_Text"><text:span text:style-name="T84">Computer microservices can be implemented in different programming languages and might use different infrastructures. Therefore the most important technology choices are the way microservices communicate with each other (synchronous, asynchronous, UI integration) and the protocols used for the communication (RESTful HTTP, messaging, ...). In a traditional system most technology choices like the programming language impact the whole systems. Therefore the approach for choosing technologies is quite different.</text:span></text:span><text:bookmark text:name="cite_ref-421"/><text:a xlink:type="simple" xlink:href="https://en.wikipedia.org/wiki/Microservices#cite_note-42" text:style-name="Internet_20_link" text:visited-style-name="Visited_20_Internet_20_Link"><text:span text:style-name="Source_20_Text">[42]</text:span></text:a><text:span text:style-name="Source_20_Text"><text:span text:style-name="T84"> </text:span></text:span></text:p>
      <text:p text:style-name="Text_20_body"><text:span text:style-name="Source_20_Text"><text:span text:style-name="T84">The </text:span></text:span><text:a xlink:type="simple" xlink:href="https://en.wikipedia.org/wiki/Eclipse_Foundation" text:style-name="Internet_20_link" text:visited-style-name="Visited_20_Internet_20_Link"><text:span text:style-name="Source_20_Text">Eclipse Foundation</text:span></text:a><text:span text:style-name="Source_20_Text"><text:span text:style-name="T84"> has published a specification for developing microservices, Eclipse MicroProfile.</text:span></text:span><text:bookmark text:name="cite_ref-43"/></text:p>
      <text:p text:style-name="P22"><text:span text:style-name="Source_20_Text"><text:span text:style-name="T84">Implementing a </text:span></text:span><text:a xlink:type="simple" xlink:href="https://en.wikipedia.org/wiki/Microservice" text:style-name="Internet_20_link" text:visited-style-name="Visited_20_Internet_20_Link"><text:span text:style-name="Source_20_Text">microservice</text:span></text:a><text:span text:style-name="Source_20_Text"><text:span text:style-name="T84"> architecture is hard. There are many concerns that any microservice architecture needs to address. </text:span></text:span><text:a xlink:type="simple" xlink:href="https://en.wikipedia.org/wiki/Netflix" text:style-name="Internet_20_link" text:visited-style-name="Visited_20_Internet_20_Link"><text:span text:style-name="Source_20_Text">Netflix</text:span></text:a><text:span text:style-name="Source_20_Text"><text:span text:style-name="T84"> developed a microservice framework to support their internal applications, and then open-sourced</text:span></text:span><text:bookmark text:name="cite_ref-45"/><text:a xlink:type="simple" xlink:href="https://en.wikipedia.org/wiki/Microservices#cite_note-45" text:style-name="Internet_20_link" text:visited-style-name="Visited_20_Internet_20_Link"><text:span text:style-name="Source_20_Text">[45]</text:span></text:a><text:span text:style-name="Source_20_Text"><text:span text:style-name="T84"> many portions of that framework. Many of these tools have been popularized via the </text:span></text:span><text:a xlink:type="simple" xlink:href="https://en.wikipedia.org/wiki/Spring_Framework" text:style-name="Internet_20_link" text:visited-style-name="Visited_20_Internet_20_Link"><text:span text:style-name="Source_20_Text">Spring Framework</text:span></text:a><text:span text:style-name="Source_20_Text"><text:span text:style-name="T84"> – they have been re-implemented as Spring-based tools under the umbrella of the Spring Cloud</text:span></text:span><text:bookmark text:name="cite_ref-46"/><text:a xlink:type="simple" xlink:href="https://en.wikipedia.org/wiki/Microservices#cite_note-46" text:style-name="Internet_20_link" text:visited-style-name="Visited_20_Internet_20_Link"><text:span text:style-name="Source_20_Text">[46]</text:span></text:a><text:span text:style-name="Source_20_Text"><text:span text:style-name="T84"> project.</text:span></text:span></text:p>
      <text:p text:style-name="P72"><text:span text:style-name="Source_20_Text"><text:span text:style-name="T84"/></text:span></text:p>
      <text:p text:style-name="P73"><text:span text:style-name="Source_20_Text"><text:span text:style-name="T85">Following are the concerns that needs to be taken care of while implementing microservices:</text:span></text:span></text:p>
      <text:p text:style-name="P74"><text:span text:style-name="Source_20_Text"><text:span text:style-name="T86">Config. Mgmt., Service Discovery, Load balancing, API gateway, Security, Centralized Logging, Cenralized metrics, Distributed tracing, Resilience an fault tolerance, Autoscaling and self-healing, Packaging, deployment and scheduling, Job mgmt., Singleton application.</text:span></text:span></text:p>
      <text:p text:style-name="P74"><text:span text:style-name="Source_20_Text"><text:span text:style-name="T86"/></text:span></text:p>
      <text:p text:style-name="P75"><text:span text:style-name="Source_20_Text"><text:span text:style-name="T114">11. Stateful vs Stateless applications</text:span></text:span></text:p>
      <text:p text:style-name="P75"><text:span text:style-name="Source_20_Text"><text:span text:style-name="T87">The </text:span></text:span><text:a xlink:type="simple" xlink:href="https://robinsystems.com/blog/stateless-vs-stateful-containers-1/" office:target-frame-name="_blank" xlink:show="new" text:style-name="Internet_20_link" text:visited-style-name="Visited_20_Internet_20_Link"><text:span text:style-name="Source_20_Text">key difference</text:span></text:a><text:span text:style-name="Source_20_Text"><text:span text:style-name="T87"> between stateful and stateless applications is that stateless applications don’t “store” data whereas stateful applications require backing storage. Stateful applications like the Cassandra, MongoDB and mySQL databases all require some type of persistent storage that will survive service restarts.</text:span></text:span></text:p>
      <text:p text:style-name="P76"><text:span text:style-name="Source_20_Text"><text:span text:style-name="T88">Any storage associated with a stateless application is ephemeral, anything stored is lost when </text:span></text:span><text:span text:style-name="Source_20_Text"><text:span text:style-name="T89">service restart happens</text:span></text:span><text:span text:style-name="Source_20_Text"><text:span text:style-name="T88">.</text:span></text:span></text:p>
      <text:p text:style-name="P76"><text:span text:style-name="Source_20_Text"><text:span text:style-name="T88">S</text:span></text:span><text:span text:style-name="Source_20_Text"><text:span text:style-name="T90">tateless: </text:span></text:span><text:span text:style-name="Source_20_Text"><text:span text:style-name="T88">The server processes requests based only on information relayed with each request and doesn’t rely on information from earlier </text:span></text:span><text:soft-page-break/><text:span text:style-name="Source_20_Text"><text:span text:style-name="T88">requests – this means that the server doesn’t need to hold onto state information between reques</text:span></text:span></text:p>
      <text:p text:style-name="P77"><text:span text:style-name="Source_20_Text"><text:span text:style-name="T84">Stateful applications are typically database. The server processes requests based on the information relayed with each request and information stored from earlier requests – this means that the server must access and hold onto state information generated during the processing of the earlier request. The same server must be used to process all requests linked to the same state information, or the state information needs to be shared with all servers that need it.</text:span></text:span></text:p>
      <text:p text:style-name="P77"><text:span text:style-name="Source_20_Text"><text:span text:style-name="T84">As a quick note, it must be said that </text:span></text:span><text:a xlink:type="simple" xlink:href="http://nordicapis.com/top-specification-formats-for-rest-apis/" text:style-name="Internet_20_link" text:visited-style-name="Visited_20_Internet_20_Link"><text:span text:style-name="Source_20_Text">REST</text:span></text:a><text:span text:style-name="Source_20_Text"><text:span text:style-name="T84"> is specifically designed to be </text:span></text:span><text:span text:style-name="Source_20_Text"><text:span text:style-name="Strong_20_Emphasis"><text:span text:style-name="T121">functionally stateless</text:span></text:span></text:span><text:span text:style-name="Source_20_Text"><text:span text:style-name="T84">. The entire concept of Representational State Transfer (from which REST gets its name) hinges on the idea of passing all data to handle the request in such a way as to pair the data within the request itself. Thus, </text:span></text:span><text:span text:style-name="Source_20_Text"><text:span text:style-name="Strong_20_Emphasis"><text:span text:style-name="T121">REST should be considered stateless.</text:span></text:span></text:span></text:p>
      <text:p text:style-name="P78"><text:span text:style-name="Strong_20_Emphasis"><text:span text:style-name="T84">We need to be somewhat careful when we talk about web services as examples of stateful or stateless, though, because what seems to fall in one category may not actually be so. This is largely because stateless services have managed to mirror a lot of the behavior of stateful services without technically crossing the line.</text:span></text:span><text:span text:style-name="Source_20_Text"><text:span text:style-name="T84"><text:line-break/></text:span></text:span></text:p>
      <text:p text:style-name="P78"><text:span text:style-name="Source_20_Text"><text:span text:style-name="T84">Statelessness is, just like our example above, all about self-contained state and reference rather than depending on an external frame of reference. The difference between it and statefulness is really where the state is stored. When we browse the internet or access our mail, we are generating a state — and that state has to go somewhere. When the state is stored by the server, it generates a session. This is stateful computing. When the state is stored by the client, it generates some kind of data that is to be used for various systems — while technically “stateful” in that it references a state, the state is stored by the client so we refer to it as stateless. This seems confusing, but it’s actually the best way to work around the limitations of statelessness.</text:span></text:span></text:p>
      <text:p text:style-name="P77"><text:span text:style-name="Source_20_Text"><text:span text:style-name="T84">In terms of web services, the commonly accepted paradigm is to </text:span></text:span><text:span text:style-name="Source_20_Text"><text:span text:style-name="Strong_20_Emphasis"><text:span text:style-name="T121">avoid sessions</text:span></text:span></text:span><text:span text:style-name="Source_20_Text"><text:span text:style-name="T84"> at all costs. While this certainly doesn’t apply to every single use case, using sessions as a method for communicating state is generally something you want to avoid.</text:span></text:span></text:p>
      <text:p text:style-name="P77"><text:span text:style-name="Source_20_Text"><text:span text:style-name="T84">Simply said, sessions don’t do what they’re designed to do without introducing a ton of </text:span></text:span><text:span text:style-name="Source_20_Text"><text:span text:style-name="Strong_20_Emphasis"><text:span text:style-name="T121">overhead</text:span></text:span></text:span><text:span text:style-name="Source_20_Text"><text:span text:style-name="T84">, and their functionality can easily be replicated using cookies, client caching, and other such solutions. </text:span></text:span><text:soft-page-break/><text:span text:style-name="Source_20_Text"><text:span text:style-name="T84">There are, of course, situations in which sessions make sense, especially when servers wanted to store state without having even the slight potential of modified client runtime data.</text:span></text:span></text:p>
      <text:p text:style-name="P77"><text:span text:style-name="Source_20_Text"><text:span text:style-name="T84"/></text:span></text:p>
      <text:p text:style-name="P80"><text:span text:style-name="Source_20_Text"><text:span text:style-name="T116">12. Serverless</text:span></text:span></text:p>
      <text:p text:style-name="P81"><text:span text:style-name="Source_20_Text"><text:span text:style-name="T92">The phrase ‘serverless’ does not mean servers are no longer </text:span></text:span><text:span text:style-name="Source_20_Text"><text:span text:style-name="T94">involved</text:span></text:span><text:span text:style-name="Source_20_Text"><text:span text:style-name="T92">. It simply means that developers no longer have to think that much about them. - </text:span></text:span><text:span text:style-name="Source_20_Text"><text:span text:style-name="T93">Ken Fromm</text:span></text:span></text:p>
      <text:p text:style-name="P118"><text:span text:style-name="Source_20_Text"><text:span text:style-name="T95">It’s a kind of an abstraction and all abstractions the main purpose is to hide all details so that you don’t have to directly deal with them.</text:span></text:span></text:p>
      <text:p text:style-name="P118"><text:span text:style-name="Source_20_Text"><text:span text:style-name="T95"/></text:span></text:p>
      <text:p text:style-name="P119"><text:span text:style-name="Source_20_Text"><text:span text:style-name="T118">13. SaaS vs REST API</text:span></text:span></text:p>
      <text:p text:style-name="P119"><text:span text:style-name="Source_20_Text"><text:span text:style-name="T100">A Software as a Service is a complete application that hosts/supports multiple users from a single code base. Gmail, Hotmail, Dropbox, Google Drive, Stackoverflow - pretty much anything you are using online and is also used by multiple people as a service.</text:span></text:span></text:p>
      <text:p text:style-name="Text_20_body"><text:span text:style-name="Source_20_Text"><text:span text:style-name="T100">An API is just a way for others to build on top of your existing application.</text:span></text:span></text:p>
      <text:p text:style-name="P119"><text:span text:style-name="Source_20_Text"><text:span text:style-name="T100">If you are building an API, it generally means you need others to build on some data you are exposing through the API, or extend an application for which you are creating an API. You may decide to host this API online simply for ease of use, and you may decide to host the </text:span></text:span><text:span text:style-name="Source_20_Text"><text:span text:style-name="Emphasis"><text:span text:style-name="T136">resources</text:span></text:span></text:span><text:span text:style-name="Source_20_Text"><text:span text:style-name="T100"> online as well. Now your entire product API + resources + interface is an example of a </text:span></text:span><text:span text:style-name="Source_20_Text"><text:span text:style-name="Emphasis"><text:span text:style-name="T136">software that is being distributed as a service</text:span></text:span></text:span><text:span text:style-name="Source_20_Text"><text:span text:style-name="T100">.</text:span></text:span></text:p>
      <text:p text:style-name="P119"><text:span text:style-name="Source_20_Text"><text:span text:style-name="T100">However, you can perfectly use an API to create application that are completely offline. For example, you can create a new extension for Chrome or Firefox using the browser's API, but Chrome is not "SaaS".</text:span></text:span></text:p>
      <text:p text:style-name="P119"><text:span text:style-name="Source_20_Text"><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9-25T18:21:15.377336393</dc:date>
    <meta:editing-cycles>1715</meta:editing-cycles>
    <meta:editing-duration>P7DT4H46M51S</meta:editing-duration>
    <meta:generator>LibreOffice/6.0.7.3$Linux_X86_64 LibreOffice_project/00m0$Build-3</meta:generator>
    <meta:document-statistic meta:table-count="1" meta:image-count="0" meta:object-count="0" meta:page-count="33" meta:paragraph-count="354" meta:word-count="12592" meta:character-count="82099" meta:non-whitespace-character-count="69771"/>
  </office:meta>
</office:document-meta>
</file>